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notes">
      <style:graphic-properties draw:fill-color="#ffffff" fo:min-height="14.167cm"/>
      <style:paragraph-properties style:writing-mode="lr-tb"/>
    </style:style>
    <style:style style:name="pr13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17" style:family="presentation" style:parent-style-name="Default-notes">
      <style:graphic-properties draw:fill-color="#ffffff" fo:min-height="8.658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20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21" style:family="presentation" style:parent-style-name="Default-notes">
      <style:graphic-properties draw:fill-color="#ffffff" fo:min-height="3.149cm"/>
      <style:paragraph-properties style:writing-mode="lr-tb"/>
    </style:style>
    <style:style style:name="pr22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3" style:family="presentation" style:parent-style-name="Default-notes">
      <style:graphic-properties draw:fill-color="#ffffff" fo:min-height="5.51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7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8" style:family="presentation" style:parent-style-name="Default-notes">
      <style:graphic-properties draw:fill-color="#ffffff" fo:min-height="13.38cm"/>
      <style:paragraph-properties style:writing-mode="lr-tb"/>
    </style:style>
    <style:style style:name="pr29" style:family="presentation" style:parent-style-name="Default-outline1">
      <style:graphic-properties fo:min-height="12.387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3.537cm"/>
      <style:paragraph-properties style:writing-mode="lr-tb"/>
    </style:style>
    <style:style style:name="pr37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3.434cm"/>
      <style:paragraph-properties style:writing-mode="lr-tb"/>
    </style:style>
    <style:style style:name="pr39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40" style:family="presentation" style:parent-style-name="Default-outline1">
      <style:graphic-properties fo:min-height="14.156cm"/>
      <style:paragraph-properties style:writing-mode="lr-tb"/>
    </style:style>
    <style:style style:name="pr41" style:family="presentation" style:parent-style-name="Default-notes">
      <style:graphic-properties draw:fill-color="#ffffff" fo:min-height="7.084cm"/>
      <style:paragraph-properties style:writing-mode="lr-tb"/>
    </style:style>
    <style:style style:name="pr42" style:family="presentation" style:parent-style-name="Default-notes">
      <style:graphic-properties draw:fill-color="#ffffff" fo:min-height="3.936cm"/>
      <style:paragraph-properties style:writing-mode="lr-tb"/>
    </style:style>
    <style:style style:name="pr43" style:family="presentation" style:parent-style-name="Default-notes">
      <style:graphic-properties draw:fill-color="#ffffff" fo:min-height="11.806cm"/>
      <style:paragraph-properties style:writing-mode="lr-tb"/>
    </style:style>
    <style:style style:name="pr44" style:family="presentation" style:parent-style-name="Default-outline1">
      <style:graphic-properties fo:min-height="12.247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6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" fo:font-size="16pt" style:font-name-asian="Consolas" style:font-size-asian="16pt" style:font-name-complex="Consolas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15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16" style:family="paragraph">
      <style:paragraph-properties fo:margin-top="0cm" fo:margin-bottom="0cm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top="0cm" fo:margin-bottom="0cm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cm" fo:margin-bottom="0cm"/>
      <style:text-properties fo:font-size="26pt" style:font-size-asian="26pt" style:font-size-complex="26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style:font-name="Consolas6" fo:font-size="16pt" style:font-size-asian="16pt" style:font-size-complex="16pt"/>
    </style:style>
    <style:style style:name="P23" style:family="paragraph">
      <style:paragraph-properties fo:margin-top="0cm" fo:margin-bottom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4" style:family="paragraph">
      <style:paragraph-properties fo:margin-left="0cm" fo:margin-right="0cm" fo:margin-top="0cm" fo:margin-bottom="0cm" fo:text-indent="0cm" style:text-autospace="none"/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5" style:family="paragraph">
      <style:paragraph-properties fo:margin-top="0cm" fo:margin-bottom="0cm"/>
      <style:text-properties fo:font-size="12pt" style:font-size-asian="12pt" style:font-size-complex="12pt"/>
    </style:style>
    <style:style style:name="P26" style:family="paragraph">
      <style:paragraph-properties fo:margin-top="0cm" fo:margin-bottom="0cm"/>
      <style:text-properties fo:font-size="22pt" style:font-size-asian="22pt" style:font-size-complex="22pt"/>
    </style:style>
    <style:style style:name="P27" style:family="paragraph">
      <style:paragraph-properties fo:margin-top="0cm" fo:margin-bottom="0cm"/>
      <style:text-properties fo:font-size="18pt" style:font-size-asian="18pt" style:font-size-complex="18pt"/>
    </style:style>
    <style:style style:name="P28" style:family="paragraph">
      <style:paragraph-properties fo:margin-top="0cm" fo:margin-bottom="0cm" style:text-autospace="none"/>
      <style:text-properties style:font-name="Consolas3" fo:font-size="16pt" style:font-name-asian="Consolas5" style:font-size-asian="16pt" style:font-name-complex="Consolas5" style:font-size-complex="16pt"/>
    </style:style>
    <style:style style:name="P29" style:family="paragraph">
      <style:paragraph-properties fo:margin-top="0cm" fo:margin-bottom="0cm" style:text-autospace="none"/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P30" style:family="paragraph">
      <style:paragraph-properties fo:margin-top="0cm" fo:margin-bottom="0cm"/>
      <style:text-properties style:font-name="Consolas3" fo:font-size="16pt" style:font-size-asian="16pt" style:font-size-complex="16pt"/>
    </style:style>
    <style:style style:name="P31" style:family="paragraph">
      <style:paragraph-properties fo:margin-top="0cm" fo:margin-bottom="0cm" style:text-autospace="none"/>
      <style:text-properties style:font-name="Consolas5" fo:font-size="14pt" style:font-name-asian="Consolas5" style:font-size-asian="14pt" style:font-name-complex="Consolas5" style:font-size-complex="14pt"/>
    </style:style>
    <style:style style:name="P32" style:family="paragraph">
      <style:paragraph-properties fo:margin-top="0cm" fo:margin-bottom="0cm" style:text-autospace="none"/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P33" style:family="paragraph">
      <style:paragraph-properties fo:margin-left="0.6cm" fo:margin-right="0cm" fo:margin-top="0cm" fo:margin-bottom="0.499cm" fo:text-indent="-0.6cm"/>
    </style:style>
    <style:style style:name="P34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35" style:family="paragraph">
      <style:paragraph-properties fo:margin-left="0cm" fo:margin-right="0cm" fo:margin-top="0cm" fo:margin-bottom="0.4cm" fo:text-indent="0cm"/>
    </style:style>
    <style:style style:name="P36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7" style:family="paragraph">
      <style:paragraph-properties fo:margin-top="0cm" fo:margin-bottom="0cm"/>
      <style:text-properties style:font-name="Consolas3" fo:font-size="20pt" style:font-size-asian="20pt" style:font-size-complex="20pt"/>
    </style:style>
    <style:style style:name="P38" style:family="paragraph">
      <style:paragraph-properties fo:margin-top="0cm" fo:margin-bottom="0cm" style:text-autospace="none"/>
      <style:text-properties style:font-name="Consolas5" fo:font-size="18pt" style:font-name-asian="Consolas5" style:font-size-asian="18pt" style:font-name-complex="Consolas5" style:font-size-complex="18pt"/>
    </style:style>
    <style:style style:name="P39" style:family="paragraph">
      <style:paragraph-properties fo:margin-top="0cm" fo:margin-bottom="0cm" style:text-autospace="none"/>
      <style:text-properties fo:color="#000000" loext:opacity="100%" style:font-name="Consolas5" fo:font-size="18pt" style:font-name-asian="Consolas5" style:font-size-asian="18pt" style:font-name-complex="Consolas5" style:font-size-complex="18pt"/>
    </style:style>
    <style:style style:name="P4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1" style:family="paragraph">
      <style:text-properties fo:font-size="20pt" style:font-size-asian="20pt" style:font-size-complex="20pt"/>
    </style:style>
    <style:style style:name="P42" style:family="paragraph">
      <style:text-properties fo:font-size="26pt" style:font-size-asian="26pt" style:font-size-complex="26pt"/>
    </style:style>
    <style:style style:name="P43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44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" fo:font-size="16pt" style:font-name-asian="Consolas" style:font-size-asian="16pt" style:font-name-complex="Consolas" style:font-size-complex="16pt"/>
    </style:style>
    <style:style style:name="T4" style:family="text">
      <style:text-properties fo:color="#3f7f7f" loext:opacity="100%" style:font-name="Consolas" fo:font-size="16pt" style:font-name-asian="Consolas" style:font-size-asian="16pt" style:font-name-complex="Consolas" style:font-size-complex="16pt"/>
    </style:style>
    <style:style style:name="T5" style:family="text">
      <style:text-properties style:font-name="Consolas" fo:font-size="16pt" style:font-name-asian="Consolas" style:font-size-asian="16pt" style:font-name-complex="Consolas" style:font-size-complex="16pt"/>
    </style:style>
    <style:style style:name="T6" style:family="text">
      <style:text-properties fo:color="#7f007f" loext:opacity="100%" style:font-name="Consolas" fo:font-size="16pt" style:font-name-asian="Consolas" style:font-size-asian="16pt" style:font-name-complex="Consolas" style:font-size-complex="16pt"/>
    </style:style>
    <style:style style:name="T7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8" style:family="text">
      <style:text-properties fo:color="#2a00ff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9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6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17" style:family="text">
      <style:text-properties fo:color="#000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8" style:family="text">
      <style:text-properties style:font-name="Consolas" fo:font-size="14pt" style:font-name-asian="Consolas" style:font-size-asian="14pt" style:font-name-complex="Consolas" style:font-size-complex="14pt"/>
    </style:style>
    <style:style style:name="T19" style:family="text">
      <style:text-properties fo:color="#000080" loext:opacity="100%" style:font-name="Consolas" fo:font-size="14pt" style:font-name-asian="Consolas" style:font-size-asian="14pt" style:font-name-complex="Consolas" style:font-size-complex="14pt"/>
    </style:style>
    <style:style style:name="T20" style:family="text">
      <style:text-properties fo:color="#000000" loext:opacity="100%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21" style:family="text">
      <style:text-properties fo:color="#008000" loext:opacity="100%" style:font-name="Consolas" fo:font-size="14pt" style:font-name-asian="Consolas" style:font-size-asian="14pt" style:font-name-complex="Consolas" style:font-size-complex="14pt"/>
    </style:style>
    <style:style style:name="T22" style:family="text">
      <style:text-properties fo:color="#000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6" style:family="text">
      <style:text-properties fo:color="#6a3e3e" loext:opacity="100%" style:font-name="Consolas" fo:font-size="14pt" style:font-name-asian="Consolas" style:font-size-asian="14pt" style:font-name-complex="Consolas" style:font-size-complex="14pt"/>
    </style:style>
    <style:style style:name="T27" style:family="text">
      <style:text-properties fo:color="#80808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8" style:family="text">
      <style:text-properties fo:color="#8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29" style:family="text">
      <style:text-properties fo:color="#00808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0" style:family="text">
      <style:text-properties fo:color="#000000" loext:opacity="100%" style:font-name="Consolas" fo:font-size="14pt" fo:font-style="italic" fo:font-weight="bold" style:font-name-asian="Consolas" style:font-size-asian="14pt" style:font-style-asian="italic" style:font-weight-asian="bold" style:font-name-complex="Consolas" style:font-size-complex="14pt" style:font-style-complex="italic" style:font-weight-complex="bold"/>
    </style:style>
    <style:style style:name="T31" style:family="text">
      <style:text-properties fo:color="#008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32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3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34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37" style:family="text">
      <style:text-properties fo:color="#000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38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39" style:family="text">
      <style:text-properties fo:color="#7f0055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0" style:family="text">
      <style:text-properties fo:color="#00000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1" style:family="text">
      <style:text-properties fo:color="#00008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2" style:family="text">
      <style:text-properties fo:color="#6a3e3e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43" style:family="text">
      <style:text-properties fo:color="#000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44" style:family="text">
      <style:text-properties fo:color="#00000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45" style:family="text">
      <style:text-properties fo:color="#008080" loext:opacity="100%" style:font-name="Consolas" fo:font-size="16pt" fo:font-style="italic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style:style style:name="T46" style:family="text">
      <style:text-properties fo:color="#6a3e3e" loext:opacity="100%" style:font-name="Consolas" fo:font-size="16pt" style:font-name-asian="Consolas" style:font-size-asian="16pt" style:font-name-complex="Consolas" style:font-size-complex="16pt"/>
    </style:style>
    <style:style style:name="T47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style:letter-kerning="true" style:font-name-asian="Consolas" style:font-size-asian="16pt" style:font-name-complex="Consolas" style:font-size-complex="16pt" style:text-emphasize="none" style:font-relief="none" style:text-overline-style="none" style:text-overline-color="font-color"/>
    </style:style>
    <style:style style:name="T48" style:family="text">
      <style:text-properties fo:color="#00808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bold" style:font-name-complex="Consolas" style:font-size-complex="16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51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bold" style:font-name-complex="Consolas" style:font-size-complex="16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6a3e3e" loext:opacity="100%" style:text-outline="false" style:text-line-through-style="none" style:text-line-through-type="none" style:font-name="Consolas" fo:font-size="16pt" fo:text-shadow="none" style:text-underline-style="none" fo:font-weight="normal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onsolas" fo:font-size="16pt" fo:font-style="italic" fo:text-shadow="none" style:text-underline-style="none" fo:font-weight="normal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7f0055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6" style:family="text">
      <style:text-properties fo:color="#000000" loext:opacity="100%" style:font-name="Consolas" fo:font-size="24pt" style:font-name-asian="Consolas" style:font-size-asian="24pt" style:font-name-complex="Consolas" style:font-size-complex="24pt"/>
    </style:style>
    <style:style style:name="T57" style:family="text">
      <style:text-properties fo:color="#000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8" style:family="text">
      <style:text-properties style:font-name="Consolas" fo:font-size="24pt" style:font-name-asian="Consolas" style:font-size-asian="24pt" style:font-name-complex="Consolas" style:font-size-complex="24pt"/>
    </style:style>
    <style:style style:name="T59" style:family="text">
      <style:text-properties fo:color="#00000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0" style:family="text">
      <style:text-properties fo:color="#008000" loext:opacity="100%" style:font-name="Consolas" fo:font-size="24pt" style:font-name-asian="Consolas" style:font-size-asian="24pt" style:font-name-complex="Consolas" style:font-size-complex="24pt"/>
    </style:style>
    <style:style style:name="T61" style:family="text">
      <style:text-properties fo:color="#000080" loext:opacity="100%" style:font-name="Consolas" fo:font-size="24pt" style:font-name-asian="Consolas" style:font-size-asian="24pt" style:font-name-complex="Consolas" style:font-size-complex="24pt"/>
    </style:style>
    <style:style style:name="T62" style:family="text">
      <style:text-properties fo:color="#6a3e3e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3" style:family="text">
      <style:text-properties fo:color="#6a3e3e" loext:opacity="100%" style:font-name="Consolas" fo:font-size="24pt" style:font-name-asian="Consolas" style:font-size-asian="24pt" style:font-name-complex="Consolas" style:font-size-complex="24pt"/>
    </style:style>
    <style:style style:name="T64" style:family="text">
      <style:text-properties fo:color="#80808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65" style:family="text">
      <style:text-properties fo:color="#7f0055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6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67" style:family="text">
      <style:text-properties fo:color="#000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68" style:family="text">
      <style:text-properties style:font-name="Consolas" fo:font-size="26pt" style:font-name-asian="Consolas" style:font-size-asian="26pt" style:font-name-complex="Consolas" style:font-size-complex="26pt"/>
    </style:style>
    <style:style style:name="T69" style:family="text">
      <style:text-properties fo:color="#000080" loext:opacity="100%" style:font-name="Consolas" fo:font-size="26pt" style:font-name-asian="Consolas" style:font-size-asian="26pt" style:font-name-complex="Consolas" style:font-size-complex="26pt"/>
    </style:style>
    <style:style style:name="T70" style:family="text">
      <style:text-properties fo:color="#80808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1" style:family="text">
      <style:text-properties fo:color="#000000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2" style:family="text">
      <style:text-properties fo:color="#6a3e3e" loext:opacity="100%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73" style:family="text">
      <style:text-properties fo:color="#6a3e3e" loext:opacity="100%" style:font-name="Consolas" fo:font-size="26pt" style:font-name-asian="Consolas" style:font-size-asian="26pt" style:font-name-complex="Consolas" style:font-size-complex="26pt"/>
    </style:style>
    <style:style style:name="T74" style:family="text">
      <style:text-properties fo:color="#000000" loext:opacity="100%" style:font-name="Consolas" fo:font-size="26pt" fo:font-style="italic" style:font-name-asian="Consolas" style:font-size-asian="26pt" style:font-style-asian="italic" style:font-name-complex="Consolas" style:font-size-complex="26pt" style:font-style-complex="italic"/>
    </style:style>
    <style:style style:name="T75" style:family="text">
      <style:text-properties fo:color="#808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6" style:family="text">
      <style:text-properties fo:color="#7f0055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7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78" style:family="text">
      <style:text-properties fo:color="#00008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79" style:family="text">
      <style:text-properties style:font-name="Consolas" fo:font-size="20pt" style:font-name-asian="Consolas" style:font-size-asian="20pt" style:font-name-complex="Consolas" style:font-size-complex="20pt"/>
    </style:style>
    <style:style style:name="T80" style:family="text">
      <style:text-properties fo:color="#000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81" style:family="text">
      <style:text-properties fo:color="#0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82" style:family="text">
      <style:text-properties fo:color="#000080" loext:opacity="100%" style:font-name="Consolas" fo:font-size="20pt" style:font-name-asian="Consolas" style:font-size-asian="20pt" style:font-name-complex="Consolas" style:font-size-complex="20pt"/>
    </style:style>
    <style:style style:name="T83" style:family="text">
      <style:text-properties fo:color="#808000" loext:opacity="100%" style:font-name="Consolas" fo:font-size="20pt" style:font-name-asian="Consolas" style:font-size-asian="20pt" style:font-name-complex="Consolas" style:font-size-complex="20pt"/>
    </style:style>
    <style:style style:name="T84" style:family="text">
      <style:text-properties fo:color="#008000" loext:opacity="100%" style:font-name="Consolas" fo:font-size="20pt" style:font-name-asian="Consolas" style:font-size-asian="20pt" style:font-name-complex="Consolas" style:font-size-complex="20pt"/>
    </style:style>
    <style:style style:name="T85" style:family="text">
      <style:text-properties fo:color="#000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86" style:family="text">
      <style:text-properties fo:color="#008080" loext:opacity="100%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87" style:family="text">
      <style:text-properties fo:color="#0066cc" loext:opacity="100%" style:font-name="Consolas6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88" style:family="text">
      <style:text-properties fo:color="#ff0000" loext:opacity="100%" style:font-name="Consolas6" fo:font-size="16pt" style:font-name-asian="Consolas" style:font-size-asian="16pt" style:font-name-complex="Consolas" style:font-size-complex="16pt"/>
    </style:style>
    <style:style style:name="T89" style:family="text">
      <style:text-properties fo:color="#000000" loext:opacity="100%" style:font-name="Consolas6" fo:font-size="16pt" style:font-name-asian="Consolas" style:font-size-asian="16pt" style:font-name-complex="Consolas" style:font-size-complex="16pt"/>
    </style:style>
    <style:style style:name="T90" style:family="text">
      <style:text-properties style:font-name="Consolas6" fo:font-size="16pt" style:font-name-asian="Consolas" style:font-size-asian="16pt" style:font-name-complex="Consolas" style:font-size-complex="16pt"/>
    </style:style>
    <style:style style:name="T91" style:family="text">
      <style:text-properties fo:color="#808000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92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3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94" style:family="text">
      <style:text-properties fo:color="#8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95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96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7f0055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8000" loext:opacity="100%" style:font-name="Consolas5" fo:font-size="20pt" style:font-name-asian="Consolas5" style:font-size-asian="20pt" style:font-name-complex="Consolas5" style:font-size-complex="20pt"/>
    </style:style>
    <style:style style:name="T102" style:family="text">
      <style:text-properties fo:color="#0066cc" loext:opacity="100%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103" style:family="text">
      <style:text-properties fo:color="#ff0000" loext:opacity="100%" style:font-name="Consolas" fo:font-size="12pt" style:font-name-asian="Consolas" style:font-size-asian="12pt" style:font-name-complex="Consolas" style:font-size-complex="12pt"/>
    </style:style>
    <style:style style:name="T104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10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06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7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108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09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110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1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112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113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4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115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116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117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8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19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120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1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22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123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4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25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26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27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28" style:family="text">
      <style:text-properties fo:color="#7f0055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29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30" style:family="text">
      <style:text-properties fo:color="#000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1" style:family="text">
      <style:text-properties style:font-name="Consolas" fo:font-size="18pt" style:font-name-asian="Consolas" style:font-size-asian="18pt" style:font-name-complex="Consolas" style:font-size-complex="18pt"/>
    </style:style>
    <style:style style:name="T132" style:family="text">
      <style:text-properties fo:color="#80808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3" style:family="text">
      <style:text-properties fo:color="#008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4" style:family="text">
      <style:text-properties fo:color="#000080" loext:opacity="100%" style:font-name="Consolas" fo:font-size="18pt" style:font-name-asian="Consolas" style:font-size-asian="18pt" style:font-name-complex="Consolas" style:font-size-complex="18pt"/>
    </style:style>
    <style:style style:name="T135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6" style:family="text">
      <style:text-properties fo:color="#6a3e3e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37" style:family="text">
      <style:text-properties fo:color="#000080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138" style:family="text">
      <style:text-properties fo:color="#000000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39" style:family="text">
      <style:text-properties fo:color="#6a3e3e" loext:opacity="100%" style:font-name="Consolas" fo:font-size="18pt" style:font-name-asian="Consolas" style:font-size-asian="18pt" style:font-name-complex="Consolas" style:font-size-complex="18pt"/>
    </style:style>
    <style:style style:name="T140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41" style:family="text">
      <style:text-properties fo:color="#7f0055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2" style:family="text">
      <style:text-properties fo:color="#000000" loext:opacity="100%" style:font-name="Consolas3" fo:font-size="16pt" style:font-name-asian="Consolas5" style:font-size-asian="16pt" style:font-name-complex="Consolas5" style:font-size-complex="16pt"/>
    </style:style>
    <style:style style:name="T143" style:family="text">
      <style:text-properties fo:color="#00008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4" style:family="text">
      <style:text-properties style:font-name="Consolas3" fo:font-size="16pt" style:font-size-asian="16pt" style:font-size-complex="16pt"/>
    </style:style>
    <style:style style:name="T145" style:family="text">
      <style:text-properties fo:color="#00000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46" style:family="text">
      <style:text-properties fo:color="#000080" loext:opacity="100%" style:font-name="Consolas3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7" style:family="text">
      <style:text-properties fo:color="#000000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48" style:family="text">
      <style:text-properties fo:color="#008080" loext:opacity="100%" style:font-name="Consolas3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9" style:family="text">
      <style:text-properties fo:color="#808080" loext:opacity="100%" style:font-name="Consolas3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50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1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52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3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54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5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56" style:family="text">
      <style:text-properties fo:color="#000080" loext:opacity="100%" style:font-name="Consolas5" fo:font-size="14pt" fo:font-style="italic" fo:font-weight="bold" style:font-name-asian="Consolas5" style:font-size-asian="14pt" style:font-style-asian="italic" style:font-weight-asian="bold" style:font-name-complex="Consolas5" style:font-size-complex="14pt" style:font-style-complex="italic" style:font-weight-complex="bold"/>
    </style:style>
    <style:style style:name="T157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58" style:family="text">
      <style:text-properties fo:color="#008080" loext:opacity="100%" style:font-name="Consolas5" fo:font-size="14pt" fo:font-style="italic" fo:font-weight="bold" style:font-name-asian="Consolas5" style:font-size-asian="14pt" style:font-style-asian="italic" style:font-weight-asian="bold" style:font-name-complex="Consolas5" style:font-size-complex="14pt" style:font-style-complex="italic" style:font-weight-complex="bold"/>
    </style:style>
    <style:style style:name="T159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60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6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63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64" style:family="text">
      <style:text-properties fo:color="#6a3e3e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165" style:family="text">
      <style:text-properties fo:color="#6a3e3e" loext:opacity="100%" style:font-name="Consolas" fo:font-size="20pt" style:font-name-asian="Consolas" style:font-size-asian="20pt" style:font-name-complex="Consolas" style:font-size-complex="20pt"/>
    </style:style>
    <style:style style:name="T166" style:family="text">
      <style:text-properties fo:color="#000000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167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68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69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70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71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72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73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74" style:family="text">
      <style:text-properties fo:color="#008080" loext:opacity="100%" style:font-name="Consolas3" fo:font-size="16pt" style:font-name-asian="Consolas5" style:font-size-asian="16pt" style:font-name-complex="Consolas5" style:font-size-complex="16pt"/>
    </style:style>
    <style:style style:name="T175" style:family="text">
      <style:text-properties fo:color="#3f7f7f" loext:opacity="100%" style:font-name="Consolas3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76" style:family="text">
      <style:text-properties style:font-name="Consolas3" fo:font-size="16pt" style:font-name-asian="Consolas5" style:font-size-asian="16pt" style:font-name-complex="Consolas5" style:font-size-complex="16pt"/>
    </style:style>
    <style:style style:name="T177" style:family="text">
      <style:text-properties fo:color="#7f007f" loext:opacity="100%" style:font-name="Consolas3" fo:font-size="16pt" style:font-name-asian="Consolas5" style:font-size-asian="16pt" style:font-name-complex="Consolas5" style:font-size-complex="16pt"/>
    </style:style>
    <style:style style:name="T178" style:family="text">
      <style:text-properties fo:color="#2a00ff" loext:opacity="100%" style:font-name="Consolas3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79" style:family="text">
      <style:text-properties fo:color="#3f7f7f" loext:opacity="100%" style:font-name="Consolas3" fo:font-size="16pt" style:font-name-asian="Consolas5" style:font-size-asian="16pt" style:font-name-complex="Consolas5" style:font-size-complex="16pt"/>
    </style:style>
    <style:style style:name="T180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182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7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88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89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90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91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2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93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4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95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96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97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9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cc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ff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color="#7f0055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06" style:family="text">
      <style:text-properties fo:color="#000000" loext:opacity="100%" style:font-name="Consolas6" fo:font-size="20pt" style:font-name-asian="Consolas" style:font-size-asian="20pt" style:font-name-complex="Consolas" style:font-size-complex="20pt"/>
    </style:style>
    <style:style style:name="T207" style:family="text">
      <style:text-properties fo:color="#000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08" style:family="text">
      <style:text-properties style:font-name="Consolas6" fo:font-size="20pt" style:font-name-asian="Consolas" style:font-size-asian="20pt" style:font-name-complex="Consolas" style:font-size-complex="20pt"/>
    </style:style>
    <style:style style:name="T209" style:family="text">
      <style:text-properties fo:color="#80808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0" style:family="text">
      <style:text-properties fo:color="#000080" loext:opacity="100%" style:font-name="Consolas6" fo:font-size="20pt" style:font-name-asian="Consolas" style:font-size-asian="20pt" style:font-name-complex="Consolas" style:font-size-complex="20pt"/>
    </style:style>
    <style:style style:name="T211" style:family="text">
      <style:text-properties fo:color="#000000" loext:opacity="100%" style:font-name="Consolas6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2" style:family="text">
      <style:text-properties fo:color="#7f0055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style:letter-kerning="true" style:font-name-asian="Consolas" style:font-size-asian="20pt" style:font-style-asian="normal" style:font-name-complex="Consolas" style:font-size-complex="20pt" style:font-style-complex="normal" style:text-emphasize="none" style:font-relief="none" style:text-overline-style="none" style:text-overline-color="font-color"/>
    </style:style>
    <style:style style:name="T214" style:family="text">
      <style:text-properties fo:color="#000080" loext:opacity="100%" style:text-outline="false" style:text-line-through-style="none" style:text-line-through-type="none" style:font-name="Consolas6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0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c0c0c0" loext:opacity="100%" style:text-outline="false" style:text-line-through-style="none" style:text-line-through-type="none" style:font-name="Consolas6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218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219" style:family="text">
      <style:text-properties fo:color="#7f0055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0" style:family="text">
      <style:text-properties fo:color="#000000" loext:opacity="100%" style:font-name="Consolas3" fo:font-size="20pt" style:font-name-asian="Consolas5" style:font-size-asian="20pt" style:font-name-complex="Consolas5" style:font-size-complex="20pt"/>
    </style:style>
    <style:style style:name="T221" style:family="text">
      <style:text-properties fo:color="#000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2" style:family="text">
      <style:text-properties style:font-name="Consolas3" fo:font-size="20pt" style:font-name-asian="Consolas5" style:font-size-asian="20pt" style:font-name-complex="Consolas5" style:font-size-complex="20pt"/>
    </style:style>
    <style:style style:name="T223" style:family="text">
      <style:text-properties fo:color="#00000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4" style:family="text">
      <style:text-properties fo:color="#808080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5" style:family="text">
      <style:text-properties fo:color="#6a3e3e" loext:opacity="100%" style:font-name="Consolas3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26" style:family="text">
      <style:text-properties fo:color="#808000" loext:opacity="100%" style:font-name="Consolas3" fo:font-size="20pt" style:font-name-asian="Consolas5" style:font-size-asian="20pt" style:font-name-complex="Consolas5" style:font-size-complex="20pt"/>
    </style:style>
    <style:style style:name="T227" style:family="text">
      <style:text-properties fo:color="#008000" loext:opacity="100%" style:font-name="Consolas3" fo:font-size="20pt" style:font-name-asian="Consolas5" style:font-size-asian="20pt" style:font-name-complex="Consolas5" style:font-size-complex="20pt"/>
    </style:style>
    <style:style style:name="T228" style:family="text">
      <style:text-properties fo:color="#6a3e3e" loext:opacity="100%" style:font-name="Consolas3" fo:font-size="20pt" style:font-name-asian="Consolas5" style:font-size-asian="20pt" style:font-name-complex="Consolas5" style:font-size-complex="20pt"/>
    </style:style>
    <style:style style:name="T229" style:family="text">
      <style:text-properties fo:color="#7f0055" loext:opacity="100%" style:font-name="Consolas5" fo:font-size="18pt" fo:font-weight="bold" style:font-name-asian="Consolas5" style:font-size-asian="18pt" style:font-weight-asian="bold" style:font-name-complex="Consolas5" style:font-size-complex="18pt" style:font-weight-complex="bold"/>
    </style:style>
    <style:style style:name="T230" style:family="text">
      <style:text-properties fo:color="#000000" loext:opacity="100%" style:font-name="Consolas5" fo:font-size="18pt" style:font-name-asian="Consolas5" style:font-size-asian="18pt" style:font-name-complex="Consolas5" style:font-size-complex="18pt"/>
    </style:style>
    <style:style style:name="T231" style:family="text">
      <style:text-properties fo:color="#000080" loext:opacity="100%" style:font-name="Consolas5" fo:font-size="18pt" fo:font-weight="bold" style:font-name-asian="Consolas5" style:font-size-asian="18pt" style:font-weight-asian="bold" style:font-name-complex="Consolas5" style:font-size-complex="18pt" style:font-weight-complex="bold"/>
    </style:style>
    <style:style style:name="T232" style:family="text">
      <style:text-properties fo:font-size="18pt" style:font-size-asian="18pt" style:font-size-complex="18pt"/>
    </style:style>
    <style:style style:name="T233" style:family="text">
      <style:text-properties fo:color="#000000" loext:opacity="100%" style:font-name="Consolas5" fo:font-size="18pt" fo:font-weight="bold" style:font-name-asian="Consolas5" style:font-size-asian="18pt" style:font-weight-asian="bold" style:font-name-complex="Consolas5" style:font-size-complex="18pt" style:font-weight-complex="bold"/>
    </style:style>
    <style:style style:name="T234" style:family="text">
      <style:text-properties fo:color="#808080" loext:opacity="100%" style:font-name="Consolas5" fo:font-size="18pt" fo:font-weight="bold" style:font-name-asian="Consolas5" style:font-size-asian="18pt" style:font-weight-asian="bold" style:font-name-complex="Consolas5" style:font-size-complex="18pt" style:font-weight-complex="bold"/>
    </style:style>
    <style:style style:name="T235" style:family="text">
      <style:text-properties fo:color="#6a3e3e" loext:opacity="100%" style:font-name="Consolas5" fo:font-size="18pt" fo:font-weight="bold" style:font-name-asian="Consolas5" style:font-size-asian="18pt" style:font-weight-asian="bold" style:font-name-complex="Consolas5" style:font-size-complex="18pt" style:font-weight-complex="bold"/>
    </style:style>
    <style:style style:name="T236" style:family="text">
      <style:text-properties fo:color="#008080" loext:opacity="100%" style:font-name="Consolas5" fo:font-size="18pt" fo:font-style="italic" fo:font-weight="bold" style:font-name-asian="Consolas5" style:font-size-asian="18pt" style:font-style-asian="italic" style:font-weight-asian="bold" style:font-name-complex="Consolas5" style:font-size-complex="18pt" style:font-style-complex="italic" style:font-weight-complex="bold"/>
    </style:style>
    <style:style style:name="T237" style:family="text">
      <style:text-properties fo:color="#6a3e3e" loext:opacity="100%" style:font-name="Consolas5" fo:font-size="18pt" style:font-name-asian="Consolas5" style:font-size-asian="18pt" style:font-name-complex="Consolas5" style:font-size-complex="18pt"/>
    </style:style>
    <style:style style:name="T238" style:family="text">
      <style:text-properties fo:color="#000000" loext:opacity="100%" style:font-name="Consolas5" fo:font-size="18pt" fo:font-style="italic" style:font-name-asian="Consolas5" style:font-size-asian="18pt" style:font-style-asian="italic" style:font-name-complex="Consolas5" style:font-size-complex="18pt" style:font-style-complex="italic"/>
    </style:style>
    <style:style style:name="T239" style:family="text">
      <style:text-properties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40" style:family="text">
      <style:text-properties fo:color="#00808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color="#80808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42" style:family="text">
      <style:text-properties fo:color="#000000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43" style:family="text">
      <style:text-properties fo:color="#7f0055" loext:opacity="100%" style:font-name="Consolas" fo:font-size="20pt" fo:font-style="italic" fo:font-weight="bold" style:font-name-asian="Consolas" style:font-size-asian="20pt" style:font-style-asian="italic" style:font-weight-asian="bold" style:font-name-complex="Consolas" style:font-size-complex="20pt" style:font-style-complex="italic" style:font-weight-complex="bold"/>
    </style:style>
    <style:style style:name="T244" style:family="text">
      <style:text-properties fo:color="#808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48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49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50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51" style:family="text">
      <style:text-properties fo:color="#808000" loext:opacity="100%" style:font-name="Consolas" fo:font-size="18pt" style:font-name-asian="Consolas" style:font-size-asian="18pt" style:font-name-complex="Consolas" style:font-size-complex="18pt"/>
    </style:style>
    <style:style style:name="T252" style:family="text">
      <style:text-properties fo:color="#008000" loext:opacity="100%" style:font-name="Consolas" fo:font-size="18pt" style:font-name-asian="Consolas" style:font-size-asian="18pt" style:font-name-complex="Consolas" style:font-size-complex="18pt"/>
    </style:style>
    <style:style style:name="T253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54" style:family="text">
      <style:text-properties fo:font-size="26pt" style:font-size-asian="26pt" style:font-size-complex="26pt"/>
    </style:style>
    <style:style style:name="T255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56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57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58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5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4" draw:layer="layout" svg:width="17.271cm" svg:height="14.167cm" svg:x="2.159cm" svg:y="13.271cm" presentation:class="notes" presentation:user-transformed="true">
            <draw:text-box>
              <text:p><text:span text:style-name="T2">Dependency Injection is a basic feature, if you annotate a field with @Inject CDI will try its best to inject that particular dependency by some rules.</text:span></text:p>
              <text:p><text:span text:style-name="T2">CDI also manages contextes and life cycles, for example it is responsible for creating and tearing down request scoped beans.</text:span></text:p>
              <text:p><text:span text:style-name="T2">Aspect Oriented Programming makes it possible to add logic around constructors and methods in the form of delegates and interceptors.</text:span></text:p>
              <text:p><text:span text:style-name="T2">With event bus you can send and receive messages, without coupling your beans together, it is extensively used in CDI itself.</text:span></text:p>
              <text:p><text:span text:style-name="T2">With portable extensions you can create frameworks or extensions that run on any CDI compliant container.</text:span></text:p>
              <text:p><text:span text:style-name="T2">CDI injects by type first and foremost and not names, unlike some other dependency injection frameworks you can not create a runtime type error.</text:span></text:p>
              <text:p><text:span text:style-name="T2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3" draw:text-style-name="P10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Example with CDI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2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 in Java EE</text:p>
          </draw:text-box>
        </draw:frame>
        <draw:frame presentation:style-name="pr16" draw:text-style-name="P16" draw:layer="layout" svg:width="25.199cm" svg:height="12.18cm" svg:x="1.4cm" svg:y="4.914cm" presentation:class="outline">
          <draw:text-box>
            <text:p text:style-name="P14"><text:span text:style-name="T32">public</text:span><text:span text:style-name="T33"> </text:span><text:span text:style-name="T32">class</text:span><text:span text:style-name="T33"> </text:span><text:span text:style-name="T34">ContainerExample</text:span><text:span text:style-name="T33"> {</text:span></text:p>
            <text:p text:style-name="P14"><text:span text:style-name="T35"/></text:p>
            <text:p text:style-name="P14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example</text:span><text:span text:style-name="T33">() {</text:span></text:p>
            <text:p text:style-name="P14"><text:span text:style-name="T33"><text:s text:c="8"/></text:span><text:span text:style-name="T37">CDI</text:span><text:span text:style-name="T33">.</text:span><text:span text:style-name="T38">current</text:span><text:span text:style-name="T33">().</text:span><text:span text:style-name="T38">select</text:span><text:span text:style-name="T33">(</text:span><text:span text:style-name="T34">GreeterClient</text:span><text:span text:style-name="T33">.</text:span><text:span text:style-name="T32">class</text:span><text:span text:style-name="T33">).</text:span><text:span text:style-name="T38">get</text:span><text:span text:style-name="T33">().greet()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n Java SE<text:line-break/>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9">public</text:span><text:span text:style-name="T7"> </text:span><text:span text:style-name="T39">static</text:span><text:span text:style-name="T7"> </text:span><text:span text:style-name="T39">void</text:span><text:span text:style-name="T7"> </text:span><text:span text:style-name="T40">main</text:span><text:span text:style-name="T7"> (</text:span><text:span text:style-name="T41">String</text:span><text:span text:style-name="T7">[] </text:span><text:span text:style-name="T42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43">SeContainerInitializer</text:span><text:span text:style-name="T7"> </text:span><text:span text:style-name="T42">initializer</text:span><text:span text:style-name="T7"> = </text:span><text:span text:style-name="T43">SeContainerInitializer</text:span><text:span text:style-name="T7">.</text:span><text:span text:style-name="T44">newInstance</text:span><text:span text:style-name="T7">();</text:span></text:p>
            <text:p text:style-name="P8"><text:span text:style-name="T7"><text:s text:c="4"/></text:span><text:span text:style-name="T39">try</text:span><text:span text:style-name="T7">( </text:span><text:span text:style-name="T45">SeContainer</text:span><text:span text:style-name="T7"> </text:span><text:span text:style-name="T42">container</text:span><text:span text:style-name="T7"> = </text:span><text:span text:style-name="T46">initializer</text:span><text:span text:style-name="T7">.</text:span><text:span text:style-name="T44">initialize</text:span><text:span text:style-name="T7">() ){</text:span></text:p>
            <text:p text:style-name="P8"><text:span text:style-name="T7"><text:s text:c="8"/></text:span><text:span text:style-name="T46">container</text:span><text:span text:style-name="T7">.</text:span><text:span text:style-name="T44">select</text:span><text:span text:style-name="T7">(</text:span><text:span text:style-name="T41">GreeterApplication</text:span><text:span text:style-name="T7">.</text:span><text:span text:style-name="T39">class</text:span><text:span text:style-name="T7">).</text:span><text:span text:style-name="T44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stom deployment in Java S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43">SeContainerInitializer</text:span><text:span text:style-name="T7"> </text:span><text:span text:style-name="T42">initializer</text:span><text:span text:style-name="T7"> = </text:span><text:span text:style-name="T43">SeContainerInitializer</text:span><text:span text:style-name="T7">.</text:span><text:span text:style-name="T44">newInstance</text:span><text:span text:style-name="T7">();</text:span></text:p>
            <text:p text:style-name="P8"><text:span text:style-name="T46">initializer</text:span><text:span text:style-name="T7">.</text:span><text:span text:style-name="T44">disableDiscovery</text:span><text:span text:style-name="T7">(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GreeterClient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User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addBeanClasses</text:span><text:span text:style-name="T7">(</text:span><text:span text:style-name="T41">EnglishHelloService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enableDecorators</text:span><text:span text:style-name="T7">(</text:span><text:span text:style-name="T41">HelloDecorator</text:span><text:span text:style-name="T7">.</text:span><text:span text:style-name="T39">class</text:span><text:span text:style-name="T7">);</text:span></text:p>
            <text:p text:style-name="P8"><text:span text:style-name="T46">initializer</text:span><text:span text:style-name="T7">.</text:span><text:span text:style-name="T44">enableInterceptors</text:span><text:span text:style-name="T7">(</text:span><text:span text:style-name="T41">LogInterceptor</text:span><text:span text:style-name="T7">.</text:span><text:span text:style-name="T39">class</text:span><text:span text:style-name="T7">);</text:span></text:p>
            <text:p text:style-name="P8"><text:span text:style-name="T5"/></text:p>
            <text:p text:style-name="P8"><text:span text:style-name="T39">try</text:span><text:span text:style-name="T7">( </text:span><text:span text:style-name="T45">SeContainer</text:span><text:span text:style-name="T7"> </text:span><text:span text:style-name="T42">container</text:span><text:span text:style-name="T7"> = </text:span><text:span text:style-name="T46">initializer</text:span><text:span text:style-name="T7">.</text:span><text:span text:style-name="T44">initialize</text:span><text:span text:style-name="T7">() ){</text:span></text:p>
            <text:p text:style-name="P8"><text:span text:style-name="T47"><text:s text:c="4"/></text:span><text:span text:style-name="T48">Instance</text:span><text:span text:style-name="T49">&lt;</text:span><text:span text:style-name="T50">GreeterClient</text:span><text:span text:style-name="T47">&gt; </text:span><text:span text:style-name="T51">instance</text:span><text:span text:style-name="T52"> = </text:span><text:span text:style-name="T53">container</text:span><text:span text:style-name="T52">.</text:span><text:span text:style-name="T54">select</text:span><text:span text:style-name="T49">(</text:span><text:span text:style-name="T41">GreeterClient</text:span><text:span text:style-name="T7">.</text:span><text:span text:style-name="T39">class</text:span><text:span text:style-name="T7">);</text:span></text:p>
            <text:p text:style-name="P8"><text:span text:style-name="T49"><text:s text:c="4"/></text:span><text:span text:style-name="T41">GreeterClient</text:span><text:span text:style-name="T7"> </text:span><text:span text:style-name="T42">greeter</text:span><text:span text:style-name="T7"> = </text:span><text:span text:style-name="T46">instance</text:span><text:span text:style-name="T7">.</text:span><text:span text:style-name="T44">get</text:span><text:span text:style-name="T7">();</text:span></text:p>
            <text:p text:style-name="P8"><text:span text:style-name="T7"><text:s text:c="4"/></text:span><text:span text:style-name="T46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7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lying mechanism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ntainer constructs entire bean graphs</text:p>
              </text:list-item>
              <text:list-item>
                <text:p>Selects beans based on type and other rules</text:p>
              </text:list-item>
              <text:list-item>
                <text:p>This bean selection is used for all features</text:p>
              </text:list-item>
              <text:list-item>
                <text:p text:style-name="P17">Container inserts itself into each method call</text:p>
              </text:list-item>
              <text:list-item>
                <text:p>Beans are wired together through proxies</text:p>
              </text:list-item>
              <text:list-item>
                <text:p>Proxies delegate method calls to the contain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/text:p>
            <text:p text:style-name="P8"><text:span text:style-name="T58"/></text:p>
            <text:p text:style-name="P8"><text:span text:style-name="T56"><text:s text:c="4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 () {</text:span></text:p>
            <text:p text:style-name="P8"><text:span text:style-name="T56"><text:s text:c="8"/></text:span><text:span text:style-name="T55">return</text:span><text:span text:style-name="T56"> </text:span><text:span text:style-name="T60">"Hello World!"</text:span><text:span text:style-name="T56">;</text:span></text:p>
            <text:p text:style-name="P8"><text:span text:style-name="T56"><text:s text:c="4"/></text:span><text:span text:style-name="T56">}</text:span></text:p>
            <text:p text:style-name="P8"><text:span text:style-name="T58"/></text:p>
            <text:p text:style-name="P8"><text:span text:style-name="T5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9" draw:text-style-name="P19" draw:layer="layout" svg:width="25.199cm" svg:height="13.985cm" svg:x="1.4cm" svg:y="4.851cm" presentation:class="outline" presentation:user-transformed="true">
          <draw:text-box>
            <text:p text:style-name="P12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text:span text:style-name="T56"><text:line-break/></text:span><text:span text:style-name="T56"><text:line-break/></text:span><text:span text:style-name="T56"> <text:s text:c="3"/></text:span><text:span text:style-name="T55">private</text:span><text:span text:style-name="T56"> </text:span><text:span text:style-name="T55">final</text:span><text:span text:style-name="T56"> </text:span><text:span text:style-name="T57">String</text:span><text:span text:style-name="T56"> </text:span><text:span text:style-name="T61">greeting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5">public</text:span><text:span text:style-name="T56"> </text:span><text:span text:style-name="T59">HelloService</text:span><text:span text:style-name="T56">(</text:span><text:span text:style-name="T57">String</text:span><text:span text:style-name="T56"> </text:span><text:span text:style-name="T62">greeting</text:span><text:span text:style-name="T56">) {</text:span><text:span text:style-name="T56"><text:line-break/></text:span><text:span text:style-name="T56"> <text:s text:c="7"/></text:span><text:span text:style-name="T55">this</text:span><text:span text:style-name="T56">.</text:span><text:span text:style-name="T61">greeting</text:span><text:span text:style-name="T56"> = </text:span><text:span text:style-name="T63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6"> <text:s text:c="3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() {</text:span><text:span text:style-name="T56"><text:line-break/></text:span><text:span text:style-name="T56"> <text:s text:c="7"/></text:span><text:span text:style-name="T55">return</text:span><text:span text:style-name="T56"> </text:span><text:span text:style-name="T61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20" draw:text-style-name="P19" draw:layer="layout" svg:width="25.199cm" svg:height="13.875cm" svg:x="1.4cm" svg:y="4.904cm" presentation:class="outline" presentation:user-transformed="true">
          <draw:text-box>
            <text:p text:style-name="P12"><text:span text:style-name="T55">public</text:span><text:span text:style-name="T56"> </text:span><text:span text:style-name="T55">class</text:span><text:span text:style-name="T56"> </text:span><text:span text:style-name="T57">HelloService</text:span><text:span text:style-name="T56"> {</text:span><text:span text:style-name="T56"><text:line-break/></text:span><text:span text:style-name="T56"><text:line-break/></text:span><text:span text:style-name="T56"> <text:s text:c="3"/></text:span><text:span text:style-name="T55">private</text:span><text:span text:style-name="T56"> </text:span><text:span text:style-name="T55">final</text:span><text:span text:style-name="T56"> </text:span><text:span text:style-name="T57">String</text:span><text:span text:style-name="T56"> </text:span><text:span text:style-name="T61">greeting</text:span><text:span text:style-name="T56">;</text:span><text:span text:style-name="T56"><text:line-break/></text:span><text:span text:style-name="T56"><text:line-break/></text:span><text:span text:style-name="T56"> <text:s text:c="3"/></text:span><text:span text:style-name="T64">@Inject</text:span><text:span text:style-name="T64"><text:line-break/></text:span><text:span text:style-name="T56"> <text:s text:c="3"/></text:span><text:span text:style-name="T55">public</text:span><text:span text:style-name="T56"> </text:span><text:span text:style-name="T59">HelloService</text:span><text:span text:style-name="T56">(</text:span><text:span text:style-name="T64">@Greeting</text:span><text:span text:style-name="T56"> </text:span><text:span text:style-name="T57">String</text:span><text:span text:style-name="T56"> </text:span><text:span text:style-name="T62">greeting</text:span><text:span text:style-name="T56">) {</text:span><text:span text:style-name="T56"><text:line-break/></text:span><text:span text:style-name="T56"> <text:s text:c="7"/></text:span><text:span text:style-name="T55">this</text:span><text:span text:style-name="T56">.</text:span><text:span text:style-name="T61">greeting</text:span><text:span text:style-name="T56"> = </text:span><text:span text:style-name="T63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6"> <text:s text:c="3"/></text:span><text:span text:style-name="T55">public</text:span><text:span text:style-name="T56"> </text:span><text:span text:style-name="T57">String</text:span><text:span text:style-name="T56"> </text:span><text:span text:style-name="T59">hello</text:span><text:span text:style-name="T56">() {</text:span><text:span text:style-name="T56"><text:line-break/></text:span><text:span text:style-name="T56"> <text:s text:c="7"/></text:span><text:span text:style-name="T55">return</text:span><text:span text:style-name="T56"> </text:span><text:span text:style-name="T61">greeting</text:span><text:span text:style-name="T56">;</text:span><text:span text:style-name="T56"><text:line-break/></text:span><text:span text:style-name="T58"> <text:s text:c="3"/>}</text:span><text:span text:style-name="T58"><text:line-break/></text:span><text:span text:style-name="T58"><text:line-break/></text:span><text:span text:style-name="T5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ublic</text:span><text:span text:style-name="T66"> </text:span><text:span text:style-name="T71">GreeterClient</text:span><text:span text:style-name="T66"> (</text:span><text:span text:style-name="T67">HelloService</text:span><text:span text:style-name="T66"> </text:span><text:span text:style-name="T72">hello</text:span><text:span text:style-name="T66">) {</text:span></text:p>
            <text:p text:style-name="P8"><text:span text:style-name="T66"><text:s text:c="8"/></text:span><text:span text:style-name="T65">this</text:span><text:span text:style-name="T66">.hello = </text:span><text:span text:style-name="T73">hello</text:span><text:span text:style-name="T66">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setService</text:span><text:span text:style-name="T66"> (</text:span><text:span text:style-name="T67">HelloService</text:span><text:span text:style-name="T66"> </text:span><text:span text:style-name="T72">hello</text:span><text:span text:style-name="T66">) {</text:span></text:p>
            <text:p text:style-name="P8"><text:span text:style-name="T66"><text:s text:c="8"/></text:span><text:span text:style-name="T65">this</text:span><text:span text:style-name="T66">.</text:span><text:span text:style-name="T69">hello</text:span><text:span text:style-name="T66"> = </text:span><text:span text:style-name="T73">hello</text:span><text:span text:style-name="T66">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display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hello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1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2" draw:text-style-name="P21" draw:layer="layout" svg:width="25.199cm" svg:height="14.941cm" svg:x="1.4cm" svg:y="4.914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text:span text:style-name="T80"> 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80">GreeterClient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Constructor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5">@PostConstruct</text:span><text:span text:style-name="T80"> </text:span><text:span text:style-name="T76">public</text:span><text:span text:style-name="T77"> </text:span><text:span text:style-name="T76">void</text:span><text:span text:style-name="T77"> </text:span><text:span text:style-name="T80">init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@PostConstruct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5">@PreDestroy</text:span><text:span text:style-name="T80"> </text:span><text:span text:style-name="T76">public</text:span><text:span text:style-name="T77"> </text:span><text:span text:style-name="T76">void</text:span><text:span text:style-name="T77"> </text:span><text:span text:style-name="T80">teardown</text:span><text:span text:style-name="T77"> (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@PreDestroy "</text:span><text:span text:style-name="T77"> + </text:span><text:span text:style-name="T82">hello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3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4" draw:text-style-name="P20" draw:layer="layout" svg:width="25.199cm" svg:height="13.989cm" svg:x="1.4cm" svg:y="4.849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5">HelloService</text:span><text:span text:style-name="T66">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EmailService</text:span><text:span text:style-name="T66"> </text:span><text:span text:style-name="T69">email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sendHello</text:span><text:span text:style-name="T66"> () {</text:span></text:p>
            <text:p text:style-name="P8"><text:span text:style-name="T66"><text:s text:c="8"/></text:span><text:span text:style-name="T69">email</text:span><text:span text:style-name="T66">.</text:span><text:span text:style-name="T74">send</text:span><text:span text:style-name="T66">(</text:span><text:span text:style-name="T69">hello</text:span><text:span text:style-name="T66">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Service</text:span><text:span text:style-name="T66">&lt;</text:span><text:span text:style-name="T67">Hello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67">Service</text:span><text:span text:style-name="T66">&lt;</text:span><text:span text:style-name="T67">Email</text:span><text:span text:style-name="T66">&gt; </text:span><text:span text:style-name="T69">email</text:span><text:span text:style-name="T66">;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interface</text:span><text:span text:style-name="T66"> </text:span><text:span text:style-name="T86">HelloService</text:span><text:span text:style-name="T66"> {</text:span></text:p>
            <text:p text:style-name="P8"><text:span text:style-name="T66"/></text:p>
            <text:p text:style-name="P8"><text:span text:style-name="T66"><text:s text:c="4"/></text:span><text:span text:style-name="T65">public</text:span><text:span text:style-name="T66"> </text:span><text:span text:style-name="T67">String</text:span><text:span text:style-name="T66"> </text:span><text:span text:style-name="T71">hello</text:span><text:span text:style-name="T66"> ();</text:span></text:p>
            <text:p text:style-name="P8"><text:span text:style-name="T66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87">org.jboss.weld.exceptions.DeploymentException</text:span><text:span text:style-name="T88">: WELD-001408: Unsatisfied dependencies for type HelloService with qualifiers @Default</text:span></text:p>
            <text:p text:style-name="P8"><text:span text:style-name="T89"><text:s text:c="2"/></text:span><text:span text:style-name="T89">at injection point [BackedAnnotatedField] @Inject private GreeterClient.hello</text:span></text:p>
            <text:p text:style-name="P8"><text:span text:style-name="T89"><text:s text:c="2"/></text:span><text:span text:style-name="T89">at GreeterClient.hello(</text:span><text:span text:style-name="T87">GreeterClient.java:0</text:span><text:span text:style-name="T89">)</text:span></text:p>
            <text:p text:style-name="P8"><text:span text:style-name="T9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5" draw:text-style-name="P16" draw:layer="layout" svg:width="25.199cm" svg:height="14.111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p text:style-name="P8"><text:span text:style-name="T87">org.jboss.weld.exceptions.DeploymentException</text:span><text:span text:style-name="T88">: WELD-001409: Ambiguous dependencies for type HelloService with qualifiers @Default</text:span></text:p>
            <text:p text:style-name="P8"><text:span text:style-name="T89"><text:s text:c="2"/></text:span><text:span text:style-name="T89">at injection point [BackedAnnotatedField] @Inject private GreeterClient.hello</text:span></text:p>
            <text:p text:style-name="P8"><text:span text:style-name="T89"><text:s text:c="2"/></text:span><text:span text:style-name="T89">at GreeterClient.hello(</text:span><text:span text:style-name="T87">GreeterClient.java:0</text:span><text:span text:style-name="T89">)</text:span></text:p>
            <text:p text:style-name="P8"><text:span text:style-name="T89"><text:s text:c="2"/></text:span><text:span text:style-name="T89">Possible dependencies: </text:span></text:p>
            <text:p text:style-name="P8"><text:span text:style-name="T89"><text:s text:c="2"/></text:span><text:span text:style-name="T89">- Managed Bean [class HungarianHelloService] with qualifiers [@Any @Default],</text:span></text:p>
            <text:p text:style-name="P8"><text:span text:style-name="T89"><text:s text:c="2"/></text:span><text:span text:style-name="T89">- Managed Bean [class EnglishHelloService] with qualifiers [@Any @Default]</text:span></text:p>
            <text:p text:style-name="P8"><text:span text:style-name="T9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70"/></text:p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English</text:span><text:span text:style-name="T77"> {</text:span></text:p>
            <text:p text:style-name="P8"><text:span text:style-name="T77">}</text:span></text:p>
            <text:p text:style-name="P8"><text:span text:style-name="T77"/></text:p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Hungarian</text:span><text:span text:style-name="T77"> {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6" draw:text-style-name="P16" draw:layer="layout" svg:width="25.199cm" svg:height="15.771cm" svg:x="1.4cm" svg:y="3.958cm" presentation:class="outline" presentation:user-transformed="true">
          <draw:text-box>
            <text:p text:style-name="P8"><text:span text:style-name="T75">@English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Override</text:span></text:p>
            <text:p text:style-name="P8"><text:span text:style-name="T75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7"/></text:p>
            <text:p text:style-name="P8"><text:span text:style-name="T79">}</text:span></text:p>
            <text:p text:style-name="P8"><text:span text:style-name="T77"/></text:p>
            <text:p text:style-name="P8"><text:span text:style-name="T75">@Hungarian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7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English</text:span></text:p>
            <text:p text:style-name="P8"><text:span text:style-name="T75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Hungarian</text:span></text:p>
            <text:p text:style-name="P8"><text:span text:style-name="T75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Qualifier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5">@Target</text:span><text:span text:style-name="T77">({</text:span><text:span text:style-name="T83">FIELD</text:span><text:span text:style-name="T77">, </text:span><text:span text:style-name="T83">TYPE</text:span><text:span text:style-name="T77">, </text:span><text:span text:style-name="T83">METHOD</text:span><text:span text:style-name="T77">, </text:span><text:span text:style-name="T83">PARAMETER</text:span><text:span text:style-name="T77">}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Languag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91">Languages</text:span><text:span text:style-name="T77"> </text:span><text:span text:style-name="T80">value</text:span><text:span text:style-name="T77"> ()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enum</text:span><text:span text:style-name="T77"> </text:span><text:span text:style-name="T91">Languages</text:span><text:span text:style-name="T77"> {</text:span></text:p>
            <text:p text:style-name="P8"><text:span text:style-name="T79"/></text:p>
            <text:p text:style-name="P8"><text:span text:style-name="T77"><text:s text:c="8"/></text:span><text:span text:style-name="T83">ENGLISH</text:span><text:span text:style-name="T77">,</text:span></text:p>
            <text:p text:style-name="P8"><text:span text:style-name="T77"><text:s text:c="8"/></text:span><text:span text:style-name="T83">HUNGARIAN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6" draw:text-style-name="P16" draw:layer="layout" svg:width="25.199cm" svg:height="15.771cm" svg:x="1.4cm" svg:y="3.95cm" presentation:class="outline" presentation:user-transformed="true">
          <draw:text-box>
            <text:p text:style-name="P8"><text:span text:style-name="T75">@Language</text:span><text:span text:style-name="T77">(</text:span><text:span text:style-name="T83">ENGLISH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o World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5">@Language</text:span><text:span text:style-name="T77">(</text:span><text:span text:style-name="T83">HUNGARIA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ungarian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Helló Világ!"</text:span><text:span text:style-name="T77">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16" draw:layer="layout" svg:width="25.199cm" svg:height="13.859cm" svg:x="1.4cm" svg:y="5.455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Language</text:span><text:span text:style-name="T77">(</text:span><text:span text:style-name="T83">ENGLISH</text:span><text:span text:style-name="T77">)</text:span></text:p>
            <text:p text:style-name="P8"><text:span text:style-name="T80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5"><text:s text:c="4"/></text:span><text:span text:style-name="T75">@Language</text:span><text:span text:style-name="T77">(</text:span><text:span text:style-name="T83">HUNGARIAN</text:span><text:span text:style-name="T77">)</text:span></text:p>
            <text:p text:style-name="P8"><text:span text:style-name="T80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binding members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23"><text:span text:style-name="T35">@Qualifier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Target</text:span><text:span text:style-name="T33">({</text:span><text:span text:style-name="T93">FIELD</text:span><text:span text:style-name="T33">, </text:span><text:span text:style-name="T93">TYPE</text:span><text:span text:style-name="T33">, </text:span><text:span text:style-name="T93">METHOD</text:span><text:span text:style-name="T33">, </text:span><text:span text:style-name="T93">PARAMETER</text:span><text:span text:style-name="T33">}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Language</text:span><text:span text:style-name="T33"> {</text:span></text:p>
            <text:p text:style-name="P14"><text:span text:style-name="T35"/></text:p>
            <text:p text:style-name="P14"><text:span text:style-name="T33"><text:s text:c="4"/></text:span><text:span text:style-name="T92">@Nonbinding</text:span></text:p>
            <text:p text:style-name="P14"><text:span text:style-name="T33"><text:s text:c="4"/></text:span><text:span text:style-name="T94">Languages</text:span><text:span text:style-name="T33"> </text:span><text:span text:style-name="T36">value</text:span><text:span text:style-name="T33"> ();</text:span></text:p>
            <text:p text:style-name="P14"><text:span text:style-name="T35"/></text:p>
            <text:p text:style-name="P14"><text:span text:style-name="T33"><text:s text:c="4"/></text:span><text:span text:style-name="T32">public</text:span><text:span text:style-name="T33"> </text:span><text:span text:style-name="T32">enum</text:span><text:span text:style-name="T33"> </text:span><text:span text:style-name="T94">Languages</text:span><text:span text:style-name="T33"> {</text:span></text:p>
            <text:p text:style-name="P14"><text:span text:style-name="T35"/></text:p>
            <text:p text:style-name="P14"><text:span text:style-name="T33"><text:s text:c="8"/></text:span><text:span text:style-name="T93">ENGLISH</text:span><text:span text:style-name="T33">,</text:span></text:p>
            <text:p text:style-name="P14"><text:span text:style-name="T33"><text:s text:c="8"/></text:span><text:span text:style-name="T93">HUNGARIAN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rs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14"><text:span text:style-name="T92">@Target</text:span><text:span text:style-name="T33">({</text:span><text:span text:style-name="T93">TYPE</text:span><text:span text:style-name="T33">, </text:span><text:span text:style-name="T93">FIELD</text:span><text:span text:style-name="T33">, </text:span><text:span text:style-name="T93">METHOD</text:span><text:span text:style-name="T33">})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Repeatable</text:span><text:span text:style-name="T33">(</text:span><text:span text:style-name="T92">Resources</text:span><text:span text:style-name="T33">.</text:span><text:span text:style-name="T32">class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Resource</text:span><text:span text:style-name="T33"> {</text:span></text:p>
            <text:p text:style-name="P14"><text:span text:style-name="T33"/></text:p>
            <text:p text:style-name="P14"><text:span text:style-name="T95"><text:s text:c="4"/></text:span><text:span text:style-name="T96">String</text:span><text:span text:style-name="T95"> </text:span><text:span text:style-name="T97">name</text:span><text:span text:style-name="T95">() </text:span><text:span text:style-name="T98">default</text:span><text:span text:style-name="T99"> </text:span><text:span text:style-name="T100">""</text:span><text:span text:style-name="T99">;</text:span></text:p>
            <text:p text:style-name="P14"><text:span text:style-name="T99"/></text:p>
            <text:p text:style-name="P14"><text:span text:style-name="T35">}</text:span></text:p>
            <text:p text:style-name="P15"><text:span text:style-name="T35"/></text:p>
            <text:p text:style-name="P24"><text:span text:style-name="T92">@Documented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92">@Target</text:span><text:span text:style-name="T33">(</text:span><text:span text:style-name="T93">TYPE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Resources</text:span><text:span text:style-name="T33"> {</text:span></text:p>
            <text:p text:style-name="P14"><text:span text:style-name="T33"/></text:p>
            <text:p text:style-name="P14"><text:span text:style-name="T33"><text:s text:c="3"/></text:span><text:span text:style-name="T92">Resource</text:span><text:span text:style-name="T33">[] </text:span><text:span text:style-name="T36">value</text:span><text:span text:style-name="T33">();</text:span></text:p>
            <text:p text:style-name="P14"><text:span text:style-name="T33"/></text:p>
            <text:p text:style-name="P15"><text:span text:style-name="T3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ating qualified 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14"><text:span text:style-name="T92">@Resource</text:span><text:span text:style-name="T33">(name=</text:span><text:span text:style-name="T101">"mock"</text:span><text:span text:style-name="T33">)</text:span></text:p>
            <text:p text:style-name="P14"><text:span text:style-name="T92">@Resource</text:span><text:span text:style-name="T33">(name=</text:span><text:span text:style-name="T101">"smtp"</text:span><text:span text:style-name="T33">)</text:span></text:p>
            <text:p text:style-name="P14"><text:span text:style-name="T32">public</text:span><text:span text:style-name="T33"> </text:span><text:span text:style-name="T32">class</text:span><text:span text:style-name="T33"> </text:span><text:span text:style-name="T34">MockSmtpEmailService</text:span><text:span text:style-name="T33"> {</text:span></text:p>
            <text:p text:style-name="P14"><text:span text:style-name="T33"><text:s text:c="4"/></text:span><text:span text:style-name="T33">...</text:span></text:p>
            <text:p text:style-name="P14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16" draw:layer="layout" svg:width="25.199cm" svg:height="13.859cm" svg:x="1.4cm" svg:y="4.908cm" presentation:class="outline" presentation:user-transformed="true">
          <draw:text-box>
            <text:p text:style-name="P8"><text:span text:style-name="T75">@English</text:span></text:p>
            <text:p text:style-name="P8"><text:span text:style-name="T75">@Console</text:span></text:p>
            <text:p text:style-name="P8"><text:span text:style-name="T75">@Secur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English</text:span></text:p>
            <text:p text:style-name="P8"><text:span text:style-name="T77"><text:s text:c="4"/></text:span><text:span text:style-name="T75">@Console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16" draw:layer="layout" svg:width="25.199cm" svg:height="13.859cm" svg:x="1.4cm" svg:y="4.908cm" presentation:class="outline" presentation:user-transformed="true">
          <draw:text-box>
            <text:p text:style-name="P8"><text:span text:style-name="T75">@English</text:span></text:p>
            <text:p text:style-name="P8"><text:span text:style-name="T75">@Secur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EnglishHelloService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7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English</text:span></text:p>
            <text:p text:style-name="P8"><text:span text:style-name="T77"><text:s text:c="4"/></text:span><text:span text:style-name="T75">@Console</text:span></text:p>
            <text:p text:style-name="P8"><text:span text:style-name="T77"><text:s text:c="4"/></text:span><text:span text:style-name="T75">@Secured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5" draw:layer="layout" svg:width="25.199cm" svg:height="13.859cm" svg:x="1.4cm" svg:y="4.914cm" presentation:class="outline" presentation:user-transformed="true">
          <draw:text-box>
            <text:p text:style-name="P8"><text:span text:style-name="T102">org.jboss.weld.exceptions.DeploymentException</text:span><text:span text:style-name="T103">: WELD-001408: Unsatisfied dependencies for type HelloService with qualifiers @Secured @English @Console</text:span></text:p>
            <text:p text:style-name="P8"><text:span text:style-name="T104"><text:s text:c="2"/></text:span><text:span text:style-name="T104">at injection point [BackedAnnotatedField] @Inject @English @Console @Secured private GreeterClient.hello</text:span></text:p>
            <text:p text:style-name="P8"><text:span text:style-name="T104"><text:s text:c="2"/></text:span><text:span text:style-name="T104">at GreeterClient.hello(</text:span><text:span text:style-name="T102">GreeterClient.java:0</text:span><text:span text:style-name="T104">)</text:span></text:p>
            <text:p text:style-name="P8"><text:span text:style-name="T104">WELD-001475: The following beans match by type, but none have matching qualifiers:</text:span></text:p>
            <text:p text:style-name="P8"><text:span text:style-name="T104"><text:s text:c="2"/></text:span><text:span text:style-name="T104">- Managed Bean [class HungarianHelloService] with qualifiers [@Secured @Hungarian @Any],</text:span></text:p>
            <text:p text:style-name="P8"><text:span text:style-name="T104"><text:s text:c="2"/></text:span><text:span text:style-name="T104">- Managed Bean [class EnglishHelloService] with qualifiers [@Secured @English @Any]</text:span></text:p>
            <text:p text:style-name="P8"><text:span text:style-name="T10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65">if</text:span><text:span text:style-name="T66">( </text:span><text:span text:style-name="T69">hello</text:span><text:span text:style-name="T66">.isResolvable() ){</text:span></text:p>
            <text:p text:style-name="P8"><text:span text:style-name="T66"><text:s text:c="12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8"/></text:span><text:span text:style-name="T66">}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4" draw:text-style-name="P20" draw:layer="layout" svg:width="25.199cm" svg:height="13.989cm" svg:x="1.4cm" svg:y="4.849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services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65">for</text:span><text:span text:style-name="T66">( </text:span><text:span text:style-name="T86">HelloService</text:span><text:span text:style-name="T66"> </text:span><text:span text:style-name="T72">service</text:span><text:span text:style-name="T66"> : </text:span><text:span text:style-name="T69">services</text:span><text:span text:style-name="T66"> ){</text:span></text:p>
            <text:p text:style-name="P8"><text:span text:style-name="T66"><text:s text:c="12"/></text:span><text:span text:style-name="T74">display</text:span><text:span text:style-name="T66">(</text:span><text:span text:style-name="T73">service</text:span><text:span text:style-name="T66">.</text:span><text:span text:style-name="T74">hello</text:span><text:span text:style-name="T66">());</text:span></text:p>
            <text:p text:style-name="P8"><text:span text:style-name="T66"><text:s text:c="8"/></text:span><text:span text:style-name="T66">}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16" draw:text-style-name="P26" draw:layer="layout" svg:width="25.199cm" svg:height="12.18cm" svg:x="1.4cm" svg:y="4.914cm" presentation:class="outline" presentation:user-transformed="true">
          <draw:text-box>
            <text:p text:style-name="P8"><text:span text:style-name="T106">public</text:span><text:span text:style-name="T107"> </text:span><text:span text:style-name="T106">class</text:span><text:span text:style-name="T107"> </text:span><text:span text:style-name="T108">ActionCollector</text:span><text:span text:style-name="T107"> {</text:span></text:p>
            <text:p text:style-name="P8"><text:span text:style-name="T109"/></text:p>
            <text:p text:style-name="P8"><text:span text:style-name="T107"><text:s text:c="4"/></text:span><text:span text:style-name="T110">@Inject</text:span></text:p>
            <text:p text:style-name="P8"><text:span text:style-name="T107"><text:s text:c="4"/></text:span><text:span text:style-name="T106">private</text:span><text:span text:style-name="T107"> </text:span><text:span text:style-name="T111">Instance</text:span><text:span text:style-name="T107">&lt;</text:span><text:span text:style-name="T111">Action</text:span><text:span text:style-name="T107">&gt; </text:span><text:span text:style-name="T112">actions</text:span><text:span text:style-name="T107">;</text:span></text:p>
            <text:p text:style-name="P8"><text:span text:style-name="T109"/></text:p>
            <text:p text:style-name="P8"><text:span text:style-name="T107"><text:s text:c="4"/></text:span><text:span text:style-name="T106">public</text:span><text:span text:style-name="T107"> </text:span><text:span text:style-name="T111">List</text:span><text:span text:style-name="T107">&lt;</text:span><text:span text:style-name="T111">Action</text:span><text:span text:style-name="T107">&gt; </text:span><text:span text:style-name="T113">possibleActions</text:span><text:span text:style-name="T107">(</text:span><text:span text:style-name="T108">Record</text:span><text:span text:style-name="T107"> </text:span><text:span text:style-name="T114">record</text:span><text:span text:style-name="T107">) {</text:span></text:p>
            <text:p text:style-name="P8"><text:span text:style-name="T107"><text:s text:c="8"/></text:span><text:span text:style-name="T106">return</text:span><text:span text:style-name="T107"> </text:span><text:span text:style-name="T112">actions</text:span></text:p>
            <text:p text:style-name="P8"><text:span text:style-name="T107"><text:s text:c="12"/></text:span><text:span text:style-name="T107">.stream()</text:span></text:p>
            <text:p text:style-name="P8"><text:span text:style-name="T107"><text:s text:c="12"/></text:span><text:span text:style-name="T107">.</text:span><text:span text:style-name="T115">filter</text:span><text:span text:style-name="T107">(</text:span><text:span text:style-name="T114">action</text:span><text:span text:style-name="T107"> -&gt; </text:span><text:span text:style-name="T116">action</text:span><text:span text:style-name="T107">.</text:span><text:span text:style-name="T115">isApplicable</text:span><text:span text:style-name="T107">(</text:span><text:span text:style-name="T116">record</text:span><text:span text:style-name="T107">))</text:span></text:p>
            <text:p text:style-name="P8"><text:span text:style-name="T107"><text:s text:c="12"/></text:span><text:span text:style-name="T107">.toList();</text:span></text:p>
            <text:p text:style-name="P8"><text:span text:style-name="T107"><text:s text:c="4"/></text:span><text:span text:style-name="T107">}</text:span></text:p>
            <text:p text:style-name="P8"><text:span text:style-name="T109"/></text:p>
            <text:p text:style-name="P8"><text:span text:style-name="T10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7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117">public</text:span><text:span text:style-name="T13"> </text:span><text:span text:style-name="T117">class</text:span><text:span text:style-name="T13"> </text:span><text:span text:style-name="T118">UserProduc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7">private</text:span><text:span text:style-name="T13"> </text:span><text:span text:style-name="T121">Instance</text:span><text:span text:style-name="T13">&lt;</text:span><text:span text:style-name="T121">UserMapper</text:span><text:span text:style-name="T13">&gt; </text:span><text:span text:style-name="T122">mappers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7">private</text:span><text:span text:style-name="T13"> </text:span><text:span text:style-name="T118">UserSubject</text:span><text:span text:style-name="T13"> </text:span><text:span text:style-name="T122">subject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Produces</text:span></text:p>
            <text:p text:style-name="P8"><text:span text:style-name="T13"><text:s text:c="4"/></text:span><text:span text:style-name="T120">@RequestScoped</text:span></text:p>
            <text:p text:style-name="P8"><text:span text:style-name="T13"><text:s text:c="4"/></text:span><text:span text:style-name="T117">public</text:span><text:span text:style-name="T13"> </text:span><text:span text:style-name="T118">User</text:span><text:span text:style-name="T13"> </text:span><text:span text:style-name="T123">user</text:span><text:span text:style-name="T13">() {</text:span></text:p>
            <text:p text:style-name="P8"><text:span text:style-name="T13"><text:s text:c="8"/></text:span><text:span text:style-name="T117">if</text:span><text:span text:style-name="T13"> (!</text:span><text:span text:style-name="T122">subject</text:span><text:span text:style-name="T13">.authenticated()) {</text:span></text:p>
            <text:p text:style-name="P8"><text:span text:style-name="T13"><text:s text:c="12"/></text:span><text:span text:style-name="T117">throw</text:span><text:span text:style-name="T13"> </text:span><text:span text:style-name="T117">new</text:span><text:span text:style-name="T13"> </text:span><text:span text:style-name="T118">ForbiddenException</text:span><text:span text:style-name="T13">(</text:span><text:span text:style-name="T124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7">for</text:span><text:span text:style-name="T13"> (</text:span><text:span text:style-name="T121">UserMapper</text:span><text:span text:style-name="T13"> </text:span><text:span text:style-name="T125">mapper</text:span><text:span text:style-name="T13"> : </text:span><text:span text:style-name="T122">mappers</text:span><text:span text:style-name="T13">) {</text:span></text:p>
            <text:p text:style-name="P8"><text:span text:style-name="T13"><text:s text:c="12"/></text:span><text:span text:style-name="T117">if</text:span><text:span text:style-name="T13"> (</text:span><text:span text:style-name="T126">mapper</text:span><text:span text:style-name="T13">.</text:span><text:span text:style-name="T127">isApplicable</text:span><text:span text:style-name="T13">(</text:span><text:span text:style-name="T122">subject</text:span><text:span text:style-name="T13">)) {</text:span></text:p>
            <text:p text:style-name="P8"><text:span text:style-name="T13"><text:s text:c="16"/></text:span><text:span text:style-name="T117">return</text:span><text:span text:style-name="T13"> </text:span><text:span text:style-name="T126">mapper</text:span><text:span text:style-name="T13">.</text:span><text:span text:style-name="T127">apply</text:span><text:span text:style-name="T13">(</text:span><text:span text:style-name="T122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117">throw</text:span><text:span text:style-name="T13"> </text:span><text:span text:style-name="T117">new</text:span><text:span text:style-name="T13"> </text:span><text:span text:style-name="T118">ForbiddenException</text:span><text:span text:style-name="T13">(</text:span><text:span text:style-name="T124">"Unknown user "</text:span><text:span text:style-name="T13"> + </text:span><text:span text:style-name="T122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5">public</text:span><text:span text:style-name="T66"> </text:span><text:span text:style-name="T65">class</text:span><text:span text:style-name="T66"> </text:span><text:span text:style-name="T67">GreeterClient</text:span><text:span text:style-name="T66"> {</text:span></text:p>
            <text:p text:style-name="P8"><text:span text:style-name="T68"/></text:p>
            <text:p text:style-name="P8"><text:span text:style-name="T66"><text:s text:c="4"/></text:span><text:span text:style-name="T70">@Inject</text:span></text:p>
            <text:p text:style-name="P6"><text:span text:style-name="T71"><text:s text:c="4"/></text:span><text:span text:style-name="T70">@English</text:span></text:p>
            <text:p text:style-name="P8"><text:span text:style-name="T66"><text:s text:c="4"/></text:span><text:span text:style-name="T65">private</text:span><text:span text:style-name="T66"> </text:span><text:span text:style-name="T86">Instance</text:span><text:span text:style-name="T66">&lt;</text:span><text:span text:style-name="T86">HelloService</text:span><text:span text:style-name="T66">&gt; </text:span><text:span text:style-name="T69">hello</text:span><text:span text:style-name="T66">;</text:span></text:p>
            <text:p text:style-name="P8"><text:span text:style-name="T68"/></text:p>
            <text:p text:style-name="P8"><text:span text:style-name="T66"><text:s text:c="4"/></text:span><text:span text:style-name="T65">public</text:span><text:span text:style-name="T66"> </text:span><text:span text:style-name="T65">void</text:span><text:span text:style-name="T66"> </text:span><text:span text:style-name="T71">hello</text:span><text:span text:style-name="T66"> () {</text:span></text:p>
            <text:p text:style-name="P8"><text:span text:style-name="T66"><text:s text:c="8"/></text:span><text:span text:style-name="T74">display</text:span><text:span text:style-name="T66">(</text:span><text:span text:style-name="T69">hello</text:span><text:span text:style-name="T66">.</text:span><text:span text:style-name="T74">get</text:span><text:span text:style-name="T66">().</text:span><text:span text:style-name="T74">hello</text:span><text:span text:style-name="T66">());</text:span></text:p>
            <text:p text:style-name="P8"><text:span text:style-name="T66"><text:s text:c="4"/></text:span><text:span text:style-name="T66">}</text:span></text:p>
            <text:p text:style-name="P8"><text:span text:style-name="T68"/></text:p>
            <text:p text:style-name="P8"><text:span text:style-name="T6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7" draw:layer="layout" svg:width="25.199cm" svg:height="13.859cm" svg:x="1.4cm" svg:y="4.913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GreeterClient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ny</text:span></text:p>
            <text:p text:style-name="P8"><text:span text:style-name="T129"><text:s text:c="4"/></text:span><text:span text:style-name="T132">@Inject</text:span></text:p>
            <text:p text:style-name="P8"><text:span text:style-name="T129"><text:s text:c="4"/></text:span><text:span text:style-name="T128">private</text:span><text:span text:style-name="T129"> </text:span><text:span text:style-name="T133">Instance</text:span><text:span text:style-name="T129">&lt;</text:span><text:span text:style-name="T133">HelloService</text:span><text:span text:style-name="T129">&gt; </text:span><text:span text:style-name="T134">services</text:span><text:span text:style-name="T129">;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hello</text:span><text:span text:style-name="T129"> () {</text:span></text:p>
            <text:p text:style-name="P8"><text:span text:style-name="T129"><text:s text:c="8"/></text:span><text:span text:style-name="T133">Annotation</text:span><text:span text:style-name="T129"> </text:span><text:span text:style-name="T136">qualifier</text:span><text:span text:style-name="T129"> = </text:span><text:span text:style-name="T128">new</text:span><text:span text:style-name="T129"> </text:span><text:span text:style-name="T137">AnnotationLiteral</text:span><text:span text:style-name="T129">&lt;</text:span><text:span text:style-name="T132">English</text:span><text:span text:style-name="T129">&gt;() {};</text:span></text:p>
            <text:p text:style-name="P8"><text:span text:style-name="T129"><text:s text:c="8"/></text:span><text:span text:style-name="T133">HelloService</text:span><text:span text:style-name="T129"> </text:span><text:span text:style-name="T136">service</text:span><text:span text:style-name="T129"> = </text:span><text:span text:style-name="T134">services</text:span><text:span text:style-name="T129">.</text:span><text:span text:style-name="T138">select</text:span><text:span text:style-name="T129">(</text:span><text:span text:style-name="T139">qualifier</text:span><text:span text:style-name="T129">).</text:span><text:span text:style-name="T138">get</text:span><text:span text:style-name="T129">();</text:span></text:p>
            <text:p text:style-name="P8"><text:span text:style-name="T129"><text:s text:c="8"/></text:span><text:span text:style-name="T138">display</text:span><text:span text:style-name="T129">(</text:span><text:span text:style-name="T139">service</text:span><text:span text:style-name="T129">.</text:span><text:span text:style-name="T138">hello</text:span><text:span text:style-name="T129">());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9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120">Any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Default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New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Specializes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Veto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Nonbinding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REQUEST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CONVERSATION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SESSION</text:span><text:span text:style-name="T13">,</text:span></text:p>
            <text:p text:style-name="P8"><text:span text:style-name="T13"><text:s text:c="12"/></text:span><text:span text:style-name="T120">Initialized</text:span><text:span text:style-name="T13">.</text:span><text:span text:style-name="T118">Literal</text:span><text:span text:style-name="T13">.</text:span><text:span text:style-name="T140">APPLICAT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REQUEST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CONVERSAT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SESSION</text:span><text:span text:style-name="T13">,</text:span></text:p>
            <text:p text:style-name="P8"><text:span text:style-name="T13"><text:s text:c="12"/></text:span><text:span text:style-name="T120">Destroyed</text:span><text:span text:style-name="T13">.</text:span><text:span text:style-name="T118">Literal</text:span><text:span text:style-name="T13">.</text:span><text:span text:style-name="T140">APPLICATION</text:span><text:span text:style-name="T13">,</text:span></text:p>
            <text:p text:style-name="P8"><text:span text:style-name="T13"><text:s text:c="12"/></text:span><text:span text:style-name="T120">Request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Sess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Applicat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Dependent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ConversationSco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Alternative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Typed</text:span><text:span text:style-name="T13">.</text:span><text:span text:style-name="T118">Literal</text:span><text:span text:style-name="T13">.</text:span><text:span text:style-name="T140">INSTANCE</text:span><text:span text:style-name="T13">,</text:span></text:p>
            <text:p text:style-name="P8"><text:span text:style-name="T13"><text:s text:c="12"/></text:span><text:span text:style-name="T120">Typed</text:span><text:span text:style-name="T13">.</text:span><text:span text:style-name="T118">Literal</text:span><text:span text:style-name="T13">.</text:span><text:span text:style-name="T127">of</text:span><text:span text:style-name="T13">(</text:span><text:span text:style-name="T117">new</text:span><text:span text:style-name="T13"> </text:span><text:span text:style-name="T118">Class</text:span><text:span text:style-name="T13">[]{</text:span><text:span text:style-name="T121">HelloService</text:span><text:span text:style-name="T13">.</text:span><text:span text:style-name="T117">class</text:span><text:span text:style-name="T13">}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Inject annotation literals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14"><text:span text:style-name="T33"><text:s text:c="12"/></text:span><text:span text:style-name="T34">InjectLiteral</text:span><text:span text:style-name="T33">.</text:span><text:span text:style-name="T93">INSTANCE</text:span><text:span text:style-name="T33">,</text:span></text:p>
            <text:p text:style-name="P14"><text:span text:style-name="T33"><text:s text:c="12"/></text:span><text:span text:style-name="T34">NamedLiteral</text:span><text:span text:style-name="T33">.</text:span><text:span text:style-name="T38">of</text:span><text:span text:style-name="T33">(</text:span><text:span text:style-name="T101">"exampleBean"</text:span><text:span text:style-name="T33">),</text:span></text:p>
            <text:p text:style-name="P14"><text:span text:style-name="T33"><text:s text:c="12"/></text:span><text:span text:style-name="T34">QualifierLiteral</text:span><text:span text:style-name="T33">.</text:span><text:span text:style-name="T93">INSTANCE</text:span><text:span text:style-name="T33">,</text:span></text:p>
            <text:p text:style-name="P14"><text:span text:style-name="T33"><text:s text:c="12"/></text:span><text:span text:style-name="T34">SingletonLiteral</text:span><text:span text:style-name="T33">.</text:span><text:span text:style-name="T93">INST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mplements Instance</text:p>
          </draw:text-box>
        </draw:frame>
        <draw:frame presentation:style-name="pr16" draw:text-style-name="P30" draw:layer="layout" svg:width="25.199cm" svg:height="12.18cm" svg:x="1.4cm" svg:y="4.914cm" presentation:class="outline" presentation:user-transformed="true">
          <draw:text-box>
            <text:p text:style-name="P28"><text:span text:style-name="T141">public</text:span><text:span text:style-name="T142"> </text:span><text:span text:style-name="T141">class</text:span><text:span text:style-name="T142"> </text:span><text:span text:style-name="T143">SelectExample</text:span><text:span text:style-name="T142"> {</text:span></text:p>
            <text:p text:style-name="P28"><text:span text:style-name="T144"/></text:p>
            <text:p text:style-name="P28"><text:span text:style-name="T142"><text:s text:c="4"/></text:span><text:span text:style-name="T141">public</text:span><text:span text:style-name="T142"> </text:span><text:span text:style-name="T141">void</text:span><text:span text:style-name="T142"> </text:span><text:span text:style-name="T145">select</text:span><text:span text:style-name="T142">() {</text:span></text:p>
            <text:p text:style-name="P28"><text:span text:style-name="T142"><text:s text:c="8"/></text:span><text:span text:style-name="T146">CDI</text:span></text:p>
            <text:p text:style-name="P29"><text:span text:style-name="T144"><text:s text:c="8"/></text:span><text:span text:style-name="T144">.</text:span><text:span text:style-name="T147">current</text:span><text:span text:style-name="T144">()</text:span></text:p>
            <text:p text:style-name="P28"><text:span text:style-name="T142"><text:s text:c="8"/></text:span><text:span text:style-name="T142">.</text:span><text:span text:style-name="T147">select</text:span><text:span text:style-name="T142">(</text:span><text:span text:style-name="T148">HelloService</text:span><text:span text:style-name="T142">.</text:span><text:span text:style-name="T141">class</text:span><text:span text:style-name="T142">, </text:span><text:span text:style-name="T141">new</text:span><text:span text:style-name="T142"> </text:span><text:span text:style-name="T146">AnnotationLiteral</text:span><text:span text:style-name="T142">&lt;</text:span><text:span text:style-name="T149">English</text:span><text:span text:style-name="T142">&gt;() {})</text:span></text:p>
            <text:p text:style-name="P29"><text:span text:style-name="T144"><text:s text:c="8"/></text:span><text:span text:style-name="T144">.</text:span><text:span text:style-name="T147">get</text:span><text:span text:style-name="T144">()</text:span></text:p>
            <text:p text:style-name="P29"><text:span text:style-name="T144"><text:s text:c="8"/></text:span><text:span text:style-name="T144">.</text:span><text:span text:style-name="T147">hello</text:span><text:span text:style-name="T144">();</text:span></text:p>
            <text:p text:style-name="P29"><text:span text:style-name="T144"><text:s text:c="4"/></text:span><text:span text:style-name="T144">}</text:span></text:p>
            <text:p text:style-name="P28"><text:span text:style-name="T144"/></text:p>
            <text:p text:style-name="P29"><text:span text:style-name="T14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 implements Instance</text:p>
          </draw:text-box>
        </draw:frame>
        <draw:frame presentation:style-name="pr16" draw:text-style-name="P10" draw:layer="layout" svg:width="25.199cm" svg:height="12.18cm" svg:x="1.4cm" svg:y="4.91cm" presentation:class="outline" presentation:user-transformed="true">
          <draw:text-box>
            <text:p text:style-name="P31"><text:span text:style-name="T150">public</text:span><text:span text:style-name="T151"> </text:span><text:span text:style-name="T150">class</text:span><text:span text:style-name="T151"> </text:span><text:span text:style-name="T152">SelectExample</text:span><text:span text:style-name="T151"> {</text:span></text:p>
            <text:p text:style-name="P31"><text:span text:style-name="T153"/></text:p>
            <text:p text:style-name="P31"><text:span text:style-name="T151"><text:s text:c="4"/></text:span><text:span text:style-name="T150">public</text:span><text:span text:style-name="T151"> </text:span><text:span text:style-name="T150">static</text:span><text:span text:style-name="T151"> </text:span><text:span text:style-name="T150">void</text:span><text:span text:style-name="T151"> </text:span><text:span text:style-name="T154">main</text:span><text:span text:style-name="T151"> (</text:span><text:span text:style-name="T152">String</text:span><text:span text:style-name="T151">[] </text:span><text:span text:style-name="T155">args</text:span><text:span text:style-name="T151">) {</text:span></text:p>
            <text:p text:style-name="P31"><text:span text:style-name="T151"><text:s text:c="8"/></text:span><text:span text:style-name="T156">SeContainerInitializer</text:span><text:span text:style-name="T151"> </text:span><text:span text:style-name="T155">initializer</text:span><text:span text:style-name="T151"> = </text:span><text:span text:style-name="T156">SeContainerInitializer</text:span><text:span text:style-name="T151">.</text:span><text:span text:style-name="T157">newInstance</text:span><text:span text:style-name="T151">();</text:span></text:p>
            <text:p text:style-name="P31"><text:span text:style-name="T151"><text:s text:c="8"/></text:span><text:span text:style-name="T150">try</text:span><text:span text:style-name="T151">( </text:span><text:span text:style-name="T158">SeContainer</text:span><text:span text:style-name="T151"> </text:span><text:span text:style-name="T155">container</text:span><text:span text:style-name="T151"> = </text:span><text:span text:style-name="T159">initializer</text:span><text:span text:style-name="T151">.</text:span><text:span text:style-name="T157">initialize</text:span><text:span text:style-name="T151">() ){</text:span></text:p>
            <text:p text:style-name="P31"><text:span text:style-name="T151"><text:s text:c="12"/></text:span><text:span text:style-name="T159">container</text:span></text:p>
            <text:p text:style-name="P31"><text:span text:style-name="T151"><text:s text:c="12"/></text:span><text:span text:style-name="T151">.</text:span><text:span text:style-name="T157">select</text:span><text:span text:style-name="T151">(</text:span><text:span text:style-name="T158">HelloService</text:span><text:span text:style-name="T151">.</text:span><text:span text:style-name="T150">class</text:span><text:span text:style-name="T151">, </text:span><text:span text:style-name="T150">new</text:span><text:span text:style-name="T151"> </text:span><text:span text:style-name="T156">AnnotationLiteral</text:span><text:span text:style-name="T151">&lt;</text:span><text:span text:style-name="T160">English</text:span><text:span text:style-name="T151">&gt;() {})</text:span></text:p>
            <text:p text:style-name="P32"><text:span text:style-name="T153"><text:s text:c="12"/></text:span><text:span text:style-name="T153">.</text:span><text:span text:style-name="T157">get</text:span><text:span text:style-name="T153">()</text:span></text:p>
            <text:p text:style-name="P32"><text:span text:style-name="T153"><text:s text:c="12"/></text:span><text:span text:style-name="T153">.</text:span><text:span text:style-name="T157">hello</text:span><text:span text:style-name="T153">();</text:span></text:p>
            <text:p text:style-name="P32"><text:span text:style-name="T153"><text:s text:c="8"/></text:span><text:span text:style-name="T153">}</text:span></text:p>
            <text:p text:style-name="P32"><text:span text:style-name="T153"><text:s text:c="4"/></text:span><text:span text:style-name="T153">}</text:span></text:p>
            <text:p text:style-name="P31"><text:span text:style-name="T153"/></text:p>
            <text:p text:style-name="P32"><text:span text:style-name="T15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Producers can return objects to be injected</text:p>
              </text:list-item>
              <text:list-item>
                <text:p text:style-name="P33">Objects can be beans but not necessarily so</text:p>
              </text:list-item>
              <text:list-item>
                <text:p text:style-name="P33"><text:span text:style-name="T161">Producers can use the new keyword</text:span></text:p>
              </text:list-item>
              <text:list-item>
                <text:p text:style-name="P33"><text:span text:style-name="T161">Objects will be under half CDI control</text:span></text:p>
              </text:list-item>
              <text:list-item>
                <text:p text:style-name="P33"><text:span text:style-name="T161">Useful for working with legacy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16" draw:layer="layout" svg:width="25.199cm" svg:height="13.859cm" svg:x="1.4cm" svg:y="5.443cm" presentation:class="outline" presentation:user-transformed="true">
          <draw:text-box>
            <text:p text:style-name="P8"><text:span text:style-name="T32">public</text:span><text:span text:style-name="T36"> </text:span><text:span text:style-name="T32">class</text:span><text:span text:style-name="T36"> </text:span><text:span text:style-name="T34">DatabaseProducer</text:span><text:span text:style-name="T36"> {</text:span></text:p>
            <text:p text:style-name="P8"><text:span text:style-name="T162"/></text:p>
            <text:p text:style-name="P8"><text:span text:style-name="T36"><text:s text:c="4"/></text:span><text:span text:style-name="T92">@Produces</text:span></text:p>
            <text:p text:style-name="P8"><text:span text:style-name="T36"><text:s text:c="4"/></text:span><text:span text:style-name="T32">private</text:span><text:span text:style-name="T36"> </text:span><text:span text:style-name="T34">Database</text:span><text:span text:style-name="T36"> </text:span><text:span text:style-name="T34">database</text:span><text:span text:style-name="T36"> =</text:span></text:p>
            <text:p text:style-name="P8"><text:span text:style-name="T36"><text:s text:c="8"/></text:span><text:span text:style-name="T32">new</text:span><text:span text:style-name="T36"> </text:span><text:span text:style-name="T34">Database</text:span><text:span text:style-name="T36">(</text:span><text:span text:style-name="T163">"http://database"</text:span><text:span text:style-name="T36">, </text:span><text:span text:style-name="T163">"user"</text:span><text:span text:style-name="T36">, </text:span><text:span text:style-name="T163">"pass"</text:span><text:span text:style-name="T36">); </text:span></text:p>
            <text:p text:style-name="P8"><text:span text:style-name="T162"/></text:p>
            <text:p text:style-name="P8"><text:span text:style-name="T36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database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DatabaseProducer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database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DatabaseProducer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80"><text:s text:c="4"/></text:span><text:span text:style-name="T75">@User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users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80"><text:s text:c="4"/></text:span><text:span text:style-name="T75">@Users</text:span></text:p>
            <text:p text:style-name="P8"><text:span text:style-name="T77"><text:s text:c="4"/></text:span><text:span text:style-name="T76">private</text:span><text:span text:style-name="T77"> </text:span><text:span text:style-name="T78">Database</text:span><text:span text:style-name="T77"> </text:span><text:span text:style-name="T82">users</text:span><text:span text:style-name="T77">;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21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Database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80"><text:s text:c="4"/></text:span><text:span text:style-name="T75">@ApplicationScoped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create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  <text:p text:style-name="P8"><text:span text:style-name="T7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16" draw:layer="layout" svg:width="25.199cm" svg:height="13.859cm" svg:x="1.4cm" svg:y="5.70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Database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Database</text:span><text:span text:style-name="T77"> </text:span><text:span text:style-name="T80">openDatabase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Database</text:span><text:span text:style-name="T77">(</text:span><text:span text:style-name="T84">"http://database"</text:span><text:span text:style-name="T77">, </text:span><text:span text:style-name="T84">"user"</text:span><text:span text:style-name="T77">, </text:span><text:span text:style-name="T84">"pass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closeDatabase</text:span><text:span text:style-name="T77"> (</text:span><text:span text:style-name="T75">@Disposes</text:span><text:span text:style-name="T77"> </text:span><text:span text:style-name="T78">Database</text:span><text:span text:style-name="T77"> </text:span><text:span text:style-name="T164">database</text:span><text:span text:style-name="T77">) {</text:span></text:p>
            <text:p text:style-name="P8"><text:span text:style-name="T77"><text:s text:c="8"/></text:span><text:span text:style-name="T165">database</text:span><text:span text:style-name="T77">.close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76">public</text:span><text:span text:style-name="T77"> </text:span><text:span text:style-name="T76">class</text:span><text:span text:style-name="T77"> </text:span><text:span text:style-name="T78">Log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</text:span><text:span text:style-name="T78">Logger</text:span><text:span text:style-name="T77"> </text:span><text:span text:style-name="T80">produceLog</text:span><text:span text:style-name="T77"> (</text:span><text:span text:style-name="T81">InjectionPoint</text:span><text:span text:style-name="T77"> </text:span><text:span text:style-name="T164">injectionPoint</text:span><text:span text:style-name="T77">) {</text:span></text:p>
            <text:p text:style-name="P8"><text:span text:style-name="T77"><text:s text:c="8"/></text:span><text:span text:style-name="T81">Member</text:span><text:span text:style-name="T77"> </text:span><text:span text:style-name="T164">member</text:span><text:span text:style-name="T77"> = </text:span><text:span text:style-name="T165">injectionPoint</text:span><text:span text:style-name="T77">.</text:span><text:span text:style-name="T166">getMember</text:span><text:span text:style-name="T77">();</text:span></text:p>
            <text:p text:style-name="P8"><text:span text:style-name="T77"><text:s text:c="8"/></text:span><text:span text:style-name="T78">Class</text:span><text:span text:style-name="T77">&lt;?&gt; </text:span><text:span text:style-name="T164">clazz</text:span><text:span text:style-name="T77"> = </text:span><text:span text:style-name="T165">member</text:span><text:span text:style-name="T77">.</text:span><text:span text:style-name="T166">getDeclaringClass</text:span><text:span text:style-name="T77">();</text:span></text:p>
            <text:p text:style-name="P8"><text:span text:style-name="T77"><text:s text:c="8"/></text:span><text:span text:style-name="T76">return</text:span><text:span text:style-name="T77"> </text:span><text:span text:style-name="T78">Logger</text:span><text:span text:style-name="T77">.</text:span><text:span text:style-name="T166">getLogger</text:span><text:span text:style-name="T77">(</text:span><text:span text:style-name="T165">clazz</text:span><text:span text:style-name="T77">.getName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MapProduc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/text:p>
            <text:p text:style-name="P8"><text:span text:style-name="T77"><text:s text:c="4"/></text:span><text:span text:style-name="T76">public</text:span><text:span text:style-name="T77"> &lt;</text:span><text:span text:style-name="T78">K</text:span><text:span text:style-name="T77">, </text:span><text:span text:style-name="T78">V</text:span><text:span text:style-name="T77">&gt; </text:span><text:span text:style-name="T81">Map</text:span><text:span text:style-name="T77">&lt;</text:span><text:span text:style-name="T78">K</text:span><text:span text:style-name="T77">, </text:span><text:span text:style-name="T78">V</text:span><text:span text:style-name="T77">&gt; </text:span><text:span text:style-name="T80">produceMap</text:span><text:span text:style-name="T77"> (</text:span><text:span text:style-name="T81">InjectionPoint</text:span><text:span text:style-name="T77"> </text:span><text:span text:style-name="T164">ip</text:span><text:span text:style-name="T77">) {</text:span></text:p>
            <text:p text:style-name="P8"><text:span text:style-name="T77"><text:s text:c="8"/></text:span><text:span text:style-name="T76">if</text:span><text:span text:style-name="T77">( valueIsNumber(</text:span><text:span text:style-name="T165">ip</text:span><text:span text:style-name="T77">.</text:span><text:span text:style-name="T166">getType</text:span><text:span text:style-name="T77">()) ){</text:span></text:p>
            <text:p text:style-name="P8"><text:span text:style-name="T77"><text:s text:c="12"/></text:span><text:span text:style-name="T76">return</text:span><text:span text:style-name="T77"> </text:span><text:span text:style-name="T76">new</text:span><text:span text:style-name="T77"> </text:span><text:span text:style-name="T78">TreeMap</text:span><text:span text:style-name="T77">&lt;&gt;();</text:span></text:p>
            <text:p text:style-name="P8"><text:span text:style-name="T77"><text:s text:c="8"/></text:span><text:span text:style-name="T77">}</text:span></text:p>
            <text:p text:style-name="P8"><text:span text:style-name="T77"><text:s text:c="8"/></text:span><text:span text:style-name="T76">return</text:span><text:span text:style-name="T77"> </text:span><text:span text:style-name="T76">new</text:span><text:span text:style-name="T77"> </text:span><text:span text:style-name="T78">HashMap</text:span><text:span text:style-name="T77">&lt;&gt;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annotations</text:p>
          </draw:text-box>
        </draw:frame>
        <draw:frame presentation:style-name="pr18" draw:layer="layout" svg:width="25.199cm" svg:height="13.622cm" svg:x="1.4cm" svg:y="4.914cm" presentation:class="outline" presentation:user-transformed="true">
          <draw:text-box>
            <text:list text:style-name="L3">
              <text:list-item>
                <text:p>@Any</text:p>
              </text:list-item>
              <text:list-item>
                <text:p>@Default</text:p>
              </text:list-item>
              <text:list-item>
                <text:p>@Alternative</text:p>
              </text:list-item>
              <text:list-item>
                <text:p>@Specializes</text:p>
              </text:list-item>
              <text:list-item>
                <text:p>@Named</text:p>
              </text:list-item>
              <text:list-item>
                <text:p>@New</text:p>
              </text:list-item>
              <text:list-item>
                <text:p>@Vetoed</text:p>
              </text:list-item>
              <text:list-item>
                <text:p>@Type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Present on all beans except @New</text:p>
              </text:list-item>
              <text:list-item>
                <text:p text:style-name="P33">Instance&lt;T&gt; can be annotated with @Any</text:p>
              </text:list-item>
              <text:list-item>
                <text:p text:style-name="P33">Allows us to select qualifiers dynamic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Alternatives are disabled by default</text:p>
              </text:list-item>
              <text:list-item>
                <text:p text:style-name="P33">They can be enabled in beans.xml</text:p>
              </text:list-item>
              <text:list-item>
                <text:p text:style-name="P33">Or with SeContainerInitializer.selectAlternatives</text:p>
              </text:list-item>
              <text:list-item>
                <text:p text:style-name="P33">Or with various testing frameworks</text:p>
              </text:list-item>
              <text:list-item>
                <text:p text:style-name="P33">They are excellent to tag mocks for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16" draw:text-style-name="P34" draw:layer="layout" svg:width="25.199cm" svg:height="12.18cm" svg:x="1.4cm" svg:y="4.914cm" presentation:class="outline" presentation:user-transformed="true">
          <draw:text-box>
            <text:p text:style-name="P8"><text:span text:style-name="T92">@Alternative</text:span></text:p>
            <text:p text:style-name="P8"><text:span text:style-name="T32">public</text:span><text:span text:style-name="T33"> </text:span><text:span text:style-name="T32">class</text:span><text:span text:style-name="T33"> </text:span><text:span text:style-name="T34">User</text:span><text:span text:style-name="T33"> {</text:span></text:p>
            <text:p text:style-name="P8"><text:span text:style-name="T33"><text:s text:c="4"/></text:span><text:span text:style-name="T167">// ...</text:span></text:p>
            <text:p text:style-name="P8"><text:span text:style-name="T33">}</text:span></text:p>
            <text:p text:style-name="P8"><text:span text:style-name="T33"/></text:p>
            <text:p text:style-name="P8"><text:span text:style-name="T32">public</text:span><text:span text:style-name="T33"> </text:span><text:span text:style-name="T32">class</text:span><text:span text:style-name="T33"> </text:span><text:span text:style-name="T34">UserProducer</text:span><text:span text:style-name="T33"> {</text:span></text:p>
            <text:p text:style-name="P8"><text:span text:style-name="T33"/></text:p>
            <text:p text:style-name="P8"><text:span text:style-name="T33"><text:s text:c="4"/></text:span><text:span text:style-name="T92">@Produces</text:span></text:p>
            <text:p text:style-name="P8"><text:span text:style-name="T33"><text:s text:c="4"/></text:span><text:span text:style-name="T92">@RequestScoped</text:span></text:p>
            <text:p text:style-name="P8"><text:span text:style-name="T33"><text:s text:c="4"/></text:span><text:span text:style-name="T32">public</text:span><text:span text:style-name="T33"> </text:span><text:span text:style-name="T34">User</text:span><text:span text:style-name="T33"> </text:span><text:span text:style-name="T36">user</text:span><text:span text:style-name="T33">() {</text:span></text:p>
            <text:p text:style-name="P8"><text:span text:style-name="T33"><text:s text:c="8"/></text:span><text:span text:style-name="T167">// ...</text:span></text:p>
            <text:p text:style-name="P8"><text:span text:style-name="T33"><text:s text:c="4"/></text:span><text:span text:style-name="T33">}</text:span></text:p>
            <text:p text:style-name="P8"><text:span text:style-name="T33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1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60">@Alternative</text:span></text:p>
            <text:p text:style-name="P8"><text:span text:style-name="T150">public</text:span><text:span text:style-name="T151"> </text:span><text:span text:style-name="T150">class</text:span><text:span text:style-name="T151"> </text:span><text:span text:style-name="T152">ActionTestBase_DatabaseCreator</text:span><text:span text:style-name="T151"> </text:span><text:span text:style-name="T150">extends</text:span><text:span text:style-name="T151"> </text:span><text:span text:style-name="T152">DatabaseCreator</text:span><text:span text:style-name="T151"> {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rotected</text:span><text:span text:style-name="T151"> </text:span><text:span text:style-name="T152">CloudantDatabase</text:span><text:span text:style-name="T151"> </text:span><text:span text:style-name="T154">createCloudant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new</text:span><text:span text:style-name="T151"> </text:span><text:span text:style-name="T152">FakeDatabase</text:span><text:span text:style-name="T151">(</text:span><text:span text:style-name="T168">"https://fakedb:1234"</text:span><text:span text:style-name="T151">, </text:span><text:span text:style-name="T159">db</text:span><text:span text:style-name="T151">, </text:span><text:span text:style-name="T168">"user"</text:span><text:span text:style-name="T151">, </text:span><text:span text:style-name="T168">"pass"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rotected</text:span><text:span text:style-name="T151"> </text:span><text:span text:style-name="T152">HistoryDatabase</text:span><text:span text:style-name="T151"> </text:span><text:span text:style-name="T154">createHistory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super</text:span><text:span text:style-name="T151">.createHistory(</text:span><text:span text:style-name="T159">db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50">public</text:span><text:span text:style-name="T151"> </text:span><text:span text:style-name="T152">RevisionedDatabase</text:span><text:span text:style-name="T151"> </text:span><text:span text:style-name="T154">createRevisioned</text:span><text:span text:style-name="T151">(</text:span><text:span text:style-name="T152">String</text:span><text:span text:style-name="T151"> </text:span><text:span text:style-name="T155">db</text:span><text:span text:style-name="T151">) {</text:span></text:p>
            <text:p text:style-name="P8"><text:span text:style-name="T151"><text:s text:c="8"/></text:span><text:span text:style-name="T150">return</text:span><text:span text:style-name="T151"> </text:span><text:span text:style-name="T152">Mockito</text:span><text:span text:style-name="T151">.</text:span><text:span text:style-name="T157">spy</text:span><text:span text:style-name="T151">(</text:span><text:span text:style-name="T150">super</text:span><text:span text:style-name="T151">.createRevisioned(</text:span><text:span text:style-name="T159">db</text:span><text:span text:style-name="T151">))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1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119"> </text:span><text:span text:style-name="T12">xmlns</text:span><text:span text:style-name="T13">=</text:span><text:span text:style-name="T14">"https://jakarta.ee/xml/ns/jakartaee"</text:span></text:p>
            <text:p text:style-name="P8"><text:span text:style-name="T119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119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119"><text:s text:c="4"/></text:span><text:span text:style-name="T12">version</text:span><text:span text:style-name="T13">=</text:span><text:span text:style-name="T14">"4.0"</text:span><text:span text:style-name="T119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19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119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8"><text:span text:style-name="T92">@Specializes</text:span></text:p>
            <text:p text:style-name="P8"><text:span text:style-name="T32">public</text:span><text:span text:style-name="T33"> </text:span><text:span text:style-name="T32">class</text:span><text:span text:style-name="T33"> </text:span><text:span text:style-name="T34">MockSmtpEmailService</text:span><text:span text:style-name="T33"> </text:span><text:span text:style-name="T32">extends</text:span><text:span text:style-name="T33"> </text:span><text:span text:style-name="T34">SmtpEmailService</text:span><text:span text:style-name="T33"> {</text:span></text:p>
            <text:p text:style-name="P8"><text:span text:style-name="T169"/></text:p>
            <text:p text:style-name="P8"><text:span text:style-name="T33"><text:s text:c="4"/></text:span><text:span text:style-name="T92">@Override</text:span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send</text:span><text:span text:style-name="T33">(</text:span><text:span text:style-name="T34">String</text:span><text:span text:style-name="T33"> </text:span><text:span text:style-name="T170">hello</text:span><text:span text:style-name="T33">) {</text:span></text:p>
            <text:p text:style-name="P8"><text:span text:style-name="T33"><text:s text:c="8"/></text:span><text:span text:style-name="T34">System</text:span><text:span text:style-name="T33">.</text:span><text:span text:style-name="T93">out</text:span><text:span text:style-name="T33">.println(</text:span><text:span text:style-name="T171">hello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16" draw:text-style-name="P10" draw:layer="layout" svg:width="25.199cm" svg:height="12.18cm" svg:x="1.4cm" svg:y="4.914cm" presentation:class="outline" presentation:user-transformed="true">
          <draw:text-box>
            <text:p text:style-name="P8"><text:span text:style-name="T160">@</text:span><text:span text:style-name="T151">ApplicationScoped</text:span></text:p>
            <text:p text:style-name="P8"><text:span text:style-name="T150">public</text:span><text:span text:style-name="T151"> </text:span><text:span text:style-name="T150">class</text:span><text:span text:style-name="T151"> </text:span><text:span text:style-name="T152">ObjectMapperConfigProducerOverride</text:span><text:span text:style-name="T151"> </text:span><text:span text:style-name="T150">extends</text:span><text:span text:style-name="T151"> </text:span><text:span text:style-name="T152">ObjectMapperConfigProducer</text:span><text:span text:style-name="T151"> {</text:span></text:p>
            <text:p text:style-name="P8"><text:span text:style-name="T153"/></text:p>
            <text:p text:style-name="P8"><text:span text:style-name="T151"><text:s text:c="4"/></text:span><text:span text:style-name="T160">@Override</text:span></text:p>
            <text:p text:style-name="P8"><text:span text:style-name="T151"><text:s text:c="4"/></text:span><text:span text:style-name="T160">@</text:span><text:span text:style-name="T151">Produces</text:span></text:p>
            <text:p text:style-name="P8"><text:span text:style-name="T151"><text:s text:c="4"/></text:span><text:span text:style-name="T160">@</text:span><text:span text:style-name="T151">Specializes</text:span></text:p>
            <text:p text:style-name="P8"><text:span text:style-name="T151"><text:s text:c="4"/></text:span><text:span text:style-name="T160">@</text:span><text:span text:style-name="T151">JSON</text:span></text:p>
            <text:p text:style-name="P8"><text:span text:style-name="T151"><text:s text:c="4"/></text:span><text:span text:style-name="T150">public</text:span><text:span text:style-name="T151"> </text:span><text:span text:style-name="T152">ObjectMapperConfig</text:span><text:span text:style-name="T151"> </text:span><text:span text:style-name="T154">produce</text:span><text:span text:style-name="T151">() {</text:span></text:p>
            <text:p text:style-name="P8"><text:span text:style-name="T151"><text:s text:c="8"/></text:span><text:span text:style-name="T152">ObjectMapperConfig</text:span><text:span text:style-name="T151"> </text:span><text:span text:style-name="T155">config</text:span><text:span text:style-name="T151"> = </text:span><text:span text:style-name="T150">super</text:span><text:span text:style-name="T151">.produce();</text:span></text:p>
            <text:p text:style-name="P8"><text:span text:style-name="T151"><text:s text:c="8"/></text:span><text:span text:style-name="T152">Jackson2ObjectMapperFactoryImpl</text:span><text:span text:style-name="T151"> </text:span><text:span text:style-name="T155">factory</text:span><text:span text:style-name="T151"> = (</text:span><text:span text:style-name="T152">Jackson2ObjectMapperFactoryImpl</text:span><text:span text:style-name="T151">) </text:span><text:span text:style-name="T159">config</text:span><text:span text:style-name="T151">.jackson2ObjectMapperFactory();</text:span></text:p>
            <text:p text:style-name="P8"><text:span text:style-name="T151"><text:s text:c="8"/></text:span><text:span text:style-name="T152">ObjectMapper</text:span><text:span text:style-name="T151"> </text:span><text:span text:style-name="T155">mapper</text:span><text:span text:style-name="T151"> = </text:span><text:span text:style-name="T159">factory</text:span><text:span text:style-name="T151">.getObjectMapper();</text:span></text:p>
            <text:p text:style-name="P8"><text:span text:style-name="T151"><text:s text:c="8"/></text:span><text:span text:style-name="T159">mapper</text:span><text:span text:style-name="T151">.configure(SerializationFeature.WRITE_ENUMS_USING_TO_STRING, </text:span><text:span text:style-name="T150">true</text:span><text:span text:style-name="T151">);</text:span></text:p>
            <text:p text:style-name="P8"><text:span text:style-name="T151"><text:s text:c="8"/></text:span><text:span text:style-name="T159">mapper</text:span><text:span text:style-name="T151">.configure(DeserializationFeature.READ_ENUMS_USING_TO_STRING, </text:span><text:span text:style-name="T150">true</text:span><text:span text:style-name="T151">);</text:span></text:p>
            <text:p text:style-name="P8"><text:span text:style-name="T151"><text:s text:c="8"/></text:span><text:span text:style-name="T150">return</text:span><text:span text:style-name="T151"> </text:span><text:span text:style-name="T159">config</text:span><text:span text:style-name="T151">;</text:span></text:p>
            <text:p text:style-name="P8"><text:span text:style-name="T151"><text:s text:c="4"/></text:span><text:span text:style-name="T151">}</text:span></text:p>
            <text:p text:style-name="P8"><text:span text:style-name="T153"/></text:p>
            <text:p text:style-name="P8"><text:span text:style-name="T1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Names can be assigned to beans</text:p>
              </text:list-item>
              <text:list-item>
                <text:p text:style-name="P33">Necessary to maintain compatibility</text:p>
              </text:list-item>
              <text:list-item>
                <text:p text:style-name="P33">JSF, JSP, EL, JBatch all use names</text:p>
              </text:list-item>
              <text:list-item>
                <text:p text:style-name="P33">Defaults to camelCase name of the bean class, producer method, or producer 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7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Reader</text:span><text:span text:style-name="T13"> </text:span><text:span text:style-name="T117">extends</text:span><text:span text:style-name="T13"> </text:span><text:span text:style-name="T172">AbstractItemReade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8">Object</text:span><text:span text:style-name="T13"> </text:span><text:span text:style-name="T123">readItem</text:span><text:span text:style-name="T13">() {</text:span></text:p>
            <text:p text:style-name="P8"><text:span text:style-name="T13"><text:s text:c="8"/></text:span><text:span text:style-name="T173">// ...</text:span></text:p>
            <text:p text:style-name="P8"><text:span text:style-name="T119"><text:s text:c="4"/></text:span><text:span text:style-name="T119">}</text:span></text:p>
            <text:p text:style-name="P8"><text:span text:style-name="T13">}</text:span></text:p>
            <text:p text:style-name="P8"><text:span text:style-name="T119"/></text:p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Transformer</text:span><text:span text:style-name="T13"> </text:span><text:span text:style-name="T117">implements</text:span><text:span text:style-name="T13"> </text:span><text:span text:style-name="T121">ItemProcesso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8">Object</text:span><text:span text:style-name="T13"> </text:span><text:span text:style-name="T123">processItem</text:span><text:span text:style-name="T13">(</text:span><text:span text:style-name="T118">Object</text:span><text:span text:style-name="T13"> </text:span><text:span text:style-name="T125">item</text:span><text:span text:style-name="T13">) {</text:span></text:p>
            <text:p text:style-name="P8"><text:span text:style-name="T13"><text:s text:c="8"/></text:span><text:span text:style-name="T173">/// ...</text:span></text:p>
            <text:p text:style-name="P8"><text:span text:style-name="T119"><text:s text:c="4"/></text:span><text:span text:style-name="T119">}</text:span></text:p>
            <text:p text:style-name="P8"><text:span text:style-name="T13">}</text:span></text:p>
            <text:p text:style-name="P8"><text:span text:style-name="T119"/></text:p>
            <text:p text:style-name="P8"><text:span text:style-name="T120">@Named</text:span></text:p>
            <text:p text:style-name="P8"><text:span text:style-name="T117">class</text:span><text:span text:style-name="T13"> </text:span><text:span text:style-name="T118">DeductionCsvWriter</text:span><text:span text:style-name="T13"> </text:span><text:span text:style-name="T117">extends</text:span><text:span text:style-name="T13"> </text:span><text:span text:style-name="T172">AbstractItemWriter</text:span><text:span text:style-name="T13"> {</text:span></text:p>
            <text:p text:style-name="P8"><text:span text:style-name="T13"><text:s text:c="4"/></text:span><text:span text:style-name="T120">@Override</text:span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writeItems</text:span><text:span text:style-name="T13">(</text:span><text:span text:style-name="T121">List</text:span><text:span text:style-name="T13">&lt;</text:span><text:span text:style-name="T118">Object</text:span><text:span text:style-name="T13">&gt; </text:span><text:span text:style-name="T125">entries</text:span><text:span text:style-name="T13">) {</text:span></text:p>
            <text:p text:style-name="P8"><text:span text:style-name="T13"><text:s text:c="8"/></text:span><text:span text:style-name="T173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16" draw:text-style-name="P30" draw:layer="layout" svg:width="25.199cm" svg:height="12.18cm" svg:x="1.4cm" svg:y="4.914cm" presentation:class="outline" presentation:user-transformed="true">
          <draw:text-box>
            <text:p text:style-name="P8"><text:span text:style-name="T174">&lt;</text:span><text:span text:style-name="T175">job</text:span><text:span text:style-name="T176"> </text:span><text:span text:style-name="T177">id</text:span><text:span text:style-name="T142">=</text:span><text:span text:style-name="T178">"deductions"</text:span><text:span text:style-name="T176"> </text:span></text:p>
            <text:p text:style-name="P8"><text:span text:style-name="T176"><text:s text:c="4"/></text:span><text:span text:style-name="T177">xmlns</text:span><text:span text:style-name="T142">=</text:span><text:span text:style-name="T178">"http://xmlns.jcp.org/xml/ns/javaee"</text:span><text:span text:style-name="T176"> </text:span><text:span text:style-name="T177">version</text:span><text:span text:style-name="T142">=</text:span><text:span text:style-name="T178">"1.0"</text:span><text:span text:style-name="T174">&gt;</text:span></text:p>
            <text:p text:style-name="P8"><text:span text:style-name="T142"><text:s text:c="4"/></text:span><text:span text:style-name="T174">&lt;</text:span><text:span text:style-name="T179">step</text:span><text:span text:style-name="T176"> </text:span><text:span text:style-name="T177">id</text:span><text:span text:style-name="T142">=</text:span><text:span text:style-name="T178">"csvToRecords"</text:span><text:span text:style-name="T176"> </text:span><text:span text:style-name="T177">next</text:span><text:span text:style-name="T142">=</text:span><text:span text:style-name="T178">"recordsUpdate"</text:span><text:span text:style-name="T174">&gt;</text:span></text:p>
            <text:p text:style-name="P8"><text:span text:style-name="T142"><text:s text:c="8"/></text:span><text:span text:style-name="T174">&lt;</text:span><text:span text:style-name="T179">chunk</text:span><text:span text:style-name="T176"> </text:span><text:span text:style-name="T177">item-count</text:span><text:span text:style-name="T142">=</text:span><text:span text:style-name="T178">"3"</text:span><text:span text:style-name="T174">&gt;</text:span></text:p>
            <text:p text:style-name="P8"><text:span text:style-name="T142"><text:s text:c="12"/></text:span><text:span text:style-name="T174">&lt;</text:span><text:span text:style-name="T179">reader</text:span><text:span text:style-name="T176"> </text:span><text:span text:style-name="T177">ref</text:span><text:span text:style-name="T142">=</text:span><text:span text:style-name="T178">"deductionCsvReader"</text:span><text:span text:style-name="T174">/&gt;</text:span></text:p>
            <text:p text:style-name="P8"><text:span text:style-name="T142"><text:s text:c="12"/></text:span><text:span text:style-name="T174">&lt;</text:span><text:span text:style-name="T179">processor</text:span><text:span text:style-name="T176"> </text:span><text:span text:style-name="T177">ref</text:span><text:span text:style-name="T142">=</text:span><text:span text:style-name="T178">"deductionCsvTransformer"</text:span><text:span text:style-name="T174">/&gt;</text:span></text:p>
            <text:p text:style-name="P8"><text:span text:style-name="T142"><text:s text:c="12"/></text:span><text:span text:style-name="T174">&lt;</text:span><text:span text:style-name="T179">writer</text:span><text:span text:style-name="T176"> </text:span><text:span text:style-name="T177">ref</text:span><text:span text:style-name="T142">=</text:span><text:span text:style-name="T178">"deductionCsvWriter"</text:span><text:span text:style-name="T174">/&gt;</text:span></text:p>
            <text:p text:style-name="P8"><text:span text:style-name="T142"><text:s text:c="8"/></text:span><text:span text:style-name="T174">&lt;/</text:span><text:span text:style-name="T179">chunk</text:span><text:span text:style-name="T174">&gt;</text:span></text:p>
            <text:p text:style-name="P8"><text:span text:style-name="T142"><text:s text:c="4"/></text:span><text:span text:style-name="T174">&lt;/</text:span><text:span text:style-name="T179">step</text:span><text:span text:style-name="T174">&gt;</text:span></text:p>
            <text:p text:style-name="P8"><text:span text:style-name="T142"><text:s text:c="4"/></text:span><text:span text:style-name="T174">&lt;</text:span><text:span text:style-name="T179">step</text:span><text:span text:style-name="T176"> </text:span><text:span text:style-name="T177">id</text:span><text:span text:style-name="T142">=</text:span><text:span text:style-name="T178">"recordsUpdate"</text:span><text:span text:style-name="T174">&gt;</text:span></text:p>
            <text:p text:style-name="P8"><text:span text:style-name="T142"><text:s text:c="8"/></text:span><text:span text:style-name="T174">&lt;</text:span><text:span text:style-name="T179">chunk</text:span><text:span text:style-name="T176"> </text:span><text:span text:style-name="T177">item-count</text:span><text:span text:style-name="T142">=</text:span><text:span text:style-name="T178">"3"</text:span><text:span text:style-name="T174">&gt;</text:span></text:p>
            <text:p text:style-name="P8"><text:span text:style-name="T142"><text:s text:c="12"/></text:span><text:span text:style-name="T174">&lt;</text:span><text:span text:style-name="T179">reader</text:span><text:span text:style-name="T176"> </text:span><text:span text:style-name="T177">ref</text:span><text:span text:style-name="T142">=</text:span><text:span text:style-name="T178">"deductionEntryReader"</text:span><text:span text:style-name="T174">/&gt;</text:span></text:p>
            <text:p text:style-name="P8"><text:span text:style-name="T142"><text:s text:c="12"/></text:span><text:span text:style-name="T174">&lt;</text:span><text:span text:style-name="T179">processor</text:span><text:span text:style-name="T176"> </text:span><text:span text:style-name="T177">ref</text:span><text:span text:style-name="T142">=</text:span><text:span text:style-name="T178">"deductionEntryTransformer"</text:span><text:span text:style-name="T174">/&gt;</text:span></text:p>
            <text:p text:style-name="P8"><text:span text:style-name="T142"><text:s text:c="12"/></text:span><text:span text:style-name="T174">&lt;</text:span><text:span text:style-name="T179">writer</text:span><text:span text:style-name="T176"> </text:span><text:span text:style-name="T177">ref</text:span><text:span text:style-name="T142">=</text:span><text:span text:style-name="T178">"deductionEntryWriter"</text:span><text:span text:style-name="T174">/&gt;</text:span></text:p>
            <text:p text:style-name="P8"><text:span text:style-name="T142"><text:s text:c="8"/></text:span><text:span text:style-name="T174">&lt;/</text:span><text:span text:style-name="T179">chunk</text:span><text:span text:style-name="T174">&gt;</text:span></text:p>
            <text:p text:style-name="P8"><text:span text:style-name="T142"><text:s text:c="4"/></text:span><text:span text:style-name="T174">&lt;/</text:span><text:span text:style-name="T179">step</text:span><text:span text:style-name="T174">&gt;</text:span></text:p>
            <text:p text:style-name="P8"><text:span text:style-name="T174">&lt;/</text:span><text:span text:style-name="T179">job</text:span><text:span text:style-name="T174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3">Removes a bean from CDI control</text:p>
              </text:list-item>
              <text:list-item>
                <text:p text:style-name="P33">Bean is not discovered and can not be injected</text:p>
              </text:list-item>
              <text:list-item>
                <text:p text:style-name="P33">Can be used as a package annotation</text:p>
              </text:list-item>
              <text:list-item>
                <text:p text:style-name="P33">Useful to hide application or library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1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8"><text:span text:style-name="T120">@Typed</text:span><text:span text:style-name="T13">(</text:span><text:span text:style-name="T118">Shop</text:span><text:span text:style-name="T13">.</text:span><text:span text:style-name="T117">class</text:span><text:span text:style-name="T13">)</text:span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BookShop</text:span><text:span text:style-name="T13"> </text:span><text:span text:style-name="T117">extends</text:span><text:span text:style-name="T13"> </text:span><text:span text:style-name="T118">Business</text:span><text:span text:style-name="T13"> </text:span><text:span text:style-name="T117">implements</text:span><text:span text:style-name="T13"> </text:span><text:span text:style-name="T118">Shop</text:span><text:span text:style-name="T13">&lt;</text:span><text:span text:style-name="T118">Book</text:span><text:span text:style-name="T13">&gt; {</text:span></text:p>
            <text:p text:style-name="P8"><text:span text:style-name="T13"><text:s text:c="4"/></text:span><text:span text:style-name="T13">...</text:span></text:p>
            <text:p text:style-name="P8"><text:span text:style-name="T119">}</text:span></text:p>
            <text:p text:style-name="P8"><text:span text:style-name="T119"/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BookShopProducer</text:span><text:span text:style-name="T13"> {</text:span></text:p>
            <text:p text:style-name="P8"><text:span text:style-name="T13"/></text:p>
            <text:p text:style-name="P8"><text:span text:style-name="T13"><text:s text:c="4"/></text:span><text:span text:style-name="T120">@Produces</text:span></text:p>
            <text:p text:style-name="P8"><text:span text:style-name="T13"><text:s text:c="4"/></text:span><text:span text:style-name="T120">@Typed</text:span><text:span text:style-name="T13">({</text:span><text:span text:style-name="T118">Shop</text:span><text:span text:style-name="T13">.</text:span><text:span text:style-name="T117">class</text:span><text:span text:style-name="T13">, </text:span><text:span text:style-name="T118">BookShop</text:span><text:span text:style-name="T13">.</text:span><text:span text:style-name="T117">class</text:span><text:span text:style-name="T13">})</text:span></text:p>
            <text:p text:style-name="P8"><text:span text:style-name="T13"><text:s text:c="4"/></text:span><text:span text:style-name="T117">public</text:span><text:span text:style-name="T13"> </text:span><text:span text:style-name="T118">BookShop</text:span><text:span text:style-name="T13"> </text:span><text:span text:style-name="T123">produce</text:span><text:span text:style-name="T13"> () {...}</text:span></text:p>
            <text:p text:style-name="P8"><text:span text:style-name="T13"><text:s text:c="4"/>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reotypes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nnotations that add a set of recurring roles</text:p>
              </text:list-item>
              <text:list-item>
                <text:p>@Model is a built-in stereotype for model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Model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23"><text:span text:style-name="T35">@Named</text:span></text:p>
            <text:p text:style-name="P23"><text:span text:style-name="T35">@RequestScoped</text:span></text:p>
            <text:p text:style-name="P23"><text:span text:style-name="T35">@Documented</text:span></text:p>
            <text:p text:style-name="P23"><text:span text:style-name="T35">@Stereotype</text:span></text:p>
            <text:p text:style-name="P14"><text:span text:style-name="T92">@Target</text:span><text:span text:style-name="T33">({ </text:span><text:span text:style-name="T93">TYPE</text:span><text:span text:style-name="T33">, </text:span><text:span text:style-name="T93">METHOD</text:span><text:span text:style-name="T33">, </text:span><text:span text:style-name="T93">FIELD</text:span><text:span text:style-name="T33"> })</text:span></text:p>
            <text:p text:style-name="P14"><text:span text:style-name="T92">@Retention</text:span><text:span text:style-name="T33">(</text:span><text:span text:style-name="T93">RUNTIME</text:span><text:span text:style-name="T33">)</text:span></text:p>
            <text:p text:style-name="P14"><text:span text:style-name="T32">public</text:span><text:span text:style-name="T33"> </text:span><text:span text:style-name="T32">@interface</text:span><text:span text:style-name="T33"> </text:span><text:span text:style-name="T92">Model</text:span><text:span text:style-name="T33"> {</text:span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35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17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80"/></text:p>
            <text:p text:style-name="P8"><text:span text:style-name="T180">public</text:span><text:span text:style-name="T181"> </text:span><text:span text:style-name="T180">class</text:span><text:span text:style-name="T181"> </text:span><text:span text:style-name="T182">RecordDatabase</text:span><text:span text:style-name="T183"> {</text:span></text:p>
            <text:p text:style-name="P8"><text:span text:style-name="T183"><text:s text:c="4"/></text:span><text:span text:style-name="T183">...</text:span></text:p>
            <text:p text:style-name="P8"><text:span text:style-name="T183">}</text:span></text:p>
            <text:p text:style-name="P8"><text:span text:style-name="T183"/></text:p>
            <text:p text:style-name="P8"><text:span text:style-name="T183">@ApplicationScoped</text:span></text:p>
            <text:p text:style-name="P8"><text:span text:style-name="T180">public</text:span><text:span text:style-name="T183"> </text:span><text:span text:style-name="T180">class</text:span><text:span text:style-name="T183"> </text:span><text:span text:style-name="T182">RecordService</text:span><text:span text:style-name="T183"> {</text:span></text:p>
            <text:p text:style-name="P8"><text:span text:style-name="T183"/></text:p>
            <text:p text:style-name="P8"><text:span text:style-name="T183"><text:s text:c="4"/></text:span><text:span text:style-name="T184">@Inject</text:span></text:p>
            <text:p text:style-name="P8"><text:span text:style-name="T183"><text:s text:c="4"/></text:span><text:span text:style-name="T180">private</text:span><text:span text:style-name="T183"> </text:span><text:span text:style-name="T182">RecordDatabase</text:span><text:span text:style-name="T183"> </text:span><text:span text:style-name="T185">database</text:span><text:span text:style-name="T183">;</text:span></text:p>
            <text:p text:style-name="P8"><text:span text:style-name="T183"/></text:p>
            <text:p text:style-name="P8"><text:span text:style-name="T18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17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75"/></text:p>
            <text:p text:style-name="P8"><text:span text:style-name="T75">@Singleton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RandomGenerato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int</text:span><text:span text:style-name="T77"> </text:span><text:span text:style-name="T80">nextInt</text:span><text:span text:style-name="T77"> () {</text:span></text:p>
            <text:p text:style-name="P8"><text:span text:style-name="T79"><text:s text:c="8"/></text:span><text:span text:style-name="T79">...</text:span></text:p>
            <text:p text:style-name="P8"><text:span text:style-name="T77"><text:s text:c="4"/></text:span><text:span text:style-name="T77">}</text:span></text:p>
            <text:p text:style-name="P8"><text:span text:style-name="T77"><text:s text:c="4"/>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75"/></text:p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Log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ogEvent</text:span><text:span text:style-name="T77"> (</text:span><text:span text:style-name="T78">String</text:span><text:span text:style-name="T77"> </text:span><text:span text:style-name="T164">event</text:span><text:span text:style-name="T77">) {</text:span></text:p>
            <text:p text:style-name="P8"><text:span text:style-name="T77"><text:s text:c="8"/></text:span><text:span text:style-name="T77">...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75"/></text:p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AuthCheck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checkAuth</text:span><text:span text:style-name="T77"> (</text:span><text:span text:style-name="T78">String</text:span><text:span text:style-name="T77"> </text:span><text:span text:style-name="T164">user</text:span><text:span text:style-name="T77">) {</text:span></text:p>
            <text:p text:style-name="P8"><text:span text:style-name="T77"><text:s text:c="8"/></text:span><text:span text:style-name="T77">...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75"/></text:p>
            <text:p text:style-name="P8"><text:span text:style-name="T75">@Sess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ShoppingCart</text:span><text:span text:style-name="T77"> </text:span><text:span text:style-name="T76">implements</text:span><text:span text:style-name="T77"> </text:span><text:span text:style-name="T81">Serializabl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Item</text:span><text:span text:style-name="T77"> (</text:span><text:span text:style-name="T78">Item</text:span><text:span text:style-name="T77"> </text:span><text:span text:style-name="T164">item</text:span><text:span text:style-name="T77">) {</text:span></text:p>
            <text:p text:style-name="P8"><text:span text:style-name="T77"><text:s text:c="8"/></text:span><text:span text:style-name="T166">doSomething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7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75"/></text:p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LoginName</text:span><text:span text:style-name="T77"> </text:span><text:span text:style-name="T82">name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LoginName</text:span><text:span text:style-name="T77"> {</text:span></text:p>
            <text:p text:style-name="P8"><text:span text:style-name="T79"><text:s text:c="4"/></text:span><text:span text:style-name="T79">...</text:span></text:p>
            <text:p text:style-name="P8"><text:span text:style-name="T7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36" draw:text-style-name="P25" draw:layer="layout" svg:width="25.199cm" svg:height="13.537cm" svg:x="1.4cm" svg:y="5.125cm" presentation:class="outline" presentation:user-transformed="true">
          <draw:text-box>
            <text:p text:style-name="P8"><text:span text:style-name="T186">public</text:span><text:span text:style-name="T187"> </text:span><text:span text:style-name="T186">class</text:span><text:span text:style-name="T187"> </text:span><text:span text:style-name="T188">Service$Proxy$_$$_WeldClientProxy</text:span><text:span text:style-name="T187"> </text:span><text:span text:style-name="T186">extends</text:span><text:span text:style-name="T187"> </text:span><text:span text:style-name="T188">Service</text:span><text:span text:style-name="T187"> </text:span><text:span text:style-name="T186">implements</text:span><text:span text:style-name="T187"> </text:span><text:span text:style-name="T189">Serializable</text:span><text:span text:style-name="T187">, </text:span><text:span text:style-name="T188">WeldConstruct</text:span><text:span text:style-name="T187">, </text:span><text:span text:style-name="T188">WeldClientProxy</text:span><text:span text:style-name="T187">, </text:span><text:span text:style-name="T188">TargetInstanceProxy</text:span><text:span text:style-name="T187">, </text:span><text:span text:style-name="T188">LifecycleMixin</text:span><text:span text:style-name="T187">, </text:span><text:span text:style-name="T188">ProxyObject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lifecycle_mixin_$$_preDestroy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lifecycle_mixin_$$_postConstruct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Object</text:span><text:span text:style-name="T187"> </text:span><text:span text:style-name="T191">getTargetInstance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Class</text:span><text:span text:style-name="T187"> </text:span><text:span text:style-name="T191">getTargetClass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92">Metadata</text:span><text:span text:style-name="T187"> </text:span><text:span text:style-name="T191">getMetadata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8">MethodHandler</text:span><text:span text:style-name="T187"> </text:span><text:span text:style-name="T191">getHandler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setHandler</text:span><text:span text:style-name="T187">() {...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doStuff</text:span><text:span text:style-name="T187">() {</text:span></text:p>
            <text:p text:style-name="P8"><text:span text:style-name="T187"><text:s text:c="8"/></text:span><text:span text:style-name="T194">// </text:span><text:span text:style-name="T195">Interceptor</text:span><text:span text:style-name="T194"> operations, before calling proceed()</text:span></text:p>
            <text:p text:style-name="P8"><text:span text:style-name="T187"><text:s text:c="8"/></text:span><text:span text:style-name="T188">Service</text:span><text:span text:style-name="T187"> </text:span><text:span text:style-name="T196">instance</text:span><text:span text:style-name="T187"> = (</text:span><text:span text:style-name="T188">Service</text:span><text:span text:style-name="T187">) getTargetInstance();</text:span></text:p>
            <text:p text:style-name="P8"><text:span text:style-name="T187"><text:s text:c="8"/></text:span><text:span text:style-name="T197">instance</text:span><text:span text:style-name="T187">.doStuff();</text:span></text:p>
            <text:p text:style-name="P8"><text:span text:style-name="T187"><text:s text:c="8"/></text:span><text:span text:style-name="T194">// </text:span><text:span text:style-name="T195">Interceptor</text:span><text:span text:style-name="T194"> operations, after calling proceed()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6">void</text:span><text:span text:style-name="T187"> </text:span><text:span text:style-name="T191">setA</text:span><text:span text:style-name="T187">(</text:span><text:span text:style-name="T188">Attribute</text:span><text:span text:style-name="T187"> </text:span><text:span text:style-name="T196">a</text:span><text:span text:style-name="T187">) {...}</text:span></text:p>
            <text:p text:style-name="P8"><text:span text:style-name="T190"/></text:p>
            <text:p text:style-name="P8"><text:span text:style-name="T187"><text:s text:c="4"/></text:span><text:span text:style-name="T193">@Override</text:span></text:p>
            <text:p text:style-name="P8"><text:span text:style-name="T187"><text:s text:c="4"/></text:span><text:span text:style-name="T186">public</text:span><text:span text:style-name="T187"> </text:span><text:span text:style-name="T188">Attribute</text:span><text:span text:style-name="T187"> </text:span><text:span text:style-name="T191">getA</text:span><text:span text:style-name="T187">() {...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7" draw:text-style-name="P16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User</text:span><text:span text:style-name="T77">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82">user</text:span><text:span text:style-name="T77">.getId();</text:span></text:p>
            <text:p text:style-name="P8"><text:span text:style-name="T77"><text:s text:c="8"/></text:span><text:span text:style-name="T82">user</text:span><text:span text:style-name="T77">.getName();</text:span></text:p>
            <text:p text:style-name="P8"><text:span text:style-name="T77"><text:s text:c="8"/></text:span><text:span text:style-name="T82">hello</text:span><text:span text:style-name="T77">.</text:span><text:span text:style-name="T166">hello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16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text:span text:style-name="T79">}</text:span></text:p>
            <text:p text:style-name="P8"><text:span text:style-name="T79"/></text:p>
            <text:p text:style-name="P8"><text:span text:style-name="T184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78">User</text:span><text:span text:style-name="T77">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185"><text:s text:c="8"/></text:span><text:span text:style-name="T185">user</text:span><text:span text:style-name="T183">.getClass();</text:span></text:p>
            <text:p text:style-name="P8"><text:span text:style-name="T198"><text:s text:c="8"/></text:span><text:span text:style-name="T198">// org.jboss.weld.proxies.User$</text:span><text:span text:style-name="T199">Proxy</text:span><text:span text:style-name="T200">$_$$_WeldClientProxy</text:span></text:p>
            <text:p text:style-name="P8"><text:span text:style-name="T77"><text:s text:c="4"/></text:span><text:span text:style-name="T77">}</text:span></text:p>
            <text:p text:style-name="P8"><text:span text:style-name="T79"><text:s text:c="4"/>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6" draw:layer="layout" svg:width="25.199cm" svg:height="13.859cm" svg:x="1.4cm" svg:y="4.914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2">name</text:span><text:span text:style-name="T77">;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201">org.jboss.weld.exceptions.DefinitionException</text:span><text:span text:style-name="T202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2" draw:text-style-name="P16" draw:layer="layout" svg:width="25.199cm" svg:height="14.941cm" svg:x="1.4cm" svg:y="4.363cm" presentation:class="outline" presentation:user-transformed="true">
          <draw:text-box>
            <text:p text:style-name="P8"><text:span text:style-name="T75">@Request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User</text:span><text:span text:style-name="T77"> {</text:span></text:p>
            <text:p text:style-name="P8"><text:span text:style-name="T77"><text:s text:c="4"/></text:span><text:span text:style-name="T76">protected</text:span><text:span text:style-name="T77"> </text:span><text:span text:style-name="T76">int</text:span><text:span text:style-name="T77"> </text:span><text:span text:style-name="T82">id</text:span><text:span text:style-name="T77">;</text:span></text:p>
            <text:p text:style-name="P8"><text:span text:style-name="T77"><text:s text:c="4"/></text:span><text:span text:style-name="T76">protected</text:span><text:span text:style-name="T77"> </text:span><text:span text:style-name="T78">String</text:span><text:span text:style-name="T77"> </text:span><text:span text:style-name="T82">name</text:span><text:span text:style-name="T77">;</text:span></text:p>
            <text:p text:style-name="P8"><text:span text:style-name="T79">}</text:span></text:p>
            <text:p text:style-name="P8"><text:span text:style-name="T77"/></text:p>
            <text:p text:style-name="P8"><text:span text:style-name="T184">@ApplicationScoped</text:span></text:p>
            <text:p text:style-name="P8"><text:span text:style-name="T180">public</text:span><text:span text:style-name="T203"> </text:span><text:span text:style-name="T180">class</text:span><text:span text:style-name="T203"> </text:span><text:span text:style-name="T182">GreeterClient</text:span><text:span text:style-name="T203"> {</text:span></text:p>
            <text:p text:style-name="P8"><text:span text:style-name="T180"/></text:p>
            <text:p text:style-name="P8"><text:span text:style-name="T203"><text:s text:c="4"/></text:span><text:span text:style-name="T184">@Inject</text:span></text:p>
            <text:p text:style-name="P8"><text:span text:style-name="T203"><text:s text:c="4"/></text:span><text:span text:style-name="T180">private</text:span><text:span text:style-name="T203"> </text:span><text:span text:style-name="T182">User</text:span><text:span text:style-name="T203"> </text:span><text:span text:style-name="T182">user</text:span><text:span text:style-name="T203">;</text:span></text:p>
            <text:p text:style-name="P8"><text:span text:style-name="T180"/></text:p>
            <text:p text:style-name="P8"><text:span text:style-name="T203"><text:s text:c="4"/></text:span><text:span text:style-name="T180">public</text:span><text:span text:style-name="T203"> </text:span><text:span text:style-name="T180">void</text:span><text:span text:style-name="T203"> greet () {</text:span></text:p>
            <text:p text:style-name="P8"><text:span text:style-name="T203"><text:s text:c="8"/></text:span><text:span text:style-name="T204">// user.id is 0</text:span></text:p>
            <text:p text:style-name="P8"><text:span text:style-name="T203"><text:s text:c="8"/></text:span><text:span text:style-name="T204">// user.name is null</text:span></text:p>
            <text:p text:style-name="P8"><text:span text:style-name="T180"><text:s text:c="4"/></text:span><text:span text:style-name="T180">}</text:span></text:p>
            <text:p text:style-name="P8"><text:span text:style-name="T180"/></text:p>
            <text:p text:style-name="P8"><text:span text:style-name="T18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205"/></text:p>
            <text:p text:style-name="P8"><text:span text:style-name="T205">public</text:span><text:span text:style-name="T206"> </text:span><text:span text:style-name="T205">class</text:span><text:span text:style-name="T206"> </text:span><text:span text:style-name="T207">DatabaseReplicator</text:span><text:span text:style-name="T206"> {</text:span></text:p>
            <text:p text:style-name="P8"><text:span text:style-name="T208"/></text:p>
            <text:p text:style-name="P8"><text:span text:style-name="T206"><text:s text:c="4"/></text:span><text:span text:style-name="T209">@Inject</text:span><text:span text:style-name="T206"> </text:span><text:span text:style-name="T209">@Source</text:span><text:span text:style-name="T206"> </text:span><text:span text:style-name="T205">private</text:span><text:span text:style-name="T206"> </text:span><text:span text:style-name="T207">Database</text:span><text:span text:style-name="T206"> </text:span><text:span text:style-name="T210">source</text:span><text:span text:style-name="T206">;</text:span></text:p>
            <text:p text:style-name="P8"><text:span text:style-name="T206"><text:s text:c="4"/></text:span><text:span text:style-name="T209">@Inject</text:span><text:span text:style-name="T206"> </text:span><text:span text:style-name="T209">@Target</text:span><text:span text:style-name="T206"> </text:span><text:span text:style-name="T205">private</text:span><text:span text:style-name="T206"> </text:span><text:span text:style-name="T207">Database</text:span><text:span text:style-name="T206"> </text:span><text:span text:style-name="T210">target</text:span><text:span text:style-name="T206">;</text:span></text:p>
            <text:p text:style-name="P8"><text:span text:style-name="T208"/></text:p>
            <text:p text:style-name="P8"><text:span text:style-name="T206"><text:s text:c="4"/></text:span><text:span text:style-name="T209">@Log</text:span></text:p>
            <text:p text:style-name="P8"><text:span text:style-name="T206"><text:s text:c="4"/></text:span><text:span text:style-name="T205">public</text:span><text:span text:style-name="T206"> </text:span><text:span text:style-name="T205">void</text:span><text:span text:style-name="T206"> </text:span><text:span text:style-name="T211">replicate</text:span><text:span text:style-name="T206"> () {</text:span></text:p>
            <text:p text:style-name="P8"><text:span text:style-name="T206"><text:s text:c="8"/></text:span><text:span text:style-name="T206">...</text:span></text:p>
            <text:p text:style-name="P8"><text:span text:style-name="T206"><text:s text:c="4"/></text:span><text:span text:style-name="T206">}</text:span></text:p>
            <text:p text:style-name="P8"><text:span text:style-name="T208"/></text:p>
            <text:p text:style-name="P8"><text:span text:style-name="T206">}</text:span></text:p>
            <text:p text:style-name="P8"><text:span text:style-name="T212"/></text:p>
            <text:p text:style-name="P8"><text:span text:style-name="T212">new</text:span><text:span text:style-name="T213"> </text:span><text:span text:style-name="T214">DatabaseReplicator</text:span><text:span text:style-name="T215">().replicate(); <text:s/></text:span><text:span text:style-name="T216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7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Events do not depend on the scope. Whatever is currently running can fire and receive events.</text:span></text:p>
              <text:p><text:span text:style-name="T2">The message does not have to be a bean, it can be a data class. The example Record is such data class.</text:span></text:p>
              <text:p><text:span text:style-name="T2">Events should not be beans because it is tricky, context issues can arise, and bean lifecycle callbacks can interfere with the event callbacks.</text:span></text:p>
              <text:p><text:span text:style-name="T2"/></text:p>
            </draw:text-box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2" draw:text-style-name="P16" draw:layer="layout" svg:width="25.199cm" svg:height="14.941cm" svg:x="1.4cm" svg:y="4.92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Record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vent</text:span><text:span text:style-name="T77">&lt;</text:span><text:span text:style-name="T78">Record</text:span><text:span text:style-name="T77">&gt; </text:span><text:span text:style-name="T82">recordAdded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Record</text:span><text:span text:style-name="T77"> (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82">recordAdded</text:span><text:span text:style-name="T77">.</text:span><text:span text:style-name="T166">fire</text:span><text:span text:style-name="T77">(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Logg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istenRecord</text:span><text:span text:style-name="T77"> (</text:span><text:span text:style-name="T75">@Observes</text:span><text:span text:style-name="T77"> 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Received: "</text:span><text:span text:style-name="T77"> + 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2" draw:text-style-name="P16" draw:layer="layout" svg:width="25.199cm" svg:height="14.941cm" svg:x="1.4cm" svg:y="4.929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RecordDatabas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vent</text:span><text:span text:style-name="T77">&lt;</text:span><text:span text:style-name="T78">Record</text:span><text:span text:style-name="T77">&gt; </text:span><text:span text:style-name="T82">recordAdded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addRecord</text:span><text:span text:style-name="T77"> (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82">recordAdded</text:span><text:span text:style-name="T77">.</text:span><text:span text:style-name="T166">fireAsync</text:span><text:span text:style-name="T77">(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  <text:p text:style-name="P8"><text:span text:style-name="T77"/></text:p>
            <text:p text:style-name="P8"><text:span text:style-name="T76">public</text:span><text:span text:style-name="T77"> </text:span><text:span text:style-name="T76">class</text:span><text:span text:style-name="T77"> </text:span><text:span text:style-name="T78">RecordLogger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listenRecord</text:span><text:span text:style-name="T77"> (</text:span><text:span text:style-name="T75">@ObservesAsync</text:span><text:span text:style-name="T77"> </text:span><text:span text:style-name="T78">Record</text:span><text:span text:style-name="T77"> </text:span><text:span text:style-name="T164">record</text:span><text:span text:style-name="T77">) {</text:span></text:p>
            <text:p text:style-name="P8"><text:span text:style-name="T77"><text:s text:c="8"/></text:span><text:span text:style-name="T78">System</text:span><text:span text:style-name="T77">.</text:span><text:span text:style-name="T83">out</text:span><text:span text:style-name="T77">.println(</text:span><text:span text:style-name="T84">"Received: "</text:span><text:span text:style-name="T77"> + </text:span><text:span text:style-name="T165">record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38" draw:text-style-name="P16" draw:layer="layout" svg:width="25.199cm" svg:height="13.434cm" svg:x="1.4cm" svg:y="4.914cm" presentation:class="outline" presentation:user-transformed="true">
          <draw:text-box>
            <text:p text:style-name="P8"><text:span text:style-name="T32">public</text:span><text:span text:style-name="T36"> </text:span><text:span text:style-name="T32">class</text:span><text:span text:style-name="T33"> </text:span><text:span text:style-name="T34">RecordDatabase</text:span><text:span text:style-name="T33"> {</text:span></text:p>
            <text:p text:style-name="P8"><text:span text:style-name="T169"/></text:p>
            <text:p text:style-name="P8"><text:span text:style-name="T33"><text:s text:c="4"/></text:span><text:span text:style-name="T92">@Inject</text:span></text:p>
            <text:p text:style-name="P8"><text:span text:style-name="T33"><text:s text:c="4"/></text:span><text:span text:style-name="T92">@Added</text:span></text:p>
            <text:p text:style-name="P8"><text:span text:style-name="T33"><text:s text:c="4"/></text:span><text:span text:style-name="T32">private</text:span><text:span text:style-name="T33"> </text:span><text:span text:style-name="T217">Event</text:span><text:span text:style-name="T33">&lt;</text:span><text:span text:style-name="T34">Record</text:span><text:span text:style-name="T33">&gt; </text:span><text:span text:style-name="T218">recordAdded</text:span><text:span text:style-name="T33">;</text:span></text:p>
            <text:p text:style-name="P8"><text:span text:style-name="T169"/></text:p>
            <text:p text:style-name="P8"><text:span text:style-name="T33"><text:s text:c="4"/></text:span><text:span text:style-name="T92">@Inject</text:span></text:p>
            <text:p text:style-name="P8"><text:span text:style-name="T33"><text:s text:c="4"/></text:span><text:span text:style-name="T92">@Deleted</text:span></text:p>
            <text:p text:style-name="P8"><text:span text:style-name="T33"><text:s text:c="4"/></text:span><text:span text:style-name="T32">private</text:span><text:span text:style-name="T33"> </text:span><text:span text:style-name="T217">Event</text:span><text:span text:style-name="T33">&lt;</text:span><text:span text:style-name="T34">Record</text:span><text:span text:style-name="T33">&gt; </text:span><text:span text:style-name="T218">recordDeleted</text:span><text:span text:style-name="T33">;</text:span></text:p>
            <text:p text:style-name="P8"><text:span text:style-name="T169"/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addRecord</text:span><text:span text:style-name="T33">(</text:span><text:span text:style-name="T34">Record</text:span><text:span text:style-name="T33"> </text:span><text:span text:style-name="T170">record</text:span><text:span text:style-name="T33">) {</text:span></text:p>
            <text:p text:style-name="P8"><text:span text:style-name="T33"><text:s text:c="8"/></text:span><text:span text:style-name="T218">recordAdded</text:span><text:span text:style-name="T33">.</text:span><text:span text:style-name="T38">fire</text:span><text:span text:style-name="T33">(</text:span><text:span text:style-name="T171">record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<text:s text:c="4"/></text:span><text:span text:style-name="T32">public</text:span><text:span text:style-name="T33"> </text:span><text:span text:style-name="T32">void</text:span><text:span text:style-name="T33"> </text:span><text:span text:style-name="T36">deleteRecord</text:span><text:span text:style-name="T33">(</text:span><text:span text:style-name="T34">Record</text:span><text:span text:style-name="T33"> </text:span><text:span text:style-name="T170">record</text:span><text:span text:style-name="T33">) {</text:span></text:p>
            <text:p text:style-name="P8"><text:span text:style-name="T33"><text:s text:c="8"/></text:span><text:span text:style-name="T218">recordDeleted</text:span><text:span text:style-name="T33">.</text:span><text:span text:style-name="T38">fire</text:span><text:span text:style-name="T33">(</text:span><text:span text:style-name="T171">record</text:span><text:span text:style-name="T33">);</text:span></text:p>
            <text:p text:style-name="P8"><text:span text:style-name="T33"><text:s text:c="4"/></text:span><text:span text:style-name="T33">}</text:span></text:p>
            <text:p text:style-name="P8"><text:span text:style-name="T169"/></text:p>
            <text:p text:style-name="P8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16" draw:text-style-name="P37" draw:layer="layout" svg:width="25.199cm" svg:height="12.18cm" svg:x="1.4cm" svg:y="4.914cm" presentation:class="outline" presentation:user-transformed="true">
          <draw:text-box>
            <text:p text:style-name="P8"><text:span text:style-name="T219">public</text:span><text:span text:style-name="T220"> </text:span><text:span text:style-name="T219">class</text:span><text:span text:style-name="T220"> </text:span><text:span text:style-name="T221">RecordLogger</text:span><text:span text:style-name="T220"> {</text:span></text:p>
            <text:p text:style-name="P8"><text:span text:style-name="T222"/></text:p>
            <text:p text:style-name="P8"><text:span text:style-name="T220"><text:s text:c="4"/></text:span><text:span text:style-name="T219">public</text:span><text:span text:style-name="T220"> </text:span><text:span text:style-name="T219">void</text:span><text:span text:style-name="T220"> </text:span><text:span text:style-name="T223">listenRecord</text:span><text:span text:style-name="T220"> (</text:span><text:span text:style-name="T224">@Observes</text:span><text:span text:style-name="T220"> </text:span><text:span text:style-name="T224">@Added</text:span><text:span text:style-name="T220"> </text:span><text:span text:style-name="T221">Record</text:span><text:span text:style-name="T220"> </text:span><text:span text:style-name="T225">record</text:span><text:span text:style-name="T220">) {</text:span></text:p>
            <text:p text:style-name="P8"><text:span text:style-name="T220"><text:s text:c="8"/></text:span><text:span text:style-name="T221">System</text:span><text:span text:style-name="T220">.</text:span><text:span text:style-name="T226">out</text:span><text:span text:style-name="T220">.println(</text:span><text:span text:style-name="T227">"Received: "</text:span><text:span text:style-name="T220"> + </text:span><text:span text:style-name="T228">record</text:span><text:span text:style-name="T220">);</text:span></text:p>
            <text:p text:style-name="P8"><text:span text:style-name="T220"><text:s text:c="4"/></text:span><text:span text:style-name="T220">}</text:span></text:p>
            <text:p text:style-name="P8"><text:span text:style-name="T220"><text:s text:c="4"/></text:span></text:p>
            <text:p text:style-name="P8"><text:span text:style-name="T220"><text:s text:c="4"/></text:span><text:span text:style-name="T219">public</text:span><text:span text:style-name="T220"> </text:span><text:span text:style-name="T219">void</text:span><text:span text:style-name="T220"> </text:span><text:span text:style-name="T223">delRecord</text:span><text:span text:style-name="T220"> (</text:span><text:span text:style-name="T224">@Observes</text:span><text:span text:style-name="T220"> </text:span><text:span text:style-name="T224">@Deleted</text:span><text:span text:style-name="T220"> </text:span><text:span text:style-name="T221">Record</text:span><text:span text:style-name="T220"> </text:span><text:span text:style-name="T225">record</text:span><text:span text:style-name="T220">) {</text:span></text:p>
            <text:p text:style-name="P8"><text:span text:style-name="T222"><text:s text:c="8"/></text:span><text:span text:style-name="T221">System</text:span><text:span text:style-name="T220">.</text:span><text:span text:style-name="T226">out</text:span><text:span text:style-name="T220">.println(</text:span><text:span text:style-name="T227">"Deleted: "</text:span><text:span text:style-name="T220"> + </text:span><text:span text:style-name="T228">record</text:span><text:span text:style-name="T220">);</text:span></text:p>
            <text:p text:style-name="P8"><text:span text:style-name="T220"><text:s text:c="4"/></text:span><text:span text:style-name="T220">}</text:span></text:p>
            <text:p text:style-name="P8"><text:span text:style-name="T222"/></text:p>
            <text:p text:style-name="P8"><text:span text:style-name="T2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9" draw:text-style-name="P27" draw:layer="layout" svg:width="25.199cm" svg:height="14.901cm" svg:x="1.4cm" svg:y="5.755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Database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Inject</text:span></text:p>
            <text:p text:style-name="P8"><text:span text:style-name="T129"><text:s text:c="4"/></text:span><text:span text:style-name="T128">private</text:span><text:span text:style-name="T129"> </text:span><text:span text:style-name="T133">Event</text:span><text:span text:style-name="T129">&lt;</text:span><text:span text:style-name="T130">Record</text:span><text:span text:style-name="T129">&gt; </text:span><text:span text:style-name="T134">recordAdded</text:span><text:span text:style-name="T129">;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addRecord</text:span><text:span text:style-name="T129"> (</text:span><text:span text:style-name="T130">Record</text:span><text:span text:style-name="T129"> </text:span><text:span text:style-name="T136">record</text:span><text:span text:style-name="T129">) {</text:span></text:p>
            <text:p text:style-name="P8"><text:span text:style-name="T129"><text:s text:c="8"/></text:span><text:span text:style-name="T133">Annotation</text:span><text:span text:style-name="T129"> </text:span><text:span text:style-name="T136">annotation</text:span><text:span text:style-name="T129"> = </text:span><text:span text:style-name="T128">new</text:span><text:span text:style-name="T129"> </text:span><text:span text:style-name="T137">AnnotationLiteral</text:span><text:span text:style-name="T129">&lt;</text:span><text:span text:style-name="T132">Added</text:span><text:span text:style-name="T129">&gt;() {};</text:span></text:p>
            <text:p text:style-name="P8"><text:span text:style-name="T129"><text:s text:c="8"/></text:span><text:span text:style-name="T134">recordAdded</text:span><text:span text:style-name="T129">.</text:span><text:span text:style-name="T138">select</text:span><text:span text:style-name="T129">(</text:span><text:span text:style-name="T139">annotation</text:span><text:span text:style-name="T129">).</text:span><text:span text:style-name="T138">fire</text:span><text:span text:style-name="T129">(</text:span><text:span text:style-name="T139">record</text:span><text:span text:style-name="T129">);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  <text:p text:style-name="P8"><text:span text:style-name="T129"/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Logge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objectEvent</text:span><text:span text:style-name="T129"> (</text:span><text:span text:style-name="T132">@Observes</text:span><text:span text:style-name="T129"> </text:span><text:span text:style-name="T130">Object</text:span><text:span text:style-name="T129"> </text:span><text:span text:style-name="T136">object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Event</text:span><text:span text:style-name="T129"> (</text:span><text:span text:style-name="T132">@Observes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Added</text:span><text:span text:style-name="T129"> (</text:span><text:span text:style-name="T132">@Observes</text:span><text:span text:style-name="T129"> </text:span><text:span text:style-name="T132">@Added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Deleted</text:span><text:span text:style-name="T129"> (</text:span><text:span text:style-name="T132">@Observes</text:span><text:span text:style-name="T129"> </text:span><text:span text:style-name="T132">@Deleted</text:span><text:span text:style-name="T129"> </text:span><text:span text:style-name="T130">Record</text:span><text:span text:style-name="T129"> </text:span><text:span text:style-name="T136">record</text:span><text:span text:style-name="T129">) {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8">public</text:span><text:span text:style-name="T129"> </text:span><text:span text:style-name="T128">class</text:span><text:span text:style-name="T129"> </text:span><text:span text:style-name="T130">RecordLogge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String</text:span><text:span text:style-name="T129"> (</text:span><text:span text:style-name="T132">@Observes</text:span><text:span text:style-name="T129"> </text:span><text:span text:style-name="T130">Record</text:span><text:span text:style-name="T129">&lt;</text:span><text:span text:style-name="T130">String</text:span><text:span text:style-name="T129">&gt; </text:span><text:span text:style-name="T136">record</text:span><text:span text:style-name="T129">) {}</text:span></text:p>
            <text:p text:style-name="P8"><text:span text:style-name="T129"/></text:p>
            <text:p text:style-name="P8"><text:span text:style-name="T129"><text:s text:c="4"/></text:span><text:span text:style-name="T128">public</text:span><text:span text:style-name="T129"> </text:span><text:span text:style-name="T128">void</text:span><text:span text:style-name="T129"> </text:span><text:span text:style-name="T135">recordNumber</text:span><text:span text:style-name="T129"> (</text:span><text:span text:style-name="T132">@Observes</text:span><text:span text:style-name="T129"> </text:span><text:span text:style-name="T130">Record</text:span><text:span text:style-name="T129">&lt;</text:span><text:span text:style-name="T137">Number</text:span><text:span text:style-name="T129">&gt; </text:span><text:span text:style-name="T136">record</text:span><text:span text:style-name="T129">) {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16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17">public</text:span><text:span text:style-name="T13"> </text:span><text:span text:style-name="T117">class</text:span><text:span text:style-name="T13"> </text:span><text:span text:style-name="T118">RecordLogg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log</text:span><text:span text:style-name="T13">(</text:span><text:span text:style-name="T120">@Observes</text:span><text:span text:style-name="T13"> </text:span><text:span text:style-name="T120">@Priority</text:span><text:span text:style-name="T13">(</text:span><text:span text:style-name="T140">APPLICATION</text:span><text:span text:style-name="T13">) </text:span><text:span text:style-name="T118">Record</text:span><text:span text:style-name="T13"> </text:span><text:span text:style-name="T125">record</text:span><text:span text:style-name="T13">) {}</text:span></text:p>
            <text:p text:style-name="P8"><text:span text:style-name="T119"/></text:p>
            <text:p text:style-name="P8"><text:span text:style-name="T13">}</text:span></text:p>
            <text:p text:style-name="P8"><text:span text:style-name="T119"/></text:p>
            <text:p text:style-name="P8"><text:span text:style-name="T117">public</text:span><text:span text:style-name="T123"> </text:span><text:span text:style-name="T117">class</text:span><text:span text:style-name="T13"> </text:span><text:span text:style-name="T118">RecordTimestamper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timestamp</text:span><text:span text:style-name="T13">(</text:span><text:span text:style-name="T120">@Observes</text:span><text:span text:style-name="T13"> </text:span><text:span text:style-name="T120">@Priority</text:span><text:span text:style-name="T13">(</text:span><text:span text:style-name="T140">APPLICATION</text:span><text:span text:style-name="T13"> + </text:span><text:span text:style-name="T140">1</text:span><text:span text:style-name="T13">) </text:span><text:span text:style-name="T118">Record</text:span><text:span text:style-name="T13"> </text:span><text:span text:style-name="T125">record</text:span><text:span text:style-name="T13">) {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Metadata interface</text:p>
          </draw:text-box>
        </draw:frame>
        <draw:frame presentation:style-name="pr16" draw:text-style-name="P27" draw:layer="layout" svg:width="25.199cm" svg:height="12.18cm" svg:x="1.4cm" svg:y="4.914cm" presentation:class="outline">
          <draw:text-box>
            <text:p text:style-name="P38"><text:span text:style-name="T229">public</text:span><text:span text:style-name="T230"> </text:span><text:span text:style-name="T229">class</text:span><text:span text:style-name="T230"> </text:span><text:span text:style-name="T231">RecordLogger</text:span><text:span text:style-name="T230"> {</text:span></text:p>
            <text:p text:style-name="P38"><text:span text:style-name="T232"/></text:p>
            <text:p text:style-name="P38"><text:span text:style-name="T230"><text:s text:c="4"/></text:span><text:span text:style-name="T229">public</text:span><text:span text:style-name="T230"> </text:span><text:span text:style-name="T229">void</text:span><text:span text:style-name="T230"> </text:span><text:span text:style-name="T233">log</text:span><text:span text:style-name="T230">(</text:span><text:span text:style-name="T234">@Observes</text:span><text:span text:style-name="T230"> </text:span><text:span text:style-name="T231">Record</text:span><text:span text:style-name="T230"> </text:span><text:span text:style-name="T235">record</text:span><text:span text:style-name="T230">, </text:span><text:span text:style-name="T236">EventMetadata</text:span><text:span text:style-name="T230"> </text:span><text:span text:style-name="T235">emd</text:span><text:span text:style-name="T230">) {</text:span></text:p>
            <text:p text:style-name="P38"><text:span text:style-name="T230"><text:s text:c="8"/></text:span><text:span text:style-name="T237">emd</text:span><text:span text:style-name="T230">.</text:span><text:span text:style-name="T238">getInjectionPoint</text:span><text:span text:style-name="T230">();</text:span></text:p>
            <text:p text:style-name="P38"><text:span text:style-name="T230"><text:s text:c="8"/></text:span><text:span text:style-name="T237">emd</text:span><text:span text:style-name="T230">.</text:span><text:span text:style-name="T238">getQualifiers</text:span><text:span text:style-name="T230">();</text:span></text:p>
            <text:p text:style-name="P38"><text:span text:style-name="T230"><text:s text:c="8"/></text:span><text:span text:style-name="T237">emd</text:span><text:span text:style-name="T230">.</text:span><text:span text:style-name="T238">getType</text:span><text:span text:style-name="T230">();</text:span></text:p>
            <text:p text:style-name="P39"><text:span text:style-name="T232"><text:s text:c="4"/></text:span><text:span text:style-name="T232">}</text:span></text:p>
            <text:p text:style-name="P38"><text:span text:style-name="T232"/></text:p>
            <text:p text:style-name="P39"><text:span text:style-name="T23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6"><text:span text:style-name="T239"/></text:p>
            <text:p text:style-name="P6"><text:span text:style-name="T75">@Observes</text:span><text:span text:style-name="T80"> </text:span><text:span text:style-name="T75">@Initialized</text:span><text:span text:style-name="T80">(</text:span><text:span text:style-name="T75">ApplicationScoped</text:span><text:span text:style-name="T80">.</text:span><text:span text:style-name="T76">class</text:span><text:span text:style-name="T80">) </text:span><text:span text:style-name="T81">Object</text:span></text:p>
            <text:p text:style-name="P6"><text:span text:style-name="T184">@Observes</text:span><text:span text:style-name="T203"> </text:span><text:span text:style-name="T184">@BeforeDestroyed</text:span><text:span text:style-name="T203">(</text:span><text:span text:style-name="T184">ApplicationScoped</text:span><text:span text:style-name="T203">.</text:span><text:span text:style-name="T180">class</text:span><text:span text:style-name="T183">) </text:span><text:span text:style-name="T240">Object</text:span></text:p>
            <text:p text:style-name="P6"><text:span text:style-name="T184">@Observes</text:span><text:span text:style-name="T203"> </text:span><text:span text:style-name="T184">@Destroyed</text:span><text:span text:style-name="T203">(</text:span><text:span text:style-name="T184">ApplicationScoped</text:span><text:span text:style-name="T203">.</text:span><text:span text:style-name="T180">class</text:span><text:span text:style-name="T183">) </text:span><text:span text:style-name="T240">Object</text:span></text:p>
            <text:p text:style-name="P6"><text:span text:style-name="T240"/></text:p>
            <text:p text:style-name="P8"><text:span text:style-name="T75">@Observes</text:span><text:span text:style-name="T77"> </text:span><text:span text:style-name="T75">@Initialized</text:span><text:span text:style-name="T77">(</text:span><text:span text:style-name="T75">RequestScoped</text:span><text:span text:style-name="T77">.</text:span><text:span text:style-name="T76">class</text:span><text:span text:style-name="T77">) </text:span><text:span text:style-name="T81">ServletRequest</text:span></text:p>
            <text:p text:style-name="P6"><text:span text:style-name="T184">@Observes</text:span><text:span text:style-name="T203"> </text:span><text:span text:style-name="T184">@BeforeDestroyed</text:span><text:span text:style-name="T203">(</text:span><text:span text:style-name="T184">RequestScoped</text:span><text:span text:style-name="T203">.</text:span><text:span text:style-name="T180">class</text:span><text:span text:style-name="T183">) </text:span><text:span text:style-name="T81">ServletRequest</text:span></text:p>
            <text:p text:style-name="P8"><text:span text:style-name="T184">@Observes</text:span><text:span text:style-name="T181"> </text:span><text:span text:style-name="T184">@Destroyed</text:span><text:span text:style-name="T181">(</text:span><text:span text:style-name="T184">RequestScoped</text:span><text:span text:style-name="T181">.</text:span><text:span text:style-name="T180">class</text:span><text:span text:style-name="T183">) </text:span><text:span text:style-name="T81">ServletRequest</text:span></text:p>
            <text:p text:style-name="P8"><text:span text:style-name="T81"/></text:p>
            <text:p text:style-name="P8"><text:span text:style-name="T184">@Observes</text:span><text:span text:style-name="T181"> </text:span><text:span text:style-name="T184">@Initialized</text:span><text:span text:style-name="T181">(</text:span><text:span text:style-name="T184">SessionScoped</text:span><text:span text:style-name="T181">.</text:span><text:span text:style-name="T180">class</text:span><text:span text:style-name="T183">) </text:span><text:span text:style-name="T81">HttpSession</text:span></text:p>
            <text:p text:style-name="P6"><text:span text:style-name="T241">@Observes</text:span><text:span text:style-name="T242"> </text:span><text:span text:style-name="T241">@BeforeDestroyed</text:span><text:span text:style-name="T242">(</text:span><text:span text:style-name="T241">SessionScoped</text:span><text:span text:style-name="T242">.</text:span><text:span text:style-name="T243">class</text:span><text:span text:style-name="T242">) </text:span><text:span text:style-name="T81">HttpSession</text:span></text:p>
            <text:p text:style-name="P8"><text:span text:style-name="T75">@Observes</text:span><text:span text:style-name="T77"> </text:span><text:span text:style-name="T75">@Destroyed</text:span><text:span text:style-name="T77">(</text:span><text:span text:style-name="T75">SessionScoped</text:span><text:span text:style-name="T77">.</text:span><text:span text:style-name="T76">class</text:span><text:span text:style-name="T77">) </text:span><text:span text:style-name="T81">HttpSe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8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Decorator</text:span></text:p>
            <text:p text:style-name="P8"><text:span text:style-name="T75">@Priority</text:span><text:span text:style-name="T77">(</text:span><text:span text:style-name="T75">Interceptor</text:span><text:span text:style-name="T77">.</text:span><text:span text:style-name="T78">Priority</text:span><text:span text:style-name="T77">.</text:span><text:span text:style-name="T83">APPLICATIO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HelloDecorator</text:span><text:span text:style-name="T77"> </text:span><text:span text:style-name="T76">implements</text:span><text:span text:style-name="T77"> </text:span><text:span text:style-name="T81">HelloService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5">@Delegate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Override</text:span></text:p>
            <text:p text:style-name="P8"><text:span text:style-name="T77"><text:s text:c="4"/></text:span><text:span text:style-name="T76">public</text:span><text:span text:style-name="T77"> </text:span><text:span text:style-name="T78">String</text:span><text:span text:style-name="T77"> </text:span><text:span text:style-name="T80">hello</text:span><text:span text:style-name="T77"> () {</text:span></text:p>
            <text:p text:style-name="P8"><text:span text:style-name="T77"><text:s text:c="8"/></text:span><text:span text:style-name="T76">return</text:span><text:span text:style-name="T77"> </text:span><text:span text:style-name="T84">"Decorated "</text:span><text:span text:style-name="T77"> + </text:span><text:span text:style-name="T82">hello</text:span><text:span text:style-name="T77">.</text:span><text:span text:style-name="T166">hello</text:span><text:span text:style-name="T77">(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Decorator</text:span></text:p>
            <text:p text:style-name="P8"><text:span text:style-name="T184">@Priority</text:span><text:span text:style-name="T181">(</text:span><text:span text:style-name="T184">Interceptor</text:span><text:span text:style-name="T181">.</text:span><text:span text:style-name="T182">Priority</text:span><text:span text:style-name="T183">.</text:span><text:span text:style-name="T244">APPLICATION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oodbyeDecorator</text:span><text:span text:style-name="T77"> </text:span><text:span text:style-name="T76">implements</text:span><text:span text:style-name="T77"> </text:span><text:span text:style-name="T81">HelloService</text:span><text:span text:style-name="T77"> {}</text:span></text:p>
            <text:p text:style-name="P8"><text:span text:style-name="T79"/></text:p>
            <text:p text:style-name="P6"><text:span text:style-name="T75">@Decorator</text:span></text:p>
            <text:p text:style-name="P8"><text:span text:style-name="T245">@Priority</text:span><text:span text:style-name="T95">(</text:span><text:span text:style-name="T245">Interceptor</text:span><text:span text:style-name="T95">.</text:span><text:span text:style-name="T96">Priority</text:span><text:span text:style-name="T99">.</text:span><text:span text:style-name="T246">APPLICATION</text:span><text:span text:style-name="T99"> + </text:span><text:span text:style-name="T246">1</text:span><text:span text:style-name="T99">)</text:span></text:p>
            <text:p text:style-name="P6"><text:span text:style-name="T76">public</text:span><text:span text:style-name="T77"> </text:span><text:span text:style-name="T76">class</text:span><text:span text:style-name="T77"> </text:span><text:span text:style-name="T78">HelloDecorator</text:span><text:span text:style-name="T77"> </text:span><text:span text:style-name="T76">implements</text:span><text:span text:style-name="T77"> </text:span><text:span text:style-name="T81">HelloService</text:span><text:span text:style-name="T77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16" draw:text-style-name="P16" draw:layer="layout" svg:width="25.199cm" svg:height="12.18cm" svg:x="1.4cm" svg:y="4.914cm" presentation:class="outline" presentation:user-transformed="true">
          <draw:text-box>
            <text:p text:style-name="P8"><text:span text:style-name="T247">&lt;</text:span><text:span text:style-name="T248">beans</text:span><text:span text:style-name="T169"> </text:span><text:span text:style-name="T249">xmlns</text:span><text:span text:style-name="T33">=</text:span><text:span text:style-name="T250">"https://jakarta.ee/xml/ns/jakartaee"</text:span></text:p>
            <text:p text:style-name="P8"><text:span text:style-name="T169"><text:s text:c="4"/></text:span><text:span text:style-name="T249">xmlns:xsi</text:span><text:span text:style-name="T33">=</text:span><text:span text:style-name="T250">"http://www.w3.org/2001/XMLSchema-instance"</text:span></text:p>
            <text:p text:style-name="P8"><text:span text:style-name="T169"><text:s text:c="4"/></text:span><text:span text:style-name="T249">xsi:schemaLocation</text:span><text:span text:style-name="T33">=</text:span><text:span text:style-name="T250">"https://jakarta.ee/xml/ns/jakartaee https://jakarta.ee/xml/ns/jakartaee/beans_4_0.xsd"</text:span></text:p>
            <text:p text:style-name="P8"><text:span text:style-name="T169"><text:s text:c="4"/></text:span><text:span text:style-name="T249">version</text:span><text:span text:style-name="T33">=</text:span><text:span text:style-name="T250">"4.0"</text:span><text:span text:style-name="T169"> </text:span><text:span text:style-name="T249">bean-discovery-mode</text:span><text:span text:style-name="T33">=</text:span><text:span text:style-name="T250">"all"</text:span><text:span text:style-name="T247">&gt;</text:span></text:p>
            <text:p text:style-name="P8"><text:span text:style-name="T169"/></text:p>
            <text:p text:style-name="P8"><text:span text:style-name="T33"><text:s text:c="4"/></text:span><text:span text:style-name="T247">&lt;</text:span><text:span text:style-name="T248">decorators</text:span><text:span text:style-name="T247">&gt;</text:span></text:p>
            <text:p text:style-name="P8"><text:span text:style-name="T33"><text:s text:c="8"/></text:span><text:span text:style-name="T247">&lt;</text:span><text:span text:style-name="T248">class</text:span><text:span text:style-name="T247">&gt;</text:span><text:span text:style-name="T33">com.company.product.HelloDecorator</text:span><text:span text:style-name="T247">&lt;/</text:span><text:span text:style-name="T248">class</text:span><text:span text:style-name="T247">&gt;</text:span></text:p>
            <text:p text:style-name="P8"><text:span text:style-name="T33"><text:s text:c="8"/></text:span><text:span text:style-name="T247">&lt;</text:span><text:span text:style-name="T248">class</text:span><text:span text:style-name="T247">&gt;</text:span><text:span text:style-name="T33">com.company.product.GoodbyeDecorator</text:span><text:span text:style-name="T247">&lt;/</text:span><text:span text:style-name="T248">class</text:span><text:span text:style-name="T247">&gt;</text:span></text:p>
            <text:p text:style-name="P8"><text:span text:style-name="T33"><text:s text:c="4"/></text:span><text:span text:style-name="T247">&lt;/</text:span><text:span text:style-name="T248">decorators</text:span><text:span text:style-name="T247">&gt;</text:span></text:p>
            <text:p text:style-name="P8"><text:span text:style-name="T169"/></text:p>
            <text:p text:style-name="P8"><text:span text:style-name="T247">&lt;/</text:span><text:span text:style-name="T248">beans</text:span><text:span text:style-name="T247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80"> </text:span><text:span text:style-name="T76">class</text:span><text:span text:style-name="T80"> </text:span><text:span text:style-name="T78">GreeterClient</text:span><text:span text:style-name="T80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181"><text:s text:c="4"/></text:span><text:span text:style-name="T180">public</text:span><text:span text:style-name="T181"> </text:span><text:span text:style-name="T182">GreeterClient</text:span><text:span text:style-name="T183"> () {}</text:span></text:p>
            <text:p text:style-name="P8"><text:span text:style-name="T77"/></text:p>
            <text:p text:style-name="P8"><text:span text:style-name="T75"><text:s text:c="4"/></text:span><text:span text:style-name="T75">@Log</text:span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166">display</text:span><text:span text:style-name="T77">(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40" draw:layer="layout" svg:width="17.271cm" svg:height="12.572cm" svg:x="2.159cm" svg:y="13.271cm" presentation:class="notes" presentation:user-transformed="true">
            <draw:text-box>
              <text:p text:style-name="P5"><text:span text:style-name="T2">Interceptors can wrap custom logic around methods.</text:span></text:p>
              <text:p text:style-name="P5"><text:span text:style-name="T2"/></text:p>
            </draw:text-box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/></text:p>
            <text:p text:style-name="P8"><text:span text:style-name="T75"><text:s text:c="4"/></text:span><text:span text:style-name="T75">@Log</text:span></text:p>
            <text:p text:style-name="P8"><text:span text:style-name="T181"><text:s text:c="4"/></text:span><text:span text:style-name="T180">public</text:span><text:span text:style-name="T181"> </text:span><text:span text:style-name="T182">GreeterClient</text:span><text:span text:style-name="T183"> () {}</text:span></text:p>
            <text:p text:style-name="P8"><text:span text:style-name="T77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166">display</text:span><text:span text:style-name="T77">(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InterceptorBinding</text:span></text:p>
            <text:p text:style-name="P8"><text:span text:style-name="T75">@Target</text:span><text:span text:style-name="T77">({</text:span><text:span text:style-name="T83">CONSTRUCTOR</text:span><text:span text:style-name="T77">,</text:span><text:span text:style-name="T83"> METHOD</text:span><text:span text:style-name="T77">, </text:span><text:span text:style-name="T83">TYPE</text:span><text:span text:style-name="T77">})</text:span></text:p>
            <text:p text:style-name="P8"><text:span text:style-name="T75">@Retention</text:span><text:span text:style-name="T77">(</text:span><text:span text:style-name="T83">RUNTIME</text:span><text:span text:style-name="T77">)</text:span></text:p>
            <text:p text:style-name="P8"><text:span text:style-name="T76">public</text:span><text:span text:style-name="T77"> </text:span><text:span text:style-name="T76">@interface</text:span><text:span text:style-name="T77"> </text:span><text:span text:style-name="T75">Log</text:span><text:span text:style-name="T77"> {</text:span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40" draw:text-style-name="P27" draw:layer="layout" svg:width="25.199cm" svg:height="14.156cm" svg:x="1.4cm" svg:y="4.914cm" presentation:class="outline" presentation:user-transformed="true">
          <draw:text-box>
            <text:p text:style-name="P8"><text:span text:style-name="T132">@Interceptor</text:span></text:p>
            <text:p text:style-name="P8"><text:span text:style-name="T132">@Log</text:span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LogIntercepto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roundInvoke</text:span></text:p>
            <text:p text:style-name="P8"><text:span text:style-name="T129"><text:s text:c="4"/></text:span><text:span text:style-name="T128">public</text:span><text:span text:style-name="T129"> </text:span><text:span text:style-name="T130">Object</text:span><text:span text:style-name="T129"> </text:span><text:span text:style-name="T135">log</text:span><text:span text:style-name="T129"> (</text:span><text:span text:style-name="T133">InvocationContext</text:span><text:span text:style-name="T129"> </text:span><text:span text:style-name="T136">ic</text:span><text:span text:style-name="T129">) </text:span><text:span text:style-name="T128">throws</text:span><text:span text:style-name="T129"> </text:span><text:span text:style-name="T130">Exception</text:span><text:span text:style-name="T129"> {</text:span></text:p>
            <text:p text:style-name="P8"><text:span text:style-name="T129"><text:s text:c="8"/></text:span><text:span text:style-name="T130">System</text:span><text:span text:style-name="T129">.</text:span><text:span text:style-name="T251">out</text:span><text:span text:style-name="T129">.println(</text:span><text:span text:style-name="T252">"Start "</text:span><text:span text:style-name="T129"> + </text:span><text:span text:style-name="T139">ic</text:span><text:span text:style-name="T129">.</text:span><text:span text:style-name="T138">getMethod</text:span><text:span text:style-name="T129">().getName());</text:span></text:p>
            <text:p text:style-name="P8"><text:span text:style-name="T129"><text:s text:c="8"/></text:span><text:span text:style-name="T128">try</text:span><text:span text:style-name="T129">{</text:span></text:p>
            <text:p text:style-name="P8"><text:span text:style-name="T129"><text:s text:c="12"/></text:span><text:span text:style-name="T128">return</text:span><text:span text:style-name="T129"> </text:span><text:span text:style-name="T139">ic</text:span><text:span text:style-name="T129">.</text:span><text:span text:style-name="T138">proceed</text:span><text:span text:style-name="T129">();</text:span></text:p>
            <text:p text:style-name="P8"><text:span text:style-name="T129"><text:s text:c="8"/></text:span><text:span text:style-name="T129">}</text:span><text:span text:style-name="T128">catch</text:span><text:span text:style-name="T129">( </text:span><text:span text:style-name="T130">Exception</text:span><text:span text:style-name="T129"> </text:span><text:span text:style-name="T136">e</text:span><text:span text:style-name="T129"> ){</text:span></text:p>
            <text:p text:style-name="P8"><text:span text:style-name="T129"><text:s text:c="12"/></text:span><text:span text:style-name="T130">System</text:span><text:span text:style-name="T129">.</text:span><text:span text:style-name="T251">out</text:span><text:span text:style-name="T129">.println(</text:span><text:span text:style-name="T252">"Exception "</text:span><text:span text:style-name="T129"> + </text:span><text:span text:style-name="T139">e</text:span><text:span text:style-name="T129">);</text:span></text:p>
            <text:p text:style-name="P8"><text:span text:style-name="T129"><text:s text:c="12"/></text:span><text:span text:style-name="T128">throw</text:span><text:span text:style-name="T129"> </text:span><text:span text:style-name="T139">e</text:span><text:span text:style-name="T129">;</text:span></text:p>
            <text:p text:style-name="P8"><text:span text:style-name="T129"><text:s text:c="8"/></text:span><text:span text:style-name="T129">}</text:span><text:span text:style-name="T128">finally</text:span><text:span text:style-name="T129">{</text:span></text:p>
            <text:p text:style-name="P8"><text:span text:style-name="T129"><text:s text:c="12"/></text:span><text:span text:style-name="T130">System</text:span><text:span text:style-name="T129">.</text:span><text:span text:style-name="T251">out</text:span><text:span text:style-name="T129">.println(</text:span><text:span text:style-name="T252">"End "</text:span><text:span text:style-name="T129"> + </text:span><text:span text:style-name="T139">ic</text:span><text:span text:style-name="T129">.</text:span><text:span text:style-name="T138">getMethod</text:span><text:span text:style-name="T129">().getName());</text:span></text:p>
            <text:p text:style-name="P8"><text:span text:style-name="T129"><text:s text:c="8"/></text:span><text:span text:style-name="T129">}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41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40" draw:layer="layout" svg:width="25.199cm" svg:height="14.156cm" svg:x="1.4cm" svg:y="4.914cm" presentation:class="outline" presentation:user-transformed="true">
          <draw:text-box>
            <text:p text:style-name="P8"><text:span text:style-name="T132">@Interceptor</text:span></text:p>
            <text:p text:style-name="P8"><text:span text:style-name="T132">@Log</text:span></text:p>
            <text:p text:style-name="P8"><text:span text:style-name="T132">@Priority</text:span><text:span text:style-name="T129">(</text:span><text:span text:style-name="T132">Interceptor</text:span><text:span text:style-name="T129">.</text:span><text:span text:style-name="T130">Priority</text:span><text:span text:style-name="T129">.</text:span><text:span text:style-name="T251">APPLICATION</text:span><text:span text:style-name="T129">)</text:span></text:p>
            <text:p text:style-name="P8"><text:span text:style-name="T128">public</text:span><text:span text:style-name="T129"> </text:span><text:span text:style-name="T128">class</text:span><text:span text:style-name="T129"> </text:span><text:span text:style-name="T130">LogInterceptor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32">@AroundConstruct</text:span></text:p>
            <text:p text:style-name="P8"><text:span text:style-name="T129"><text:s text:c="4"/></text:span><text:span text:style-name="T128">public</text:span><text:span text:style-name="T129"> </text:span><text:span text:style-name="T130">Object</text:span><text:span text:style-name="T129"> </text:span><text:span text:style-name="T135">log</text:span><text:span text:style-name="T129"> (</text:span><text:span text:style-name="T133">InvocationContext</text:span><text:span text:style-name="T129"> </text:span><text:span text:style-name="T136">ic</text:span><text:span text:style-name="T129">) </text:span><text:span text:style-name="T128">throws</text:span><text:span text:style-name="T129"> </text:span><text:span text:style-name="T130">Exception</text:span><text:span text:style-name="T129"> {</text:span></text:p>
            <text:p text:style-name="P8"><text:span text:style-name="T129"><text:s text:c="8"/></text:span><text:span text:style-name="T130">System</text:span><text:span text:style-name="T129">.</text:span><text:span text:style-name="T251">out</text:span><text:span text:style-name="T129">.println(</text:span><text:span text:style-name="T252">"Start "</text:span><text:span text:style-name="T129"> + </text:span><text:span text:style-name="T139">ic</text:span><text:span text:style-name="T129">.</text:span><text:span text:style-name="T138">getConstructor</text:span><text:span text:style-name="T129">().getName());</text:span></text:p>
            <text:p text:style-name="P8"><text:span text:style-name="T129"><text:s text:c="8"/></text:span><text:span text:style-name="T128">try</text:span><text:span text:style-name="T129">{</text:span></text:p>
            <text:p text:style-name="P8"><text:span text:style-name="T129"><text:s text:c="12"/></text:span><text:span text:style-name="T128">return</text:span><text:span text:style-name="T129"> </text:span><text:span text:style-name="T139">ic</text:span><text:span text:style-name="T129">.</text:span><text:span text:style-name="T138">proceed</text:span><text:span text:style-name="T129">();</text:span></text:p>
            <text:p text:style-name="P8"><text:span text:style-name="T129"><text:s text:c="8"/></text:span><text:span text:style-name="T129">}</text:span><text:span text:style-name="T128">catch</text:span><text:span text:style-name="T129">( </text:span><text:span text:style-name="T130">Exception</text:span><text:span text:style-name="T129"> </text:span><text:span text:style-name="T136">e</text:span><text:span text:style-name="T129"> ){</text:span></text:p>
            <text:p text:style-name="P8"><text:span text:style-name="T129"><text:s text:c="12"/></text:span><text:span text:style-name="T130">System</text:span><text:span text:style-name="T129">.</text:span><text:span text:style-name="T251">out</text:span><text:span text:style-name="T129">.println(</text:span><text:span text:style-name="T252">"Exception "</text:span><text:span text:style-name="T129"> + </text:span><text:span text:style-name="T139">e</text:span><text:span text:style-name="T129">);</text:span></text:p>
            <text:p text:style-name="P8"><text:span text:style-name="T129"><text:s text:c="12"/></text:span><text:span text:style-name="T128">throw</text:span><text:span text:style-name="T129"> </text:span><text:span text:style-name="T139">e</text:span><text:span text:style-name="T129">;</text:span></text:p>
            <text:p text:style-name="P8"><text:span text:style-name="T129"><text:s text:c="8"/></text:span><text:span text:style-name="T129">}</text:span><text:span text:style-name="T128">finally</text:span><text:span text:style-name="T129">{</text:span></text:p>
            <text:p text:style-name="P8"><text:span text:style-name="T129"><text:s text:c="12"/></text:span><text:span text:style-name="T130">System</text:span><text:span text:style-name="T129">.</text:span><text:span text:style-name="T251">out</text:span><text:span text:style-name="T129">.println(</text:span><text:span text:style-name="T252">"End "</text:span><text:span text:style-name="T129"> + </text:span><text:span text:style-name="T139">ic</text:span><text:span text:style-name="T129">.</text:span><text:span text:style-name="T138">getConstructor</text:span><text:span text:style-name="T129">().getName());</text:span></text:p>
            <text:p text:style-name="P8"><text:span text:style-name="T129"><text:s text:c="8"/></text:span><text:span text:style-name="T129">}</text:span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41" draw:layer="layout" svg:width="25.199cm" svg:height="13.859cm" svg:x="1.4cm" svg:y="4.914cm" presentation:class="outline" presentation:user-transformed="true">
          <draw:text-box>
            <text:p text:style-name="P12"><text:span text:style-name="T75">@Interceptor</text:span><text:span text:style-name="T75"><text:line-break/></text:span><text:span text:style-name="T75">@ExceptionAsResponse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ExceptionAsResponseInterceptor</text:span><text:span text:style-name="T80"> {}</text:span><text:span text:style-name="T80"><text:line-break/></text:span><text:span text:style-name="T80"><text:line-break/></text:span><text:span text:style-name="T75">@Interceptor</text:span><text:span text:style-name="T75"><text:line-break/></text:span><text:span text:style-name="T75">@TraceLog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 + </text:span><text:span text:style-name="T91">1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TraceLogInterceptor</text:span><text:span text:style-name="T80"> {}</text:span><text:span text:style-name="T80"><text:line-break/></text:span><text:span text:style-name="T80"><text:line-break/></text:span><text:span text:style-name="T75">@Interceptor</text:span><text:span text:style-name="T75"><text:line-break/></text:span><text:span text:style-name="T75">@Retry</text:span><text:span text:style-name="T75"><text:line-break/></text:span><text:span text:style-name="T75">@Priority</text:span><text:span text:style-name="T80">(</text:span><text:span text:style-name="T75">Interceptor</text:span><text:span text:style-name="T80">.</text:span><text:span text:style-name="T78">Priority</text:span><text:span text:style-name="T80">.</text:span><text:span text:style-name="T91">APPLICATION</text:span><text:span text:style-name="T80"> + </text:span><text:span text:style-name="T91">2</text:span><text:span text:style-name="T80">)</text:span><text:span text:style-name="T80"><text:line-break/></text:span><text:span text:style-name="T76">public</text:span><text:span text:style-name="T80"> </text:span><text:span text:style-name="T76">class</text:span><text:span text:style-name="T80"> </text:span><text:span text:style-name="T78">RetryInterceptor</text:span><text:span text:style-name="T80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2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etadata like Bean, Decorator, Interceptor, ...</text:p>
              </text:list-item>
              <text:list-item>
                <text:p>BeanManager object, CDI.current()</text:p>
              </text:list-item>
              <text:list-item>
                <text:p>Container lifecycle events like BeforeBeanDiscovery, ProcessBean, ...</text:p>
              </text:list-item>
              <text:list-item>
                <text:p>Configurators, InterceptionFa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3" presentation:class="page"/>
          <draw:frame presentation:style-name="pr42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able extensions possibilities</text:p>
          </draw:text-box>
        </draw:frame>
        <draw:frame presentation:style-name="pr18" draw:layer="layout" svg:width="25.199cm" svg:height="12.18cm" svg:x="1.4cm" svg:y="4.914cm" presentation:class="outline">
          <draw:text-box>
            <text:list text:style-name="L3">
              <text:list-item>
                <text:p>Integration with third party and new framework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7" draw:layer="layout" svg:width="25.199cm" svg:height="13.859cm" svg:x="1.4cm" svg:y="4.914cm" presentation:class="outline" presentation:user-transformed="true">
          <draw:text-box>
            <text:p text:style-name="P8"><text:span text:style-name="T128">class</text:span><text:span text:style-name="T129"> </text:span><text:span text:style-name="T130">MyExtension</text:span><text:span text:style-name="T129"> </text:span><text:span text:style-name="T128">implements</text:span><text:span text:style-name="T129"> </text:span><text:span text:style-name="T133">Extension</text:span><text:span text:style-name="T129"> {</text:span></text:p>
            <text:p text:style-name="P8"><text:span text:style-name="T131"/></text:p>
            <text:p text:style-name="P8"><text:span text:style-name="T129"><text:s text:c="4"/></text:span><text:span text:style-name="T129">&lt;</text:span><text:span text:style-name="T130">T</text:span><text:span text:style-name="T129">&gt; </text:span><text:span text:style-name="T128">void</text:span><text:span text:style-name="T129"> </text:span><text:span text:style-name="T135">processAnnotatedType</text:span><text:span text:style-name="T129"> (</text:span><text:span text:style-name="T132">@Observes</text:span><text:span text:style-name="T129"> </text:span><text:span text:style-name="T132">@WithAnnotations</text:span><text:span text:style-name="T129">({</text:span><text:span text:style-name="T132">Ignore</text:span><text:span text:style-name="T129">.</text:span><text:span text:style-name="T128">class</text:span><text:span text:style-name="T129">}) </text:span><text:span text:style-name="T133">ProcessAnnotatedType</text:span><text:span text:style-name="T129">&lt;</text:span><text:span text:style-name="T130">T</text:span><text:span text:style-name="T129">&gt; </text:span><text:span text:style-name="T136">pat</text:span><text:span text:style-name="T129">) {</text:span></text:p>
            <text:p text:style-name="P8"><text:span text:style-name="T129"><text:s text:c="8"/></text:span><text:span text:style-name="T128">if</text:span><text:span text:style-name="T129">( </text:span><text:span text:style-name="T139">pat</text:span><text:span text:style-name="T129">.</text:span><text:span text:style-name="T138">getAnnotatedType</text:span><text:span text:style-name="T129">().</text:span><text:span text:style-name="T138">isAnnotationPresent</text:span><text:span text:style-name="T129">(</text:span><text:span text:style-name="T132">Ignore</text:span><text:span text:style-name="T129">.</text:span><text:span text:style-name="T128">class</text:span><text:span text:style-name="T129">) ){</text:span></text:p>
            <text:p text:style-name="P8"><text:span text:style-name="T129"><text:s text:c="12"/></text:span><text:span text:style-name="T139">pat</text:span><text:span text:style-name="T129">.</text:span><text:span text:style-name="T138">veto</text:span><text:span text:style-name="T129">();</text:span></text:p>
            <text:p text:style-name="P8"><text:span text:style-name="T129"><text:s text:c="8"/></text:span><text:span text:style-name="T129">}</text:span></text:p>
            <text:p text:style-name="P8"><text:span text:style-name="T131"/></text:p>
            <text:p text:style-name="P8"><text:span text:style-name="T129"><text:s text:c="4"/></text:span><text:span text:style-name="T129">}</text:span></text:p>
            <text:p text:style-name="P8"><text:span text:style-name="T131"/></text:p>
            <text:p text:style-name="P8"><text:span text:style-name="T1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18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20">@RunWith</text:span><text:span text:style-name="T13">(</text:span><text:span text:style-name="T118">Arquillian</text:span><text:span text:style-name="T13">.</text:span><text:span text:style-name="T117">class</text:span><text:span text:style-name="T13">)</text:span></text:p>
            <text:p text:style-name="P8"><text:span text:style-name="T117">public</text:span><text:span text:style-name="T13"> </text:span><text:span text:style-name="T117">class</text:span><text:span text:style-name="T13"> </text:span><text:span text:style-name="T118">GreeterTest</text:span><text:span text:style-name="T13"> {</text:span></text:p>
            <text:p text:style-name="P8"><text:span text:style-name="T119"/></text:p>
            <text:p text:style-name="P8"><text:span text:style-name="T13"><text:s text:c="4"/></text:span><text:span text:style-name="T120">@Deployment</text:span></text:p>
            <text:p text:style-name="P8"><text:span text:style-name="T13"><text:s text:c="4"/></text:span><text:span text:style-name="T117">public</text:span><text:span text:style-name="T13"> </text:span><text:span text:style-name="T117">static</text:span><text:span text:style-name="T13"> </text:span><text:span text:style-name="T121">JavaArchive</text:span><text:span text:style-name="T13"> </text:span><text:span text:style-name="T123">createDeployment</text:span><text:span text:style-name="T13">() {</text:span></text:p>
            <text:p text:style-name="P8"><text:span text:style-name="T13"><text:s text:c="8"/></text:span><text:span text:style-name="T117">return</text:span><text:span text:style-name="T13"> </text:span><text:span text:style-name="T118">ShrinkWrap</text:span></text:p>
            <text:p text:style-name="P8"><text:span text:style-name="T13"><text:s text:c="12"/></text:span><text:span text:style-name="T13">.</text:span><text:span text:style-name="T127">create</text:span><text:span text:style-name="T13">(</text:span><text:span text:style-name="T121">JavaArchive</text:span><text:span text:style-name="T13">.</text:span><text:span text:style-name="T117">class</text:span><text:span text:style-name="T13">)</text:span></text:p>
            <text:p text:style-name="P8"><text:span text:style-name="T13"><text:s text:c="12"/></text:span><text:span text:style-name="T13">.</text:span><text:span text:style-name="T127">addClasses</text:span><text:span text:style-name="T13">(</text:span><text:span text:style-name="T118">Greeter</text:span><text:span text:style-name="T13">.</text:span><text:span text:style-name="T117">class</text:span><text:span text:style-name="T13">, </text:span><text:span text:style-name="T118">PhraseBuilder</text:span><text:span text:style-name="T13">.</text:span><text:span text:style-name="T117">class</text:span><text:span text:style-name="T13">)</text:span></text:p>
            <text:p text:style-name="P8"><text:span text:style-name="T13"><text:s text:c="12"/></text:span><text:span text:style-name="T13">.</text:span><text:span text:style-name="T127">addAsManifestResource</text:span><text:span text:style-name="T13">(</text:span><text:span text:style-name="T253">EmptyAsset</text:span><text:span text:style-name="T13">.</text:span><text:span text:style-name="T140">INSTANCE</text:span><text:span text:style-name="T13">, </text:span><text:span text:style-name="T124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<text:s text:c="4"/></text:span><text:span text:style-name="T120">@Inject</text:span></text:p>
            <text:p text:style-name="P8"><text:span text:style-name="T13"><text:s text:c="4"/></text:span><text:span text:style-name="T118">Greeter</text:span><text:span text:style-name="T13"> </text:span><text:span text:style-name="T122">greeter</text:span><text:span text:style-name="T13">;</text:span></text:p>
            <text:p text:style-name="P8"><text:span text:style-name="T119"/></text:p>
            <text:p text:style-name="P8"><text:span text:style-name="T13"><text:s text:c="4"/></text:span><text:span text:style-name="T120">@Test</text:span></text:p>
            <text:p text:style-name="P8"><text:span text:style-name="T13"><text:s text:c="4"/></text:span><text:span text:style-name="T117">public</text:span><text:span text:style-name="T13"> </text:span><text:span text:style-name="T117">void</text:span><text:span text:style-name="T13"> </text:span><text:span text:style-name="T123">should_create_greeting</text:span><text:span text:style-name="T13">() {</text:span></text:p>
            <text:p text:style-name="P8"><text:span text:style-name="T13"><text:s text:c="8"/></text:span><text:span text:style-name="T127">assertEquals</text:span><text:span text:style-name="T13">(</text:span><text:span text:style-name="T124">"Hello, Earthling!"</text:span><text:span text:style-name="T13">, </text:span><text:span text:style-name="T122">greeter</text:span><text:span text:style-name="T13">.createGreeting(</text:span><text:span text:style-name="T124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119"/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4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54"><text:a xlink:href="http://bryncooke.github.io/cdi-unit/" xlink:type="simple">http://bryncooke.github.io/cdi-unit/</text:a></text:span></text:p>
              </text:list-item>
              <text:list-item>
                <text:p><text:span text:style-name="T254">JUnit runner for testing CDI applications</text:span></text:p>
              </text:list-item>
              <text:list-item>
                <text:p><text:span text:style-name="T254">Works by creating custom CDI/Weld deploy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43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4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17"><text:span text:style-name="T254">Mockito via @Mock, @Spy</text:span></text:p>
              </text:list-item>
              <text:list-item>
                <text:p text:style-name="P17"><text:span text:style-name="T254">Custom deployments via @AdditionalClasses, @AdditionalClassPaths, @AdditionalPackages, @IgnoredClasses</text:span></text:p>
              </text:list-item>
              <text:list-item>
                <text:p text:style-name="P17"><text:span text:style-name="T254">Scopes via @InRequestScope, @InSessionScope, @InConversationScope</text:span></text:p>
              </text:list-item>
              <text:list-item>
                <text:p text:style-name="P17"><text:span text:style-name="T254">Alternatives via @EnabledAlternatives, @ProducesAlternative</text:span></text:p>
              </text:list-item>
              <text:list-item>
                <text:p text:style-name="P17"><text:span text:style-name="T254">Java technologies via @SupportEjb, @SupportJaxRs, @SupportDeltaspike* annot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5" draw:text-style-name="P16" draw:layer="layout" svg:width="25.199cm" svg:height="14.111cm" svg:x="1.4cm" svg:y="4.783cm" presentation:class="outline" presentation:user-transformed="true">
          <draw:text-box>
            <text:p text:style-name="P8"><text:span text:style-name="T75">@ApplicationScoped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Instance</text:span><text:span text:style-name="T77">&lt;</text:span><text:span text:style-name="T78">String</text:span><text:span text:style-name="T77">&gt; </text:span><text:span text:style-name="T82">us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Inject</text:span></text:p>
            <text:p text:style-name="P8"><text:span text:style-name="T77"><text:s text:c="4"/></text:span><text:span text:style-name="T76">private</text:span><text:span text:style-name="T77"> </text:span><text:span text:style-name="T81">EmailService</text:span><text:span text:style-name="T77"> </text:span><text:span text:style-name="T82">email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</text:span><text:span text:style-name="T77"> () {</text:span></text:p>
            <text:p text:style-name="P8"><text:span text:style-name="T77"><text:s text:c="8"/></text:span><text:span text:style-name="T82">email</text:span><text:span text:style-name="T77">.</text:span><text:span text:style-name="T166">send</text:span><text:span text:style-name="T77">(</text:span><text:span text:style-name="T82">user</text:span><text:span text:style-name="T77">.</text:span><text:span text:style-name="T166">get</text:span><text:span text:style-name="T77">() + </text:span><text:span text:style-name="T84">" said "</text:span><text:span text:style-name="T77"> + </text:span><text:span text:style-name="T82">hello</text:span><text:span text:style-name="T77">.</text:span><text:span text:style-name="T166">hello</text:span><text:span text:style-name="T77">()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16" draw:layer="layout" svg:width="25.199cm" svg:height="13.859cm" svg:x="1.4cm" svg:y="4.914cm" presentation:class="outline" presentation:user-transformed="true">
          <draw:text-box>
            <text:p text:style-name="P8"><text:span text:style-name="T75">@RunWith</text:span><text:span text:style-name="T77">(</text:span><text:span text:style-name="T78">CdiRunner</text:span><text:span text:style-name="T77">.</text:span><text:span text:style-name="T76">class</text:span><text:span text:style-name="T77">)</text:span></text:p>
            <text:p text:style-name="P8"><text:span text:style-name="T76">public</text:span><text:span text:style-name="T77"> </text:span><text:span text:style-name="T76">class</text:span><text:span text:style-name="T77"> </text:span><text:span text:style-name="T78">GreeterClientTest</text:span><text:span text:style-name="T77"> {</text:span></text:p>
            <text:p text:style-name="P8"><text:span text:style-name="T79"/></text:p>
            <text:p text:style-name="P8"><text:span text:style-name="T77"><text:s text:c="4"/></text:span><text:span text:style-name="T75">@Produces</text:span><text:span text:style-name="T77"> </text:span><text:span text:style-name="T76">private</text:span><text:span text:style-name="T77"> </text:span><text:span text:style-name="T78">String</text:span><text:span text:style-name="T77"> </text:span><text:span text:style-name="T82">user</text:span><text:span text:style-name="T77"> = </text:span><text:span text:style-name="T84">"Frigo"</text:span><text:span text:style-name="T77">;</text:span></text:p>
            <text:p text:style-name="P8"><text:span text:style-name="T77"><text:s text:c="4"/></text:span><text:span text:style-name="T75">@Produces</text:span><text:span text:style-name="T77"> </text:span><text:span text:style-name="T75">@Mock</text:span><text:span text:style-name="T77"> </text:span><text:span text:style-name="T76">private</text:span><text:span text:style-name="T77"> </text:span><text:span text:style-name="T81">HelloService</text:span><text:span text:style-name="T77"> </text:span><text:span text:style-name="T82">hello</text:span><text:span text:style-name="T77">;</text:span></text:p>
            <text:p text:style-name="P8"><text:span text:style-name="T77"><text:s text:c="4"/></text:span><text:span text:style-name="T75">@Produces</text:span><text:span text:style-name="T77"> </text:span><text:span text:style-name="T75">@Mock</text:span><text:span text:style-name="T77"> </text:span><text:span text:style-name="T76">private</text:span><text:span text:style-name="T77"> </text:span><text:span text:style-name="T81">EmailService</text:span><text:span text:style-name="T77"> </text:span><text:span text:style-name="T82">email</text:span><text:span text:style-name="T77">;</text:span></text:p>
            <text:p text:style-name="P8"><text:span text:style-name="T77"><text:s text:c="4"/></text:span><text:span text:style-name="T75">@Inject</text:span><text:span text:style-name="T77"> </text:span><text:span text:style-name="T76">private</text:span><text:span text:style-name="T77"> </text:span><text:span text:style-name="T78">GreeterClient</text:span><text:span text:style-name="T77"> </text:span><text:span text:style-name="T82">greeter</text:span><text:span text:style-name="T77">;</text:span></text:p>
            <text:p text:style-name="P8"><text:span text:style-name="T79"/></text:p>
            <text:p text:style-name="P8"><text:span text:style-name="T77"><text:s text:c="4"/></text:span><text:span text:style-name="T75">@Test</text:span></text:p>
            <text:p text:style-name="P8"><text:span text:style-name="T77"><text:s text:c="4"/></text:span><text:span text:style-name="T76">public</text:span><text:span text:style-name="T77"> </text:span><text:span text:style-name="T76">void</text:span><text:span text:style-name="T77"> </text:span><text:span text:style-name="T80">greet_test</text:span><text:span text:style-name="T77"> () {</text:span></text:p>
            <text:p text:style-name="P8"><text:span text:style-name="T77"><text:s text:c="8"/></text:span><text:span text:style-name="T78">Mockito</text:span><text:span text:style-name="T77">.</text:span><text:span text:style-name="T166">doReturn</text:span><text:span text:style-name="T77">(</text:span><text:span text:style-name="T84">"Bonjour"</text:span><text:span text:style-name="T77">).</text:span><text:span text:style-name="T166">when</text:span><text:span text:style-name="T77">(</text:span><text:span text:style-name="T82">hello</text:span><text:span text:style-name="T77">).</text:span><text:span text:style-name="T166">hello</text:span><text:span text:style-name="T77">();</text:span></text:p>
            <text:p text:style-name="P8"><text:span text:style-name="T77"><text:s text:c="8"/></text:span><text:span text:style-name="T82">greeter</text:span><text:span text:style-name="T77">.greet();</text:span></text:p>
            <text:p text:style-name="P8"><text:span text:style-name="T77"><text:s text:c="8"/></text:span><text:span text:style-name="T78">Mockito</text:span><text:span text:style-name="T77">.</text:span><text:span text:style-name="T166">verify</text:span><text:span text:style-name="T77">(</text:span><text:span text:style-name="T82">email</text:span><text:span text:style-name="T77">).</text:span><text:span text:style-name="T166">send</text:span><text:span text:style-name="T77">(</text:span><text:span text:style-name="T84">"Frigo said Bonjour"</text:span><text:span text:style-name="T77">);</text:span></text:p>
            <text:p text:style-name="P8"><text:span text:style-name="T77"><text:s text:c="4"/></text:span><text:span text:style-name="T77">}</text:span></text:p>
            <text:p text:style-name="P8"><text:span text:style-name="T79"/></text:p>
            <text:p text:style-name="P8"><text:span text:style-name="T7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28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17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5" draw:text-style-name="P43" draw:layer="layout" svg:width="25.199cm" svg:height="12.268cm" svg:x="1.4cm" svg:y="6.205cm" presentation:class="outline" presentation:user-transformed="true">
          <draw:text-box>
            <text:p text:style-name="P8"><text:span text:style-name="T193">@EnableWeld</text:span></text:p>
            <text:p text:style-name="P8"><text:span text:style-name="T186">public</text:span><text:span text:style-name="T187"> </text:span><text:span text:style-name="T186">abstract</text:span><text:span text:style-name="T187"> </text:span><text:span text:style-name="T186">class</text:span><text:span text:style-name="T187"> </text:span><text:span text:style-name="T192">BaseWeldUnitType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93">@WeldSetup</text:span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255">weldInitiator</text:span><text:span text:style-name="T187"> = initWeld();</text:span></text:p>
            <text:p text:style-name="P8"><text:span text:style-name="T190"/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191">initWeld</text:span><text:span text:style-name="T187">() {</text:span></text:p>
            <text:p text:style-name="P8"><text:span text:style-name="T187"><text:s text:c="8"/></text:span><text:span text:style-name="T193">@SuppressWarnings</text:span><text:span text:style-name="T187">(</text:span><text:span text:style-name="T256">"unchecked"</text:span><text:span text:style-name="T187">)</text:span></text:p>
            <text:p text:style-name="P8"><text:span text:style-name="T187"><text:s text:c="8"/></text:span><text:span text:style-name="T188">Weld</text:span><text:span text:style-name="T187"> </text:span><text:span text:style-name="T196">weld</text:span><text:span text:style-name="T187"> = </text:span><text:span text:style-name="T188">WeldInitiator</text:span><text:span text:style-name="T187">.</text:span><text:span text:style-name="T257">createWeld</text:span><text:span text:style-name="T187">()</text:span><text:span text:style-name="T194">//</text:span></text:p>
            <text:p text:style-name="P8"><text:span text:style-name="T187"><text:s text:c="16"/></text:span><text:span text:style-name="T187">.enableDiscovery() </text:span><text:span text:style-name="T194">//</text:span></text:p>
            <text:p text:style-name="P8"><text:span text:style-name="T187"><text:s text:c="8"/></text:span><text:span text:style-name="T187">;</text:span></text:p>
            <text:p text:style-name="P8"><text:span text:style-name="T187"><text:s text:c="8"/></text:span><text:span text:style-name="T258">configureWeld</text:span><text:span text:style-name="T187">(</text:span><text:span text:style-name="T197">weld</text:span><text:span text:style-name="T187">);</text:span></text:p>
            <text:p text:style-name="P8"><text:span text:style-name="T190"/></text:p>
            <text:p text:style-name="P8"><text:span text:style-name="T187"><text:s text:c="8"/>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 = </text:span><text:span text:style-name="T188">WeldInitiator</text:span><text:span text:style-name="T187">.</text:span><text:span text:style-name="T257">from</text:span><text:span text:style-name="T187">(</text:span><text:span text:style-name="T197">weld</text:span><text:span text:style-name="T187">);</text:span></text:p>
            <text:p text:style-name="P8"><text:span text:style-name="T187"><text:s text:c="8"/></text:span><text:span text:style-name="T197">weldInitiatorBuilder</text:span><text:span text:style-name="T187">.activate(</text:span><text:span text:style-name="T193">RequestScoped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configureWeldInitiatorBuilder(</text:span><text:span text:style-name="T197">weldInitiatorBuilder</text:span><text:span text:style-name="T187">);</text:span></text:p>
            <text:p text:style-name="P8"><text:span text:style-name="T187"><text:s text:c="8"/></text:span><text:span text:style-name="T186">return</text:span><text:span text:style-name="T187"> </text:span><text:span text:style-name="T197">weldInitiatorBuilder</text:span><text:span text:style-name="T187">.build();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Deprecated</text:span><text:span text:style-name="T187">(since = </text:span><text:span text:style-name="T256">"0.2.0"</text:span><text:span text:style-name="T187">, forRemoval = </text:span><text:span text:style-name="T186">true</text:span><text:span text:style-name="T187">)</text:span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258">configureWeld</text:span><text:span text:style-name="T187">(</text:span><text:span text:style-name="T188">Weld</text:span><text:span text:style-name="T187"> </text:span><text:span text:style-name="T196">weld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191">configureWeldInitiatorBuilder</text:span><text:span text:style-name="T187">(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6" draw:text-style-name="P25" draw:layer="layout" svg:width="25.199cm" svg:height="12.691cm" svg:x="1.4cm" svg:y="6.241cm" presentation:class="outline" presentation:user-transformed="true">
          <draw:text-box>
            <text:p text:style-name="P8"><text:span text:style-name="T193">@EnableWeld</text:span></text:p>
            <text:p text:style-name="P8"><text:span text:style-name="T186">public</text:span><text:span text:style-name="T187"> </text:span><text:span text:style-name="T186">abstract</text:span><text:span text:style-name="T187"> </text:span><text:span text:style-name="T186">class</text:span><text:span text:style-name="T187"> </text:span><text:span text:style-name="T192">BaseConfigurableWeldIT</text:span><text:span text:style-name="T187"> {</text:span></text:p>
            <text:p text:style-name="P8"><text:span text:style-name="T190"/></text:p>
            <text:p text:style-name="P8"><text:span text:style-name="T187"><text:s text:c="4"/></text:span><text:span text:style-name="T193">@WeldSetup</text:span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255">weldInitiator</text:span><text:span text:style-name="T187"> = initWeld();</text:span></text:p>
            <text:p text:style-name="P8"><text:span text:style-name="T190"/></text:p>
            <text:p text:style-name="P8"><text:span text:style-name="T187"><text:s text:c="4"/></text:span><text:span text:style-name="T186">private</text:span><text:span text:style-name="T187"> </text:span><text:span text:style-name="T188">WeldInitiator</text:span><text:span text:style-name="T187"> </text:span><text:span text:style-name="T191">initWeld</text:span><text:span text:style-name="T187">() {</text:span></text:p>
            <text:p text:style-name="P8"><text:span text:style-name="T187"><text:s text:c="8"/></text:span><text:span text:style-name="T193">@SuppressWarnings</text:span><text:span text:style-name="T187">(</text:span><text:span text:style-name="T256">"unchecked"</text:span><text:span text:style-name="T187">)</text:span></text:p>
            <text:p text:style-name="P8"><text:span text:style-name="T187"><text:s text:c="8"/></text:span><text:span text:style-name="T188">Weld</text:span><text:span text:style-name="T187"> </text:span><text:span text:style-name="T196">weld</text:span><text:span text:style-name="T187"> = </text:span><text:span text:style-name="T188">WeldInitiator</text:span><text:span text:style-name="T187">.</text:span><text:span text:style-name="T257">createWeld</text:span><text:span text:style-name="T187">()</text:span><text:span text:style-name="T194">//</text:span></text:p>
            <text:p text:style-name="P8"><text:span text:style-name="T187"><text:s text:c="16"/></text:span><text:span text:style-name="T187">.enableDiscovery() </text:span><text:span text:style-name="T194">//</text:span></text:p>
            <text:p text:style-name="P8"><text:span text:style-name="T187"><text:s text:c="16"/></text:span><text:span text:style-name="T187">.addExtensions(</text:span><text:span text:style-name="T188">ConfigExtension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;</text:span></text:p>
            <text:p text:style-name="P8"><text:span text:style-name="T187"><text:s text:c="8"/></text:span><text:span text:style-name="T258">configureWeld</text:span><text:span text:style-name="T187">(</text:span><text:span text:style-name="T197">weld</text:span><text:span text:style-name="T187">);</text:span></text:p>
            <text:p text:style-name="P8"><text:span text:style-name="T190"/></text:p>
            <text:p text:style-name="P8"><text:span text:style-name="T187"><text:s text:c="8"/>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 = </text:span><text:span text:style-name="T188">WeldInitiator</text:span><text:span text:style-name="T187">.</text:span><text:span text:style-name="T257">from</text:span><text:span text:style-name="T187">(</text:span><text:span text:style-name="T197">weld</text:span><text:span text:style-name="T187">);</text:span></text:p>
            <text:p text:style-name="P8"><text:span text:style-name="T187"><text:s text:c="8"/></text:span><text:span text:style-name="T197">weldInitiatorBuilder</text:span><text:span text:style-name="T187">.activate(</text:span><text:span text:style-name="T193">RequestScoped</text:span><text:span text:style-name="T187">.</text:span><text:span text:style-name="T186">class</text:span><text:span text:style-name="T187">);</text:span></text:p>
            <text:p text:style-name="P8"><text:span text:style-name="T187"><text:s text:c="8"/></text:span><text:span text:style-name="T187">configureWeldInitiatorBuilder(</text:span><text:span text:style-name="T197">weldInitiatorBuilder</text:span><text:span text:style-name="T187">);</text:span></text:p>
            <text:p text:style-name="P8"><text:span text:style-name="T187"><text:s text:c="8"/></text:span><text:span text:style-name="T186">return</text:span><text:span text:style-name="T187"> </text:span><text:span text:style-name="T197">weldInitiatorBuilder</text:span><text:span text:style-name="T187">.build();</text:span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93">@Deprecated</text:span><text:span text:style-name="T187">(since = </text:span><text:span text:style-name="T256">"0.2.0"</text:span><text:span text:style-name="T187">, forRemoval = </text:span><text:span text:style-name="T186">true</text:span><text:span text:style-name="T187">)</text:span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258">configureWeld</text:span><text:span text:style-name="T187">(</text:span><text:span text:style-name="T188">Weld</text:span><text:span text:style-name="T187"> </text:span><text:span text:style-name="T196">weld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<text:s text:c="4"/></text:span><text:span text:style-name="T186">protected</text:span><text:span text:style-name="T187"> </text:span><text:span text:style-name="T186">void</text:span><text:span text:style-name="T187"> </text:span><text:span text:style-name="T191">configureWeldInitiatorBuilder</text:span><text:span text:style-name="T187">(</text:span><text:span text:style-name="T188">WeldInitiator</text:span><text:span text:style-name="T187">.</text:span><text:span text:style-name="T188">Builder</text:span><text:span text:style-name="T187"> </text:span><text:span text:style-name="T196">weldInitiatorBuilder</text:span><text:span text:style-name="T187">) {</text:span></text:p>
            <text:p text:style-name="P8"><text:span text:style-name="T190"/></text:p>
            <text:p text:style-name="P8"><text:span text:style-name="T187"><text:s text:c="4"/></text:span><text:span text:style-name="T187">}</text:span></text:p>
            <text:p text:style-name="P8"><text:span text:style-name="T190"/></text:p>
            <text:p text:style-name="P8"><text:span text:style-name="T18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4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59"><text:a xlink:href="https://github.com/cdi-spec" xlink:type="simple">https://github.com/cdi-spec</text:a></text:span></text:p>
              </text:list-item>
              <text:list-item>
                <text:p><text:span text:style-name="T259"><text:a xlink:href="https://github.com/weld" xlink:type="simple">https://github.com/weld</text:a></text:span></text:p>
              </text:list-item>
              <text:list-item>
                <text:p><text:span text:style-name="T259"><text:a xlink:href="https://www.baeldung.com/java-ee-cdi" xlink:type="simple">https://www.baeldung.com/java-ee-cdi</text:a></text:span></text:p>
              </text:list-item>
              <text:list-item>
                <text:p><text:span text:style-name="T259"><text:a xlink:href="https://www.javacodegeeks.com/cdi-tutorials" xlink:type="simple">https://www.javacodegeeks.com/cdi-tutorials</text:a></text:span></text:p>
              </text:list-item>
              <text:list-item>
                <text:p><text:span text:style-name="T259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59"><text:a xlink:href="http://next-presso.com/" xlink:type="simple">http://next-presso.com/</text:a></text:span></text:p>
              </text:list-item>
              <text:list-item>
                <text:p><text:span text:style-name="T259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59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variable"/>
    <style:font-face style:name="Consolas3" svg:font-family="Consolas" style:font-family-generic="modern" style:font-pitch="fixed"/>
    <style:font-face style:name="Consolas4" svg:font-family="Consolas" style:font-pitch="variable"/>
    <style:font-face style:name="Consolas5" svg:font-family="Consolas"/>
    <style:font-face style:name="Consolas6" svg:font-family="Consolas" style:font-adornments="Italic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21H4M40S</meta:editing-duration>
    <meta:editing-cycles>816</meta:editing-cycles>
    <meta:generator>LibreOffice/7.5.2.2$Windows_X86_64 LibreOffice_project/53bb9681a964705cf672590721dbc85eb4d0c3a2</meta:generator>
    <dc:date>2023-04-03T22:11:33.180000000</dc:date>
    <meta:document-statistic meta:object-count="569"/>
  </office:meta>
</office:document-meta>
</file>